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P196" style:family="paragraph" style:parent-style-name="Standard">
      <style:paragraph-properties fo:break-before="auto" fo:line-height="115%" style:writing-mode="lr-tb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P207" style:family="paragraph" style:parent-style-name="Standard">
      <style:paragraph-properties fo:break-before="auto" fo:line-height="115%" style:writing-mode="lr-tb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P242" style:family="paragraph" style:parent-style-name="Standard">
      <style:paragraph-properties fo:break-before="auto" fo:line-height="115%" style:writing-mode="lr-tb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P247" style:family="paragraph" style:parent-style-name="Standard">
      <style:paragraph-properties fo:break-before="auto" fo:line-height="115%" style:writing-mode="lr-tb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P249" style:family="paragraph" style:parent-style-name="Standard">
      <style:paragraph-properties fo:break-before="auto" fo:line-height="115%" style:writing-mode="lr-tb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T250_22" style:family="text"/>
    <style:style style:name="T250_23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P267" style:family="paragraph" style:parent-style-name="Standard">
      <style:paragraph-properties fo:break-before="auto" fo:line-height="115%" style:writing-mode="lr-tb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P280" style:family="paragraph" style:parent-style-name="Standard">
      <style:paragraph-properties fo:break-before="auto" fo:line-height="115%" style:writing-mode="lr-tb"/>
    </style:style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P285" style:family="paragraph" style:parent-style-name="Standard">
      <style:paragraph-properties fo:break-before="auto" fo:line-height="115%" style:writing-mode="lr-tb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P295" style:family="paragraph" style:parent-style-name="Standard">
      <style:paragraph-properties fo:break-before="auto" fo:line-height="115%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T296_17" style:family="text"/>
    <style:style style:name="T296_18" style:family="text"/>
    <style:style style:name="T296_19" style:family="text"/>
    <style:style style:name="T296_20" style:family="text"/>
    <style:style style:name="T296_21" style:family="text"/>
    <style:style style:name="T296_22" style:family="text"/>
    <style:style style:name="T296_23" style:family="text"/>
    <style:style style:name="T296_24" style:family="text"/>
    <style:style style:name="T296_25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break-before="auto" fo:line-height="115%" style:writing-mode="lr-tb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P317" style:family="paragraph" style:parent-style-name="Standard">
      <style:paragraph-properties fo:break-before="auto" fo:line-height="115%" style:writing-mode="lr-tb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P322" style:family="paragraph" style:parent-style-name="Standard">
      <style:paragraph-properties fo:break-before="auto" fo:line-height="115%" style:writing-mode="lr-tb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P330" style:family="paragraph" style:parent-style-name="Standard">
      <style:paragraph-properties fo:break-before="auto" fo:line-height="115%" style:writing-mode="lr-tb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P346" style:family="paragraph" style:parent-style-name="Standard">
      <style:paragraph-properties fo:break-before="auto" fo:line-height="115%" style:writing-mode="lr-tb"/>
    </style:style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P349" style:family="paragraph" style:parent-style-name="Standard">
      <style:paragraph-properties fo:break-before="auto" fo:line-height="115%" style:writing-mode="lr-tb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P352" style:family="paragraph" style:parent-style-name="Standard">
      <style:paragraph-properties fo:break-before="auto" fo:line-height="115%" style:writing-mode="lr-tb"/>
    </style:style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P354" style:family="paragraph" style:parent-style-name="Standard">
      <style:paragraph-properties fo:break-before="auto" fo:line-height="115%" style:writing-mode="lr-tb"/>
    </style:style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P359" style:family="paragraph" style:parent-style-name="Standard">
      <style:paragraph-properties fo:break-before="auto" fo:line-height="115%" style:writing-mode="lr-tb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P369" style:family="paragraph" style:parent-style-name="Standard">
      <style:paragraph-properties fo:break-before="auto" fo:line-height="115%" style:writing-mode="lr-tb"/>
    </style:style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P372" style:family="paragraph" style:parent-style-name="Standard">
      <style:paragraph-properties fo:break-before="auto" fo:line-height="115%" style:writing-mode="lr-tb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P378" style:family="paragraph" style:parent-style-name="Standard">
      <style:paragraph-properties fo:break-before="auto" fo:line-height="115%" style:writing-mode="lr-tb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T379_19" style:family="text"/>
    <style:style style:name="T379_20" style:family="text"/>
    <style:style style:name="T379_21" style:family="text"/>
    <style:style style:name="T379_22" style:family="text"/>
    <style:style style:name="T379_23" style:family="text"/>
    <style:style style:name="T379_24" style:family="text"/>
    <style:style style:name="T379_25" style:family="text"/>
    <style:style style:name="T379_26" style:family="text"/>
    <style:style style:name="T379_27" style:family="text"/>
    <style:style style:name="P380" style:family="paragraph" style:parent-style-name="Standard">
      <style:paragraph-properties fo:break-before="auto" fo:line-height="115%" style:writing-mode="lr-tb"/>
    </style:style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P385" style:family="paragraph" style:parent-style-name="Standard">
      <style:paragraph-properties fo:break-before="auto" fo:line-height="115%" style:writing-mode="lr-tb"/>
    </style:style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P395" style:family="paragraph" style:parent-style-name="Standard">
      <style:paragraph-properties fo:break-before="auto" fo:line-height="115%" style:writing-mode="lr-tb"/>
    </style:style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T419_9" style:family="text"/>
    <style:style style:name="T419_10" style:family="text"/>
    <style:style style:name="T419_11" style:family="text"/>
    <style:style style:name="T419_12" style:family="text"/>
    <style:style style:name="T419_13" style:family="text"/>
    <style:style style:name="T419_14" style:family="text"/>
    <style:style style:name="T419_15" style:family="text"/>
    <style:style style:name="T419_16" style:family="text"/>
    <style:style style:name="T419_17" style:family="text"/>
    <style:style style:name="T419_18" style:family="text"/>
    <style:style style:name="T419_19" style:family="text"/>
    <style:style style:name="T419_20" style:family="text"/>
    <style:style style:name="T419_21" style:family="text"/>
    <style:style style:name="T419_22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style:writing-mode="lr-tb"/>
    </style:style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P443" style:family="paragraph" style:parent-style-name="Standard">
      <style:paragraph-properties fo:break-before="auto" fo:line-height="115%" style:writing-mode="lr-tb"/>
    </style:style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P446" style:family="paragraph" style:parent-style-name="Standard">
      <style:paragraph-properties fo:break-before="auto" fo:line-height="115%" style:writing-mode="lr-tb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P455" style:family="paragraph" style:parent-style-name="Standard">
      <style:paragraph-properties fo:break-before="auto" fo:line-height="115%" style:writing-mode="lr-tb"/>
    </style:style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P462" style:family="paragraph" style:parent-style-name="Standard">
      <style:paragraph-properties fo:break-before="auto" fo:line-height="115%" style:writing-mode="lr-tb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P464" style:family="paragraph" style:parent-style-name="Standard">
      <style:paragraph-properties fo:break-before="auto" fo:line-height="115%" style:writing-mode="lr-tb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P469" style:family="paragraph" style:parent-style-name="Standard">
      <style:paragraph-properties fo:break-before="auto" fo:line-height="115%" style:writing-mode="lr-tb"/>
    </style:style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P471" style:family="paragraph" style:parent-style-name="Standard">
      <style:paragraph-properties fo:break-before="auto" fo:line-height="115%" style:writing-mode="lr-tb"/>
    </style:style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P476" style:family="paragraph" style:parent-style-name="Standard">
      <style:paragraph-properties fo:break-before="auto" fo:line-height="115%" style:writing-mode="lr-tb"/>
    </style:style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P484" style:family="paragraph" style:parent-style-name="Standard">
      <style:paragraph-properties fo:break-before="auto" fo:line-height="115%" style:writing-mode="lr-tb"/>
    </style:style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P487" style:family="paragraph" style:parent-style-name="Standard">
      <style:paragraph-properties fo:break-before="auto" fo:line-height="115%" style:writing-mode="lr-tb"/>
    </style:style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T488_8" style:family="text"/>
    <style:style style:name="T488_9" style:family="text"/>
    <style:style style:name="T488_10" style:family="text"/>
    <style:style style:name="T488_11" style:family="text"/>
    <style:style style:name="T488_12" style:family="text"/>
    <style:style style:name="T488_13" style:family="text"/>
    <style:style style:name="T488_14" style:family="text"/>
    <style:style style:name="T488_15" style:family="text"/>
    <style:style style:name="T488_16" style:family="text"/>
    <style:style style:name="T488_17" style:family="text"/>
    <style:style style:name="T488_18" style:family="text"/>
    <style:style style:name="T488_19" style:family="text"/>
    <style:style style:name="T488_20" style:family="text"/>
    <style:style style:name="T488_21" style:family="text"/>
    <style:style style:name="T488_22" style:family="text"/>
    <style:style style:name="T488_23" style:family="text"/>
    <style:style style:name="T488_24" style:family="text"/>
    <style:style style:name="T488_25" style:family="text"/>
    <style:style style:name="T488_26" style:family="text"/>
    <style:style style:name="T488_27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P491" style:family="paragraph" style:parent-style-name="Standard">
      <style:paragraph-properties fo:break-before="auto" fo:line-height="115%" style:writing-mode="lr-tb"/>
    </style:style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P496" style:family="paragraph" style:parent-style-name="Standard">
      <style:paragraph-properties fo:break-before="auto" fo:line-height="115%" style:writing-mode="lr-tb"/>
    </style:style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T499_6" style:family="text"/>
    <style:style style:name="T499_7" style:family="text"/>
    <style:style style:name="T499_8" style:family="text"/>
    <style:style style:name="T499_9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P503" style:family="paragraph" style:parent-style-name="Standard">
      <style:paragraph-properties fo:break-before="auto" fo:line-height="115%" style:writing-mode="lr-tb"/>
    </style:style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P508" style:family="paragraph" style:parent-style-name="Standard">
      <style:paragraph-properties fo:break-before="auto" fo:line-height="115%" style:writing-mode="lr-tb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P510" style:family="paragraph" style:parent-style-name="Standard">
      <style:paragraph-properties fo:break-before="auto" fo:line-height="115%" style:writing-mode="lr-tb"/>
    </style:style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P515" style:family="paragraph" style:parent-style-name="Standard">
      <style:paragraph-properties fo:break-before="auto" fo:line-height="115%" style:writing-mode="lr-tb"/>
    </style:style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P518" style:family="paragraph" style:parent-style-name="Standard">
      <style:paragraph-properties fo:break-before="auto" fo:line-height="115%" style:writing-mode="lr-tb"/>
    </style:style>
    <style:style style:name="P51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//</text:span><text:span text:style-name="T1_2">Allyson</text:span><text:span text:style-name="T1_3"><text:s/></text:span><text:span text:style-name="T1_4">LeFebvre</text:span></text:p>
      <text:p text:style-name="P2"><text:span text:style-name="T2_1">//</text:span><text:span text:style-name="T2_2">Please</text:span><text:span text:style-name="T2_3"><text:s/></text:span><text:span text:style-name="T2_4">don</text:span><text:span text:style-name="T2_5">’</text:span><text:span text:style-name="T2_6">t</text:span><text:span text:style-name="T2_7"><text:s/></text:span><text:span text:style-name="T2_8">steal</text:span><text:span text:style-name="T2_9"><text:s/></text:span><text:span text:style-name="T2_10">it</text:span><text:span text:style-name="T2_11">,<text:s/></text:span><text:span text:style-name="T2_12">peoples</text:span><text:span text:style-name="T2_13">.<text:s/></text:span><text:span text:style-name="T2_14">I</text:span><text:span text:style-name="T2_15"><text:s/></text:span><text:span text:style-name="T2_16">worked</text:span><text:span text:style-name="T2_17"><text:s/></text:span><text:span text:style-name="T2_18">hard</text:span><text:span text:style-name="T2_19"><text:s/></text:span><text:span text:style-name="T2_20">on</text:span><text:span text:style-name="T2_21"><text:s/></text:span><text:span text:style-name="T2_22">it</text:span><text:span text:style-name="T2_23">.</text:span></text:p>
      <text:p text:style-name="P3"><text:span text:style-name="T3_1">//</text:span><text:span text:style-name="T3_2">September</text:span><text:span text:style-name="T3_3"><text:s/>16,<text:s/>2012</text:span></text:p>
      <text:p text:style-name="P4"><text:span text:style-name="T4_1">//</text:span><text:span text:style-name="T4_2">Calculator</text:span></text:p>
      <text:p text:style-name="P5"/>
      <text:p text:style-name="P6"><text:span text:style-name="T6_1">#</text:span><text:span text:style-name="T6_2">include</text:span><text:span text:style-name="T6_3"><text:s/>&lt;</text:span><text:span text:style-name="T6_4">iostream</text:span><text:span text:style-name="T6_5">&gt;</text:span></text:p>
      <text:p text:style-name="P7"><text:span text:style-name="T7_1">#</text:span><text:span text:style-name="T7_2">include</text:span><text:span text:style-name="T7_3"><text:s/>&lt;</text:span><text:span text:style-name="T7_4">cstdlib</text:span><text:span text:style-name="T7_5">&gt;</text:span></text:p>
      <text:p text:style-name="P8"><text:span text:style-name="T8_1">#</text:span><text:span text:style-name="T8_2">include</text:span><text:span text:style-name="T8_3"><text:s/>&lt;</text:span><text:span text:style-name="T8_4">string</text:span><text:span text:style-name="T8_5">&gt;</text:span></text:p>
      <text:p text:style-name="P9"><text:span text:style-name="T9_1">#</text:span><text:span text:style-name="T9_2">include</text:span><text:span text:style-name="T9_3"><text:s/>&lt;</text:span><text:span text:style-name="T9_4">cmath</text:span><text:span text:style-name="T9_5">&gt;</text:span></text:p>
      <text:p text:style-name="P10"/>
      <text:p text:style-name="P11"><text:span text:style-name="T11_1">using</text:span><text:span text:style-name="T11_2"><text:s/></text:span><text:span text:style-name="T11_3">namespace</text:span><text:span text:style-name="T11_4"><text:s/></text:span><text:span text:style-name="T11_5">std</text:span><text:span text:style-name="T11_6">;</text:span></text:p>
      <text:p text:style-name="P12"/>
      <text:p text:style-name="P13"><text:span text:style-name="T13_1">void</text:span><text:span text:style-name="T13_2"><text:s/></text:span><text:span text:style-name="T13_3">displayMenu</text:span><text:span text:style-name="T13_4">();</text:span></text:p>
      <text:p text:style-name="P14"><text:span text:style-name="T14_1">void</text:span><text:span text:style-name="T14_2"><text:s/></text:span><text:span text:style-name="T14_3">add</text:span><text:span text:style-name="T14_4">();</text:span></text:p>
      <text:p text:style-name="P15"><text:span text:style-name="T15_1">void</text:span><text:span text:style-name="T15_2"><text:s/></text:span><text:span text:style-name="T15_3">subtract</text:span><text:span text:style-name="T15_4">();</text:span></text:p>
      <text:p text:style-name="P16"><text:span text:style-name="T16_1">void</text:span><text:span text:style-name="T16_2"><text:s/></text:span><text:span text:style-name="T16_3">multipy</text:span><text:span text:style-name="T16_4">();</text:span></text:p>
      <text:p text:style-name="P17"><text:span text:style-name="T17_1">void</text:span><text:span text:style-name="T17_2"><text:s/></text:span><text:span text:style-name="T17_3">division</text:span><text:span text:style-name="T17_4">();</text:span></text:p>
      <text:p text:style-name="P18"><text:span text:style-name="T18_1">void</text:span><text:span text:style-name="T18_2"><text:s/></text:span><text:span text:style-name="T18_3">square</text:span><text:span text:style-name="T18_4">();</text:span></text:p>
      <text:p text:style-name="P19"><text:span text:style-name="T19_1">void</text:span><text:span text:style-name="T19_2"><text:s/></text:span><text:span text:style-name="T19_3">squareRoot</text:span><text:span text:style-name="T19_4">();</text:span></text:p>
      <text:p text:style-name="P20"><text:span text:style-name="T20_1">void</text:span><text:span text:style-name="T20_2"><text:s/></text:span><text:span text:style-name="T20_3">power</text:span><text:span text:style-name="T20_4">();</text:span></text:p>
      <text:p text:style-name="P21"/>
      <text:p text:style-name="P22"><text:span text:style-name="T22_1">void</text:span><text:span text:style-name="T22_2"><text:s/></text:span><text:span text:style-name="T22_3">displayTrianglesMenu</text:span><text:span text:style-name="T22_4">();</text:span></text:p>
      <text:p text:style-name="P23"><text:span text:style-name="T23_1">void</text:span><text:span text:style-name="T23_2"><text:s/></text:span><text:span text:style-name="T23_3">triArea</text:span><text:span text:style-name="T23_4">();</text:span></text:p>
      <text:p text:style-name="P24"><text:span text:style-name="T24_1">void</text:span><text:span text:style-name="T24_2"><text:s/></text:span><text:span text:style-name="T24_3">triPerim</text:span><text:span text:style-name="T24_4">();</text:span></text:p>
      <text:p text:style-name="P25"><text:span text:style-name="T25_1">void</text:span><text:span text:style-name="T25_2"><text:s/></text:span><text:span text:style-name="T25_3">right</text:span><text:span text:style-name="T25_4">();</text:span></text:p>
      <text:p text:style-name="P26"/>
      <text:p text:style-name="P27"><text:span text:style-name="T27_1">void</text:span><text:span text:style-name="T27_2"><text:s/></text:span><text:span text:style-name="T27_3">displayCirclesMenu</text:span><text:span text:style-name="T27_4">();</text:span></text:p>
      <text:p text:style-name="P28"><text:span text:style-name="T28_1">void</text:span><text:span text:style-name="T28_2"><text:s/></text:span><text:span text:style-name="T28_3">areaCirc</text:span><text:span text:style-name="T28_4">();</text:span></text:p>
      <text:p text:style-name="P29"><text:span text:style-name="T29_1">void</text:span><text:span text:style-name="T29_2"><text:s/></text:span><text:span text:style-name="T29_3">circumCirc</text:span><text:span text:style-name="T29_4">();</text:span></text:p>
      <text:p text:style-name="P30"/>
      <text:p text:style-name="P31"><text:span text:style-name="T31_1">//</text:span><text:span text:style-name="T31_2">global</text:span><text:span text:style-name="T31_3"><text:s/></text:span><text:span text:style-name="T31_4">variables</text:span><text:span text:style-name="T31_5"><text:s/></text:span><text:span text:style-name="T31_6">used</text:span><text:span text:style-name="T31_7"><text:s/></text:span><text:span text:style-name="T31_8">by</text:span><text:span text:style-name="T31_9"><text:s/></text:span><text:span text:style-name="T31_10">program</text:span><text:span text:style-name="T31_11">,<text:s/></text:span><text:span text:style-name="T31_12">regardless</text:span><text:span text:style-name="T31_13"><text:s/></text:span><text:span text:style-name="T31_14">of</text:span><text:span text:style-name="T31_15"><text:s/></text:span><text:span text:style-name="T31_16">which</text:span><text:span text:style-name="T31_17"><text:s/></text:span><text:span text:style-name="T31_18">function</text:span></text:p>
      <text:p text:style-name="P32"><text:span text:style-name="T32_1">const</text:span><text:span text:style-name="T32_2"><text:s/></text:span><text:span text:style-name="T32_3">double</text:span><text:span text:style-name="T32_4"><text:s/></text:span><text:span text:style-name="T32_5">pi</text:span><text:span text:style-name="T32_6"><text:s/>=<text:s/>3.14159265359;<text:s/>//</text:span><text:span text:style-name="T32_7">sets</text:span><text:span text:style-name="T32_8"><text:s/></text:span><text:span text:style-name="T32_9">the</text:span><text:span text:style-name="T32_10"><text:s/></text:span><text:span text:style-name="T32_11">value</text:span><text:span text:style-name="T32_12"><text:s/></text:span><text:span text:style-name="T32_13">of</text:span><text:span text:style-name="T32_14"><text:s/></text:span><text:span text:style-name="T32_15">pi</text:span><text:span text:style-name="T32_16"><text:s/></text:span><text:span text:style-name="T32_17">used</text:span><text:span text:style-name="T32_18"><text:s/></text:span><text:span text:style-name="T32_19">by</text:span><text:span text:style-name="T32_20"><text:s/></text:span><text:span text:style-name="T32_21">the</text:span><text:span text:style-name="T32_22"><text:s/></text:span><text:span text:style-name="T32_23">caluculator</text:span></text:p>
      <text:p text:style-name="P33"><text:span text:style-name="T33_1">char</text:span><text:span text:style-name="T33_2"><text:s/></text:span><text:span text:style-name="T33_3">b</text:span><text:span text:style-name="T33_4"><text:s/>=<text:s/>'</text:span><text:span text:style-name="T33_5">Y</text:span><text:span text:style-name="T33_6">';<text:s/>//</text:span><text:span text:style-name="T33_7">used</text:span><text:span text:style-name="T33_8"><text:s/></text:span><text:span text:style-name="T33_9">in</text:span><text:span text:style-name="T33_10"><text:s/></text:span><text:span text:style-name="T33_11">do</text:span><text:span text:style-name="T33_12">-</text:span><text:span text:style-name="T33_13">while</text:span><text:span text:style-name="T33_14"><text:s/></text:span><text:span text:style-name="T33_15">loops</text:span><text:span text:style-name="T33_16"><text:s/></text:span><text:span text:style-name="T33_17">throughout</text:span><text:span text:style-name="T33_18"><text:s/></text:span><text:span text:style-name="T33_19">program</text:span></text:p>
      <text:p text:style-name="P34"/>
      <text:p text:style-name="P35"><text:span text:style-name="T35_1">int</text:span><text:span text:style-name="T35_2"><text:s/></text:span><text:span text:style-name="T35_3">main</text:span><text:span text:style-name="T35_4">()</text:span></text:p>
      <text:p text:style-name="P36"><text:span text:style-name="T36_1">{</text:span></text:p>
      <text:p text:style-name="P37"><text:span text:style-name="T37_1"><text:s text:c="4"/></text:span><text:span text:style-name="T37_2">char</text:span><text:span text:style-name="T37_3"><text:s/></text:span><text:span text:style-name="T37_4">a</text:span><text:span text:style-name="T37_5"><text:s/>=<text:s/>'</text:span><text:span text:style-name="T37_6">M</text:span><text:span text:style-name="T37_7">';<text:s/>//</text:span><text:span text:style-name="T37_8">declares</text:span><text:span text:style-name="T37_9"><text:s/></text:span><text:span text:style-name="T37_10">and</text:span><text:span text:style-name="T37_11"><text:s/></text:span><text:span text:style-name="T37_12">initalizes</text:span><text:span text:style-name="T37_13"><text:s/></text:span><text:span text:style-name="T37_14">character</text:span><text:span text:style-name="T37_15"><text:s/></text:span><text:span text:style-name="T37_16">variable</text:span><text:span text:style-name="T37_17"><text:s/></text:span><text:span text:style-name="T37_18">a</text:span><text:span text:style-name="T37_19"><text:s/></text:span><text:span text:style-name="T37_20">to</text:span><text:span text:style-name="T37_21"><text:s/>'</text:span><text:span text:style-name="T37_22">M</text:span><text:span text:style-name="T37_23">'<text:s/></text:span><text:span text:style-name="T37_24">for</text:span><text:span text:style-name="T37_25"><text:s/></text:span><text:span text:style-name="T37_26">use</text:span><text:span text:style-name="T37_27"><text:s/></text:span><text:span text:style-name="T37_28">in</text:span><text:span text:style-name="T37_29"><text:s/></text:span><text:span text:style-name="T37_30">menu</text:span><text:span text:style-name="T37_31">'</text:span><text:span text:style-name="T37_32">s</text:span><text:span text:style-name="T37_33"><text:s/></text:span><text:span text:style-name="T37_34">loop</text:span></text:p>
      <text:p text:style-name="P38"/>
      <text:p text:style-name="P39"><text:span text:style-name="T39_1"><text:s text:c="4"/></text:span><text:span text:style-name="T39_2">int</text:span><text:span text:style-name="T39_3"><text:s/></text:span><text:span text:style-name="T39_4">deci</text:span><text:span text:style-name="T39_5">;<text:s/>//</text:span><text:span text:style-name="T39_6">integer</text:span><text:span text:style-name="T39_7"><text:s/></text:span><text:span text:style-name="T39_8">variable</text:span><text:span text:style-name="T39_9"><text:s/></text:span><text:span text:style-name="T39_10">used</text:span><text:span text:style-name="T39_11"><text:s/></text:span><text:span text:style-name="T39_12">to</text:span><text:span text:style-name="T39_13"><text:s/></text:span><text:span text:style-name="T39_14">decide</text:span><text:span text:style-name="T39_15"><text:s/></text:span><text:span text:style-name="T39_16">how</text:span><text:span text:style-name="T39_17"><text:s/></text:span><text:span text:style-name="T39_18">many</text:span><text:span text:style-name="T39_19"><text:s/></text:span><text:span text:style-name="T39_20">numbers</text:span><text:span text:style-name="T39_21"><text:s/></text:span><text:span text:style-name="T39_22">will</text:span><text:span text:style-name="T39_23"><text:s/></text:span><text:span text:style-name="T39_24">appear</text:span><text:span text:style-name="T39_25"><text:s/></text:span><text:span text:style-name="T39_26">after</text:span><text:span text:style-name="T39_27"><text:s/></text:span><text:span text:style-name="T39_28">the</text:span><text:span text:style-name="T39_29"><text:s/></text:span><text:span text:style-name="T39_30">decimal</text:span><text:span text:style-name="T39_31"><text:s/></text:span><text:span text:style-name="T39_32">point</text:span><text:span text:style-name="T39_33"><text:s/></text:span><text:span text:style-name="T39_34">for</text:span><text:span text:style-name="T39_35"><text:s/></text:span><text:span text:style-name="T39_36">answers</text:span></text:p>
      <text:p text:style-name="P40"/>
      <text:p text:style-name="P41"><text:span text:style-name="T41_1"><text:s text:c="4"/></text:span><text:span text:style-name="T41_2">cout</text:span><text:span text:style-name="T41_3"><text:s/>&lt;&lt;<text:s/>"</text:span><text:span text:style-name="T41_4">How</text:span><text:span text:style-name="T41_5"><text:s/></text:span><text:span text:style-name="T41_6">many</text:span><text:span text:style-name="T41_7"><text:s/></text:span><text:span text:style-name="T41_8">decimal</text:span><text:span text:style-name="T41_9"><text:s/></text:span><text:span text:style-name="T41_10">places</text:span><text:span text:style-name="T41_11"><text:s/></text:span><text:span text:style-name="T41_12">would</text:span><text:span text:style-name="T41_13"><text:s/></text:span><text:span text:style-name="T41_14">you</text:span><text:span text:style-name="T41_15"><text:s/></text:span><text:span text:style-name="T41_16">like</text:span><text:span text:style-name="T41_17"><text:s/></text:span><text:span text:style-name="T41_18">to</text:span><text:span text:style-name="T41_19"><text:s/></text:span><text:span text:style-name="T41_20">show</text:span><text:span text:style-name="T41_21"><text:s/></text:span><text:span text:style-name="T41_22">in</text:span><text:span text:style-name="T41_23"><text:s/></text:span><text:span text:style-name="T41_24">your</text:span><text:span text:style-name="T41_25"><text:s/></text:span><text:span text:style-name="T41_26">answers</text:span><text:span text:style-name="T41_27">?<text:s/>(</text:span><text:span text:style-name="T41_28">Up</text:span><text:span text:style-name="T41_29"><text:s/></text:span><text:span text:style-name="T41_30">to</text:span><text:span text:style-name="T41_31"><text:s/>10)\</text:span><text:span text:style-name="T41_32">n</text:span><text:span text:style-name="T41_33">";<text:s/>//</text:span><text:span text:style-name="T41_34">prompts</text:span><text:span text:style-name="T41_35"><text:s/></text:span><text:span text:style-name="T41_36">the</text:span><text:span text:style-name="T41_37"><text:s/></text:span><text:span text:style-name="T41_38">user</text:span></text:p>
      <text:p text:style-name="P42"><text:span text:style-name="T42_1"><text:s text:c="4"/></text:span><text:span text:style-name="T42_2">cin</text:span><text:span text:style-name="T42_3"><text:s/>&gt;&gt;<text:s/></text:span><text:span text:style-name="T42_4">deci</text:span><text:span text:style-name="T42_5">;<text:s/>//</text:span><text:span text:style-name="T42_6">takes</text:span><text:span text:style-name="T42_7"><text:s/></text:span><text:span text:style-name="T42_8">input</text:span><text:span text:style-name="T42_9"><text:s/></text:span><text:span text:style-name="T42_10">from</text:span><text:span text:style-name="T42_11"><text:s/></text:span><text:span text:style-name="T42_12">the</text:span><text:span text:style-name="T42_13"><text:s/></text:span><text:span text:style-name="T42_14">user</text:span></text:p>
      <text:p text:style-name="P43"/>
      <text:p text:style-name="P44"><text:span text:style-name="T44_1"><text:s text:c="4"/></text:span><text:span text:style-name="T44_2">if</text:span><text:span text:style-name="T44_3"><text:s/>(</text:span><text:span text:style-name="T44_4">deci</text:span><text:span text:style-name="T44_5"><text:s/>&gt;<text:s/>10)<text:s/>//</text:span><text:span text:style-name="T44_6">checks</text:span><text:span text:style-name="T44_7"><text:s/></text:span><text:span text:style-name="T44_8">if</text:span><text:span text:style-name="T44_9"><text:s/></text:span><text:span text:style-name="T44_10">the</text:span><text:span text:style-name="T44_11"><text:s/></text:span><text:span text:style-name="T44_12">input</text:span><text:span text:style-name="T44_13"><text:s/></text:span><text:span text:style-name="T44_14">is</text:span><text:span text:style-name="T44_15"><text:s/></text:span><text:span text:style-name="T44_16">larger</text:span><text:span text:style-name="T44_17"><text:s/></text:span><text:span text:style-name="T44_18">than</text:span><text:span text:style-name="T44_19"><text:s/>10</text:span></text:p>
      <text:p text:style-name="P45"><text:span text:style-name="T45_1"><text:s text:c="8"/></text:span><text:span text:style-name="T45_2">deci</text:span><text:span text:style-name="T45_3"><text:s/>=<text:s/>10;<text:s/>//</text:span><text:span text:style-name="T45_4">if</text:span><text:span text:style-name="T45_5"><text:s/></text:span><text:span text:style-name="T45_6">input</text:span><text:span text:style-name="T45_7"><text:s/></text:span><text:span text:style-name="T45_8">is</text:span><text:span text:style-name="T45_9"><text:s/></text:span><text:span text:style-name="T45_10">larger</text:span><text:span text:style-name="T45_11"><text:s/></text:span><text:span text:style-name="T45_12">than</text:span><text:span text:style-name="T45_13"><text:s/>10,<text:s/></text:span><text:span text:style-name="T45_14">it</text:span><text:span text:style-name="T45_15"><text:s/></text:span><text:span text:style-name="T45_16">is</text:span><text:span text:style-name="T45_17"><text:s/></text:span><text:span text:style-name="T45_18">set</text:span><text:span text:style-name="T45_19"><text:s/></text:span><text:span text:style-name="T45_20">to</text:span><text:span text:style-name="T45_21"><text:s/>10</text:span></text:p>
      <text:p text:style-name="P46"/>
      <text:p text:style-name="P47"><text:span text:style-name="T47_1"><text:s text:c="4"/></text:span><text:span text:style-name="T47_2">cout</text:span><text:span text:style-name="T47_3">.</text:span><text:span text:style-name="T47_4">setf</text:span><text:span text:style-name="T47_5">(</text:span><text:span text:style-name="T47_6">ios</text:span><text:span text:style-name="T47_7">::</text:span><text:span text:style-name="T47_8">fixed</text:span><text:span text:style-name="T47_9">);</text:span></text:p>
      <text:p text:style-name="P48"><text:span text:style-name="T48_1"><text:s text:c="4"/></text:span><text:span text:style-name="T48_2">cout</text:span><text:span text:style-name="T48_3">.</text:span><text:span text:style-name="T48_4">setf</text:span><text:span text:style-name="T48_5">(</text:span><text:span text:style-name="T48_6">ios</text:span><text:span text:style-name="T48_7">::</text:span><text:span text:style-name="T48_8">showpoint</text:span><text:span text:style-name="T48_9">);</text:span></text:p>
      <text:p text:style-name="P49"><text:span text:style-name="T49_1"><text:s text:c="4"/></text:span><text:span text:style-name="T49_2">cout</text:span><text:span text:style-name="T49_3">.</text:span><text:span text:style-name="T49_4">precision</text:span><text:span text:style-name="T49_5">(</text:span><text:span text:style-name="T49_6">deci</text:span><text:span text:style-name="T49_7">);</text:span></text:p>
      <text:p text:style-name="P50"/>
      <text:p text:style-name="P51"><text:span text:style-name="T51_1"><text:s text:c="4"/></text:span><text:span text:style-name="T51_2">do</text:span><text:span text:style-name="T51_3">{<text:s/>//</text:span><text:span text:style-name="T51_4">starts</text:span><text:span text:style-name="T51_5"><text:s/></text:span><text:span text:style-name="T51_6">a</text:span><text:span text:style-name="T51_7"><text:s/></text:span><text:span text:style-name="T51_8">do</text:span><text:span text:style-name="T51_9">-</text:span><text:span text:style-name="T51_10">while</text:span><text:span text:style-name="T51_11"><text:s/></text:span><text:span text:style-name="T51_12">loop</text:span></text:p>
      <text:p text:style-name="P52"/>
      <text:p text:style-name="P53"><text:span text:style-name="T53_1"><text:s text:c="4"/></text:span><text:span text:style-name="T53_2">system</text:span><text:span text:style-name="T53_3"><text:s/>("</text:span><text:span text:style-name="T53_4">CLS</text:span><text:span text:style-name="T53_5">");<text:s/>//</text:span><text:span text:style-name="T53_6">clears</text:span><text:span text:style-name="T53_7"><text:s/></text:span><text:span text:style-name="T53_8">the</text:span><text:span text:style-name="T53_9"><text:s/></text:span><text:span text:style-name="T53_10">screen</text:span></text:p>
      <text:p text:style-name="P54"/>
      <text:p text:style-name="P55"><text:span text:style-name="T55_1"><text:s text:c="4"/></text:span><text:span text:style-name="T55_2">int</text:span><text:span text:style-name="T55_3"><text:s/></text:span><text:span text:style-name="T55_4">choice</text:span><text:span text:style-name="T55_5">;<text:s/>//</text:span><text:span text:style-name="T55_6">integer</text:span><text:span text:style-name="T55_7"><text:s/></text:span><text:span text:style-name="T55_8">variable</text:span><text:span text:style-name="T55_9"><text:s/></text:span><text:span text:style-name="T55_10">that</text:span><text:span text:style-name="T55_11"><text:s/></text:span><text:span text:style-name="T55_12">allows</text:span><text:span text:style-name="T55_13"><text:s/></text:span><text:span text:style-name="T55_14">users</text:span><text:span text:style-name="T55_15"><text:s/></text:span><text:span text:style-name="T55_16">to</text:span><text:span text:style-name="T55_17"><text:s/></text:span><text:span text:style-name="T55_18">pick</text:span><text:span text:style-name="T55_19"><text:s/></text:span><text:span text:style-name="T55_20">from</text:span><text:span text:style-name="T55_21"><text:s/></text:span><text:span text:style-name="T55_22">a</text:span><text:span text:style-name="T55_23"><text:s/></text:span><text:span text:style-name="T55_24">menu</text:span><text:span text:style-name="T55_25"><text:s/></text:span><text:span text:style-name="T55_26">shown</text:span><text:span text:style-name="T55_27"><text:s/></text:span><text:span text:style-name="T55_28">on</text:span><text:span text:style-name="T55_29"><text:s/></text:span><text:span text:style-name="T55_30">screen</text:span></text:p>
      <text:p text:style-name="P56"/>
      <text:p text:style-name="P57"><text:span text:style-name="T57_1"><text:s text:c="4"/></text:span><text:span text:style-name="T57_2">displayMenu</text:span><text:span text:style-name="T57_3">();<text:s/>//</text:span><text:span text:style-name="T57_4">calls</text:span><text:span text:style-name="T57_5"><text:s/></text:span><text:span text:style-name="T57_6">and</text:span><text:span text:style-name="T57_7"><text:s/></text:span><text:span text:style-name="T57_8">runs</text:span><text:span text:style-name="T57_9"><text:s/></text:span><text:span text:style-name="T57_10">the</text:span><text:span text:style-name="T57_11"><text:s/></text:span><text:span text:style-name="T57_12">function</text:span><text:span text:style-name="T57_13"><text:s/></text:span><text:span text:style-name="T57_14">titled</text:span><text:span text:style-name="T57_15"><text:s/></text:span><text:span text:style-name="T57_16">displayMenu</text:span><text:span text:style-name="T57_17">()</text:span></text:p>
      <text:p text:style-name="P58"/>
      <text:p text:style-name="P59"><text:span text:style-name="T59_1"><text:s text:c="4"/></text:span><text:span text:style-name="T59_2">cout</text:span><text:span text:style-name="T59_3"><text:s/>&lt;&lt;<text:s/>"</text:span><text:span text:style-name="T59_4">What</text:span><text:span text:style-name="T59_5"><text:s/></text:span><text:span text:style-name="T59_6">would</text:span><text:span text:style-name="T59_7"><text:s/></text:span><text:span text:style-name="T59_8">you</text:span><text:span text:style-name="T59_9"><text:s/></text:span><text:span text:style-name="T59_10">like</text:span><text:span text:style-name="T59_11"><text:s/></text:span><text:span text:style-name="T59_12">to</text:span><text:span text:style-name="T59_13"><text:s/></text:span><text:span text:style-name="T59_14">do</text:span><text:span text:style-name="T59_15">?\</text:span><text:span text:style-name="T59_16">t</text:span><text:span text:style-name="T59_17">";<text:s/>//</text:span><text:span text:style-name="T59_18">prompts</text:span><text:span text:style-name="T59_19"><text:s/></text:span><text:span text:style-name="T59_20">the</text:span><text:span text:style-name="T59_21"><text:s/></text:span><text:span text:style-name="T59_22">user</text:span></text:p>
      <text:p text:style-name="P60"><text:span text:style-name="T60_1"><text:s text:c="4"/></text:span><text:span text:style-name="T60_2">cin</text:span><text:span text:style-name="T60_3"><text:s/>&gt;&gt;<text:s/></text:span><text:span text:style-name="T60_4">choice</text:span><text:span text:style-name="T60_5">;<text:s/>//</text:span><text:span text:style-name="T60_6">takes</text:span><text:span text:style-name="T60_7"><text:s/></text:span><text:span text:style-name="T60_8">input</text:span><text:span text:style-name="T60_9"><text:s/></text:span><text:span text:style-name="T60_10">from</text:span><text:span text:style-name="T60_11"><text:s/></text:span><text:span text:style-name="T60_12">the</text:span><text:span text:style-name="T60_13"><text:s/></text:span><text:span text:style-name="T60_14">user</text:span></text:p>
      <text:p text:style-name="P61"><text:span text:style-name="T61_1"><text:s text:c="4"/></text:span><text:span text:style-name="T61_2">cout</text:span><text:span text:style-name="T61_3"><text:s/>&lt;&lt;<text:s/></text:span><text:span text:style-name="T61_4">endl</text:span><text:span text:style-name="T61_5">;<text:s/>//</text:span><text:span text:style-name="T61_6">outputs</text:span><text:span text:style-name="T61_7"><text:s/></text:span><text:span text:style-name="T61_8">an</text:span><text:span text:style-name="T61_9"><text:s/></text:span><text:span text:style-name="T61_10">endline</text:span><text:span text:style-name="T61_11"><text:s/></text:span><text:span text:style-name="T61_12">for</text:span><text:span text:style-name="T61_13"><text:s/></text:span><text:span text:style-name="T61_14">readability</text:span></text:p>
      <text:p text:style-name="P62"/>
      <text:p text:style-name="P63"><text:span text:style-name="T63_1"><text:s text:c="4"/></text:span><text:span text:style-name="T63_2">switch</text:span><text:span text:style-name="T63_3"><text:s/>(</text:span><text:span text:style-name="T63_4">choice</text:span><text:span text:style-name="T63_5">)<text:s/>//</text:span><text:span text:style-name="T63_6">variable</text:span><text:span text:style-name="T63_7"><text:s/>'</text:span><text:span text:style-name="T63_8">choice</text:span><text:span text:style-name="T63_9">'<text:s/></text:span><text:span text:style-name="T63_10">is</text:span><text:span text:style-name="T63_11"><text:s/></text:span><text:span text:style-name="T63_12">used</text:span><text:span text:style-name="T63_13"><text:s/></text:span><text:span text:style-name="T63_14">by</text:span><text:span text:style-name="T63_15"><text:s/></text:span><text:span text:style-name="T63_16">switch</text:span><text:span text:style-name="T63_17"><text:s/></text:span><text:span text:style-name="T63_18">statement</text:span><text:span text:style-name="T63_19">;<text:s/></text:span><text:span text:style-name="T63_20">case</text:span><text:span text:style-name="T63_21"><text:s/></text:span><text:span text:style-name="T63_22">is</text:span><text:span text:style-name="T63_23"><text:s/></text:span><text:span text:style-name="T63_24">picked</text:span><text:span text:style-name="T63_25"><text:s/></text:span><text:span text:style-name="T63_26">based</text:span><text:span text:style-name="T63_27"><text:s/></text:span><text:span text:style-name="T63_28">on</text:span><text:span text:style-name="T63_29"><text:s/></text:span><text:span text:style-name="T63_30">the</text:span><text:span text:style-name="T63_31"><text:s/></text:span><text:span text:style-name="T63_32">user</text:span><text:span text:style-name="T63_33"><text:s/></text:span><text:span text:style-name="T63_34">input</text:span><text:span text:style-name="T63_35"><text:s/></text:span><text:span text:style-name="T63_36">stored</text:span><text:span text:style-name="T63_37"><text:s/></text:span><text:span text:style-name="T63_38">in</text:span><text:span text:style-name="T63_39"><text:s/></text:span><text:span text:style-name="T63_40">choice</text:span></text:p>
      <text:p text:style-name="P64"><text:span text:style-name="T64_1"><text:s text:c="4"/>{<text:s/>//</text:span><text:span text:style-name="T64_2">start</text:span><text:span text:style-name="T64_3"><text:s/></text:span><text:span text:style-name="T64_4">case</text:span><text:span text:style-name="T64_5"><text:s/></text:span><text:span text:style-name="T64_6">list</text:span></text:p>
      <text:p text:style-name="P65"><text:span text:style-name="T65_1"><text:s text:c="8"/></text:span><text:span text:style-name="T65_2">case</text:span><text:span text:style-name="T65_3"><text:s/>1:<text:s/>//</text:span><text:span text:style-name="T65_4">if</text:span><text:span text:style-name="T65_5"><text:s/></text:span><text:span text:style-name="T65_6">user</text:span><text:span text:style-name="T65_7"><text:s/></text:span><text:span text:style-name="T65_8">inputs</text:span><text:span text:style-name="T65_9"><text:s/>1<text:s/></text:span><text:span text:style-name="T65_10">this</text:span><text:span text:style-name="T65_11"><text:s/></text:span><text:span text:style-name="T65_12">case</text:span><text:span text:style-name="T65_13"><text:s/></text:span><text:span text:style-name="T65_14">is</text:span><text:span text:style-name="T65_15"><text:s/></text:span><text:span text:style-name="T65_16">executed</text:span></text:p>
      <text:p text:style-name="P66"><text:span text:style-name="T66_1"><text:s text:c="12"/></text:span><text:span text:style-name="T66_2">add</text:span><text:span text:style-name="T66_3">();<text:s/>//</text:span><text:span text:style-name="T66_4">call</text:span><text:span text:style-name="T66_5"><text:s/></text:span><text:span text:style-name="T66_6">to</text:span><text:span text:style-name="T66_7"><text:s/></text:span><text:span text:style-name="T66_8">function</text:span><text:span text:style-name="T66_9"><text:s/>'</text:span><text:span text:style-name="T66_10">addition</text:span><text:span text:style-name="T66_11">'</text:span></text:p>
      <text:p text:style-name="P67"><text:span text:style-name="T67_1"><text:s text:c="8"/></text:span><text:span text:style-name="T67_2">break</text:span><text:span text:style-name="T67_3">;<text:s/>//</text:span><text:span text:style-name="T67_4">break</text:span><text:span text:style-name="T67_5"><text:s/></text:span><text:span text:style-name="T67_6">statement</text:span><text:span text:style-name="T67_7">;<text:s/></text:span><text:span text:style-name="T67_8">end</text:span><text:span text:style-name="T67_9"><text:s/></text:span><text:span text:style-name="T67_10">of</text:span><text:span text:style-name="T67_11"><text:s/></text:span><text:span text:style-name="T67_12">switch</text:span><text:span text:style-name="T67_13"><text:s/></text:span><text:span text:style-name="T67_14">statement</text:span></text:p>
      <text:p text:style-name="P68"><text:span text:style-name="T68_1"><text:s text:c="8"/></text:span><text:span text:style-name="T68_2">case</text:span><text:span text:style-name="T68_3"><text:s/>2:<text:s/>//</text:span><text:span text:style-name="T68_4">if</text:span><text:span text:style-name="T68_5"><text:s/></text:span><text:span text:style-name="T68_6">user</text:span><text:span text:style-name="T68_7"><text:s/></text:span><text:span text:style-name="T68_8">inputs</text:span><text:span text:style-name="T68_9"><text:s/>2<text:s/></text:span><text:span text:style-name="T68_10">this</text:span><text:span text:style-name="T68_11"><text:s/></text:span><text:span text:style-name="T68_12">case</text:span><text:span text:style-name="T68_13"><text:s/></text:span><text:span text:style-name="T68_14">is</text:span><text:span text:style-name="T68_15"><text:s/></text:span><text:span text:style-name="T68_16">executed</text:span></text:p>
      <text:p text:style-name="P69"><text:span text:style-name="T69_1"><text:s text:c="12"/></text:span><text:span text:style-name="T69_2">subtract</text:span><text:span text:style-name="T69_3">();<text:s/>//</text:span><text:span text:style-name="T69_4">call</text:span><text:span text:style-name="T69_5"><text:s/></text:span><text:span text:style-name="T69_6">to</text:span><text:span text:style-name="T69_7"><text:s/></text:span><text:span text:style-name="T69_8">function</text:span><text:span text:style-name="T69_9"><text:s/>'</text:span><text:span text:style-name="T69_10">subtraction</text:span><text:span text:style-name="T69_11">'</text:span></text:p>
      <text:p text:style-name="P70"><text:span text:style-name="T70_1"><text:s text:c="8"/></text:span><text:span text:style-name="T70_2">break</text:span><text:span text:style-name="T70_3">;<text:s/>//</text:span><text:span text:style-name="T70_4">break</text:span><text:span text:style-name="T70_5"><text:s/></text:span><text:span text:style-name="T70_6">statement</text:span></text:p>
      <text:p text:style-name="P71"><text:span text:style-name="T71_1"><text:s text:c="8"/></text:span><text:span text:style-name="T71_2">case</text:span><text:span text:style-name="T71_3"><text:s/>3:<text:s/>//</text:span><text:span text:style-name="T71_4">if</text:span><text:span text:style-name="T71_5"><text:s/></text:span><text:span text:style-name="T71_6">user</text:span><text:span text:style-name="T71_7"><text:s/></text:span><text:span text:style-name="T71_8">inputs</text:span><text:span text:style-name="T71_9"><text:s/>3<text:s/></text:span><text:span text:style-name="T71_10">this</text:span><text:span text:style-name="T71_11"><text:s/></text:span><text:span text:style-name="T71_12">case</text:span><text:span text:style-name="T71_13"><text:s/></text:span><text:span text:style-name="T71_14">is</text:span><text:span text:style-name="T71_15"><text:s/></text:span><text:span text:style-name="T71_16">executed</text:span></text:p>
      <text:p text:style-name="P72"><text:span text:style-name="T72_1"><text:s text:c="12"/></text:span><text:span text:style-name="T72_2">multipy</text:span><text:span text:style-name="T72_3">();<text:s/>//</text:span><text:span text:style-name="T72_4">call</text:span><text:span text:style-name="T72_5"><text:s/></text:span><text:span text:style-name="T72_6">to</text:span><text:span text:style-name="T72_7"><text:s/></text:span><text:span text:style-name="T72_8">function</text:span><text:span text:style-name="T72_9"><text:s/>'</text:span><text:span text:style-name="T72_10">multiplication</text:span><text:span text:style-name="T72_11">'</text:span></text:p>
      <text:p text:style-name="P73"><text:span text:style-name="T73_1"><text:s text:c="8"/></text:span><text:span text:style-name="T73_2">break</text:span><text:span text:style-name="T73_3">;<text:s/>//</text:span><text:span text:style-name="T73_4">break</text:span></text:p>
      <text:p text:style-name="P74"><text:span text:style-name="T74_1"><text:s text:c="8"/></text:span><text:span text:style-name="T74_2">case</text:span><text:span text:style-name="T74_3"><text:s/>4:<text:s/>//</text:span><text:span text:style-name="T74_4">if</text:span><text:span text:style-name="T74_5"><text:s/></text:span><text:span text:style-name="T74_6">user</text:span><text:span text:style-name="T74_7"><text:s/></text:span><text:span text:style-name="T74_8">inputs</text:span><text:span text:style-name="T74_9"><text:s/>4</text:span></text:p>
      <text:p text:style-name="P75"><text:span text:style-name="T75_1"><text:s text:c="12"/></text:span><text:span text:style-name="T75_2">division</text:span><text:span text:style-name="T75_3">();<text:s/>//</text:span><text:span text:style-name="T75_4">call</text:span><text:span text:style-name="T75_5"><text:s/></text:span><text:span text:style-name="T75_6">to</text:span><text:span text:style-name="T75_7"><text:s/></text:span><text:span text:style-name="T75_8">function</text:span><text:span text:style-name="T75_9"><text:s/>'</text:span><text:span text:style-name="T75_10">division</text:span><text:span text:style-name="T75_11">'</text:span></text:p>
      <text:p text:style-name="P76"><text:span text:style-name="T76_1"><text:s text:c="8"/></text:span><text:span text:style-name="T76_2">break</text:span><text:span text:style-name="T76_3">;<text:s/>//</text:span><text:span text:style-name="T76_4">break</text:span></text:p>
      <text:p text:style-name="P77"><text:span text:style-name="T77_1"><text:s text:c="8"/></text:span><text:span text:style-name="T77_2">case</text:span><text:span text:style-name="T77_3"><text:s/>5:<text:s/>//</text:span><text:span text:style-name="T77_4">if</text:span><text:span text:style-name="T77_5"><text:s/></text:span><text:span text:style-name="T77_6">user</text:span><text:span text:style-name="T77_7"><text:s/></text:span><text:span text:style-name="T77_8">inputs</text:span><text:span text:style-name="T77_9"><text:s/>5</text:span></text:p>
      <text:p text:style-name="P78"><text:span text:style-name="T78_1"><text:s text:c="12"/></text:span><text:span text:style-name="T78_2">square</text:span><text:span text:style-name="T78_3">();<text:s/>//</text:span><text:span text:style-name="T78_4">call</text:span><text:span text:style-name="T78_5"><text:s/></text:span><text:span text:style-name="T78_6">to</text:span><text:span text:style-name="T78_7"><text:s/></text:span><text:span text:style-name="T78_8">function</text:span><text:span text:style-name="T78_9"><text:s/>'</text:span><text:span text:style-name="T78_10">square</text:span><text:span text:style-name="T78_11">'</text:span></text:p>
      <text:p text:style-name="P79"><text:span text:style-name="T79_1"><text:s text:c="8"/></text:span><text:span text:style-name="T79_2">break</text:span><text:span text:style-name="T79_3">;<text:s/>//</text:span><text:span text:style-name="T79_4">break</text:span></text:p>
      <text:p text:style-name="P80"><text:span text:style-name="T80_1"><text:s text:c="8"/></text:span><text:span text:style-name="T80_2">case</text:span><text:span text:style-name="T80_3"><text:s/>6:<text:s/>//</text:span><text:span text:style-name="T80_4">if</text:span><text:span text:style-name="T80_5"><text:s/></text:span><text:span text:style-name="T80_6">user</text:span><text:span text:style-name="T80_7"><text:s/></text:span><text:span text:style-name="T80_8">inputs</text:span><text:span text:style-name="T80_9"><text:s/>6</text:span></text:p>
      <text:p text:style-name="P81"><text:span text:style-name="T81_1"><text:s text:c="12"/></text:span><text:span text:style-name="T81_2">squareRoot</text:span><text:span text:style-name="T81_3">();<text:s/>//</text:span><text:span text:style-name="T81_4">call</text:span><text:span text:style-name="T81_5"><text:s/></text:span><text:span text:style-name="T81_6">to</text:span><text:span text:style-name="T81_7"><text:s/></text:span><text:span text:style-name="T81_8">function</text:span><text:span text:style-name="T81_9"><text:s/>'</text:span><text:span text:style-name="T81_10">squareroot</text:span><text:span text:style-name="T81_11">'</text:span></text:p>
      <text:p text:style-name="P82"><text:span text:style-name="T82_1"><text:s text:c="8"/></text:span><text:span text:style-name="T82_2">break</text:span><text:span text:style-name="T82_3">;<text:s/>//</text:span><text:span text:style-name="T82_4">break</text:span></text:p>
      <text:p text:style-name="P83"><text:span text:style-name="T83_1"><text:s text:c="8"/></text:span><text:span text:style-name="T83_2">case</text:span><text:span text:style-name="T83_3"><text:s/>7:<text:s/>//</text:span><text:span text:style-name="T83_4">is</text:span><text:span text:style-name="T83_5"><text:s/></text:span><text:span text:style-name="T83_6">user</text:span><text:span text:style-name="T83_7"><text:s/></text:span><text:span text:style-name="T83_8">inputs</text:span><text:span text:style-name="T83_9"><text:s/>7</text:span></text:p>
      <text:p text:style-name="P84"><text:span text:style-name="T84_1"><text:s text:c="12"/></text:span><text:span text:style-name="T84_2">power</text:span><text:span text:style-name="T84_3">();<text:s/>//</text:span><text:span text:style-name="T84_4">call</text:span><text:span text:style-name="T84_5"><text:s/></text:span><text:span text:style-name="T84_6">to</text:span><text:span text:style-name="T84_7"><text:s/></text:span><text:span text:style-name="T84_8">function</text:span><text:span text:style-name="T84_9"><text:s/>'</text:span><text:span text:style-name="T84_10">power</text:span><text:span text:style-name="T84_11">'</text:span></text:p>
      <text:p text:style-name="P85"><text:span text:style-name="T85_1"><text:s text:c="8"/></text:span><text:span text:style-name="T85_2">break</text:span><text:span text:style-name="T85_3">;<text:s/>//</text:span><text:span text:style-name="T85_4">break</text:span></text:p>
      <text:p text:style-name="P86"><text:span text:style-name="T86_1"><text:s text:c="8"/></text:span><text:span text:style-name="T86_2">case</text:span><text:span text:style-name="T86_3"><text:s/>8:<text:s/>//</text:span><text:span text:style-name="T86_4">if</text:span><text:span text:style-name="T86_5"><text:s/></text:span><text:span text:style-name="T86_6">user</text:span><text:span text:style-name="T86_7"><text:s/></text:span><text:span text:style-name="T86_8">inputs</text:span><text:span text:style-name="T86_9"><text:s/>8</text:span></text:p>
      <text:p text:style-name="P87"><text:span text:style-name="T87_1"><text:s text:c="16"/></text:span><text:span text:style-name="T87_2">system</text:span><text:span text:style-name="T87_3"><text:s/>("</text:span><text:span text:style-name="T87_4">CLS</text:span><text:span text:style-name="T87_5">");<text:s/>//</text:span><text:span text:style-name="T87_6">clear</text:span><text:span text:style-name="T87_7"><text:s/></text:span><text:span text:style-name="T87_8">screen</text:span></text:p>
      <text:p text:style-name="P88"><text:span text:style-name="T88_1"><text:s text:c="16"/></text:span><text:span text:style-name="T88_2">displayTrianglesMenu</text:span><text:span text:style-name="T88_3">();<text:s/>//</text:span><text:span text:style-name="T88_4">call</text:span><text:span text:style-name="T88_5"><text:s/></text:span><text:span text:style-name="T88_6">to</text:span><text:span text:style-name="T88_7"><text:s/></text:span><text:span text:style-name="T88_8">function</text:span><text:span text:style-name="T88_9"><text:s/></text:span><text:span text:style-name="T88_10">displayTrianglesMenu</text:span><text:span text:style-name="T88_11">()</text:span></text:p>
      <text:p text:style-name="P89"><text:span text:style-name="T89_1"><text:s text:c="16"/></text:span><text:span text:style-name="T89_2">cout</text:span><text:span text:style-name="T89_3"><text:s/>&lt;&lt;<text:s/>"</text:span><text:span text:style-name="T89_4">What</text:span><text:span text:style-name="T89_5"><text:s/></text:span><text:span text:style-name="T89_6">would</text:span><text:span text:style-name="T89_7"><text:s/></text:span><text:span text:style-name="T89_8">you</text:span><text:span text:style-name="T89_9"><text:s/></text:span><text:span text:style-name="T89_10">like</text:span><text:span text:style-name="T89_11"><text:s/></text:span><text:span text:style-name="T89_12">to</text:span><text:span text:style-name="T89_13"><text:s/></text:span><text:span text:style-name="T89_14">do</text:span><text:span text:style-name="T89_15">?\</text:span><text:span text:style-name="T89_16">t</text:span><text:span text:style-name="T89_17">";<text:s/>//</text:span><text:span text:style-name="T89_18">prompts</text:span><text:span text:style-name="T89_19"><text:s/></text:span><text:span text:style-name="T89_20">user</text:span><text:span text:style-name="T89_21"><text:s/></text:span><text:span text:style-name="T89_22">for</text:span><text:span text:style-name="T89_23"><text:s/></text:span><text:span text:style-name="T89_24">input</text:span></text:p>
      <text:p text:style-name="P90"><text:span text:style-name="T90_1"><text:s text:c="16"/></text:span><text:span text:style-name="T90_2">cin</text:span><text:span text:style-name="T90_3"><text:s/>&gt;&gt;<text:s/></text:span><text:span text:style-name="T90_4">choice</text:span><text:span text:style-name="T90_5">;<text:s/>//</text:span><text:span text:style-name="T90_6">takes</text:span><text:span text:style-name="T90_7"><text:s/></text:span><text:span text:style-name="T90_8">input</text:span><text:span text:style-name="T90_9"><text:s/></text:span><text:span text:style-name="T90_10">from</text:span><text:span text:style-name="T90_11"><text:s/></text:span><text:span text:style-name="T90_12">user</text:span></text:p>
      <text:p text:style-name="P91"><text:span text:style-name="T91_1"><text:s text:c="16"/></text:span><text:span text:style-name="T91_2">cout</text:span><text:span text:style-name="T91_3"><text:s/>&lt;&lt;<text:s/></text:span><text:span text:style-name="T91_4">endl</text:span><text:span text:style-name="T91_5">;<text:s/>//</text:span><text:span text:style-name="T91_6">outputs</text:span><text:span text:style-name="T91_7"><text:s/></text:span><text:span text:style-name="T91_8">endline</text:span><text:span text:style-name="T91_9"><text:s/></text:span><text:span text:style-name="T91_10">for</text:span><text:span text:style-name="T91_11"><text:s/></text:span><text:span text:style-name="T91_12">readability</text:span></text:p>
      <text:p text:style-name="P92"><text:span text:style-name="T92_1"><text:s text:c="16"/></text:span><text:span text:style-name="T92_2">switch</text:span><text:span text:style-name="T92_3">(</text:span><text:span text:style-name="T92_4">choice</text:span><text:span text:style-name="T92_5">)<text:s/>//</text:span><text:span text:style-name="T92_6">new</text:span><text:span text:style-name="T92_7"><text:s/></text:span><text:span text:style-name="T92_8">switch</text:span><text:span text:style-name="T92_9"><text:s/></text:span><text:span text:style-name="T92_10">statement</text:span><text:span text:style-name="T92_11"><text:s/></text:span><text:span text:style-name="T92_12">using</text:span><text:span text:style-name="T92_13"><text:s/></text:span><text:span text:style-name="T92_14">new</text:span><text:span text:style-name="T92_15"><text:s/></text:span><text:span text:style-name="T92_16">user</text:span><text:span text:style-name="T92_17"><text:s/></text:span><text:span text:style-name="T92_18">input</text:span><text:span text:style-name="T92_19">;<text:s/></text:span><text:span text:style-name="T92_20">switch</text:span><text:span text:style-name="T92_21"><text:s/></text:span><text:span text:style-name="T92_22">statement</text:span><text:span text:style-name="T92_23"><text:s/></text:span><text:span text:style-name="T92_24">within</text:span><text:span text:style-name="T92_25"><text:s/></text:span><text:span text:style-name="T92_26">switch</text:span><text:span text:style-name="T92_27"><text:s/></text:span><text:span text:style-name="T92_28">statement</text:span></text:p>
      <text:p text:style-name="P93"><text:span text:style-name="T93_1"><text:s text:c="16"/>{<text:s/>//</text:span><text:span text:style-name="T93_2">start</text:span><text:span text:style-name="T93_3"><text:s/></text:span><text:span text:style-name="T93_4">case</text:span><text:span text:style-name="T93_5"><text:s/></text:span><text:span text:style-name="T93_6">list</text:span></text:p>
      <text:p text:style-name="P94"><text:span text:style-name="T94_1"><text:s text:c="16"/></text:span><text:span text:style-name="T94_2">case</text:span><text:span text:style-name="T94_3"><text:s/>1:<text:s/>//</text:span><text:span text:style-name="T94_4">if</text:span><text:span text:style-name="T94_5"><text:s/></text:span><text:span text:style-name="T94_6">new</text:span><text:span text:style-name="T94_7"><text:s/></text:span><text:span text:style-name="T94_8">user</text:span><text:span text:style-name="T94_9"><text:s/></text:span><text:span text:style-name="T94_10">input</text:span><text:span text:style-name="T94_11"><text:s/></text:span><text:span text:style-name="T94_12">is</text:span><text:span text:style-name="T94_13"><text:s/>1</text:span></text:p>
      <text:p text:style-name="P95"><text:span text:style-name="T95_1"><text:s text:c="20"/></text:span><text:span text:style-name="T95_2">triArea</text:span><text:span text:style-name="T95_3">();<text:s/>//</text:span><text:span text:style-name="T95_4">call</text:span><text:span text:style-name="T95_5"><text:s/></text:span><text:span text:style-name="T95_6">to</text:span><text:span text:style-name="T95_7"><text:s/></text:span><text:span text:style-name="T95_8">function</text:span><text:span text:style-name="T95_9"><text:s/></text:span><text:span text:style-name="T95_10">triArea</text:span></text:p>
      <text:p text:style-name="P96"><text:span text:style-name="T96_1"><text:s text:c="16"/></text:span><text:span text:style-name="T96_2">break</text:span><text:span text:style-name="T96_3">;<text:s/>//</text:span><text:span text:style-name="T96_4">break</text:span></text:p>
      <text:p text:style-name="P97"><text:span text:style-name="T97_1"><text:s text:c="16"/></text:span><text:span text:style-name="T97_2">case</text:span><text:span text:style-name="T97_3"><text:s/>2:<text:s/>//</text:span><text:span text:style-name="T97_4">new</text:span><text:span text:style-name="T97_5"><text:s/></text:span><text:span text:style-name="T97_6">user</text:span><text:span text:style-name="T97_7"><text:s/></text:span><text:span text:style-name="T97_8">input</text:span><text:span text:style-name="T97_9"><text:s/>=<text:s/>2</text:span></text:p>
      <text:p text:style-name="P98"><text:span text:style-name="T98_1"><text:s text:c="20"/></text:span><text:span text:style-name="T98_2">triPerim</text:span><text:span text:style-name="T98_3">();<text:s/>//</text:span><text:span text:style-name="T98_4">call</text:span><text:span text:style-name="T98_5"><text:s/></text:span><text:span text:style-name="T98_6">to</text:span><text:span text:style-name="T98_7"><text:s/></text:span><text:span text:style-name="T98_8">function</text:span><text:span text:style-name="T98_9"><text:s/></text:span><text:span text:style-name="T98_10">triPerim</text:span></text:p>
      <text:p text:style-name="P99"><text:span text:style-name="T99_1"><text:s text:c="16"/></text:span><text:span text:style-name="T99_2">break</text:span><text:span text:style-name="T99_3">;<text:s/>//</text:span><text:span text:style-name="T99_4">break</text:span></text:p>
      <text:p text:style-name="P100"><text:span text:style-name="T100_1"><text:s text:c="16"/></text:span><text:span text:style-name="T100_2">case</text:span><text:span text:style-name="T100_3"><text:s/>3:<text:s/>//</text:span><text:span text:style-name="T100_4">new</text:span><text:span text:style-name="T100_5"><text:s/></text:span><text:span text:style-name="T100_6">user</text:span><text:span text:style-name="T100_7"><text:s/></text:span><text:span text:style-name="T100_8">input</text:span><text:span text:style-name="T100_9"><text:s/>=<text:s/>3</text:span></text:p>
      <text:p text:style-name="P101"><text:span text:style-name="T101_1"><text:s text:c="20"/></text:span><text:span text:style-name="T101_2">right</text:span><text:span text:style-name="T101_3">();<text:s/>//</text:span><text:span text:style-name="T101_4">call</text:span><text:span text:style-name="T101_5"><text:s/></text:span><text:span text:style-name="T101_6">to</text:span><text:span text:style-name="T101_7"><text:s/></text:span><text:span text:style-name="T101_8">function</text:span><text:span text:style-name="T101_9"><text:s/></text:span><text:span text:style-name="T101_10">right</text:span></text:p>
      <text:p text:style-name="P102"><text:span text:style-name="T102_1"><text:s text:c="16"/></text:span><text:span text:style-name="T102_2">break</text:span><text:span text:style-name="T102_3">;<text:s/>//</text:span><text:span text:style-name="T102_4">break</text:span></text:p>
      <text:p text:style-name="P103"><text:span text:style-name="T103_1"><text:s text:c="16"/></text:span><text:span text:style-name="T103_2">default</text:span><text:span text:style-name="T103_3">:<text:s/>//</text:span><text:span text:style-name="T103_4">if</text:span><text:span text:style-name="T103_5"><text:s/></text:span><text:span text:style-name="T103_6">user</text:span><text:span text:style-name="T103_7"><text:s/></text:span><text:span text:style-name="T103_8">input</text:span><text:span text:style-name="T103_9"><text:s/></text:span><text:span text:style-name="T103_10">is</text:span><text:span text:style-name="T103_11"><text:s/></text:span><text:span text:style-name="T103_12">not</text:span><text:span text:style-name="T103_13"><text:s/></text:span><text:span text:style-name="T103_14">found</text:span><text:span text:style-name="T103_15"><text:s/></text:span><text:span text:style-name="T103_16">as</text:span><text:span text:style-name="T103_17"><text:s/></text:span><text:span text:style-name="T103_18">a</text:span><text:span text:style-name="T103_19"><text:s/></text:span><text:span text:style-name="T103_20">case</text:span><text:span text:style-name="T103_21"><text:s/></text:span><text:span text:style-name="T103_22">statement</text:span><text:span text:style-name="T103_23"><text:s/></text:span><text:span text:style-name="T103_24">above</text:span></text:p>
      <text:p text:style-name="P104"><text:span text:style-name="T104_1"><text:s text:c="20"/></text:span><text:span text:style-name="T104_2">cout</text:span><text:span text:style-name="T104_3"><text:s/>&lt;&lt;<text:s/>"</text:span><text:span text:style-name="T104_4">That</text:span><text:span text:style-name="T104_5"><text:s/></text:span><text:span text:style-name="T104_6">is</text:span><text:span text:style-name="T104_7"><text:s/></text:span><text:span text:style-name="T104_8">not</text:span><text:span text:style-name="T104_9"><text:s/></text:span><text:span text:style-name="T104_10">a</text:span><text:span text:style-name="T104_11"><text:s/></text:span><text:span text:style-name="T104_12">valid</text:span><text:span text:style-name="T104_13"><text:s/></text:span><text:span text:style-name="T104_14">option</text:span><text:span text:style-name="T104_15">.\</text:span><text:span text:style-name="T104_16">n</text:span><text:span text:style-name="T104_17">\</text:span><text:span text:style-name="T104_18">n</text:span><text:span text:style-name="T104_19">";<text:s/>//</text:span><text:span text:style-name="T104_20">outputs</text:span><text:span text:style-name="T104_21"><text:s/></text:span><text:span text:style-name="T104_22">text</text:span><text:span text:style-name="T104_23"><text:s/></text:span><text:span text:style-name="T104_24">in</text:span><text:span text:style-name="T104_25"><text:s/>""<text:s/></text:span><text:span text:style-name="T104_26">to</text:span><text:span text:style-name="T104_27"><text:s/></text:span><text:span text:style-name="T104_28">screen</text:span></text:p>
      <text:p text:style-name="P105"><text:span text:style-name="T105_1"><text:s text:c="16"/></text:span><text:span text:style-name="T105_2">break</text:span><text:span text:style-name="T105_3">;<text:s/>//</text:span><text:span text:style-name="T105_4">break</text:span></text:p>
      <text:p text:style-name="P106"><text:span text:style-name="T106_1"><text:s text:c="16"/>}<text:s/>//</text:span><text:span text:style-name="T106_2">end</text:span><text:span text:style-name="T106_3"><text:s/></text:span><text:span text:style-name="T106_4">case</text:span><text:span text:style-name="T106_5"><text:s/></text:span><text:span text:style-name="T106_6">list</text:span></text:p>
      <text:p text:style-name="P107"><text:span text:style-name="T107_1"><text:s text:c="8"/></text:span><text:span text:style-name="T107_2">break</text:span><text:span text:style-name="T107_3">;<text:s/>//</text:span><text:span text:style-name="T107_4">break</text:span><text:span text:style-name="T107_5"><text:s/></text:span><text:span text:style-name="T107_6">statement</text:span><text:span text:style-name="T107_7"><text:s/></text:span><text:span text:style-name="T107_8">after</text:span><text:span text:style-name="T107_9"><text:s/></text:span><text:span text:style-name="T107_10">case</text:span><text:span text:style-name="T107_11"><text:s/>8<text:s/></text:span><text:span text:style-name="T107_12">in</text:span><text:span text:style-name="T107_13"><text:s/></text:span><text:span text:style-name="T107_14">main</text:span><text:span text:style-name="T107_15"><text:s/></text:span><text:span text:style-name="T107_16">menu</text:span></text:p>
      <text:p text:style-name="P108"><text:span text:style-name="T108_1"><text:s text:c="8"/></text:span><text:span text:style-name="T108_2">case</text:span><text:span text:style-name="T108_3"><text:s/>9:<text:s/>//</text:span><text:span text:style-name="T108_4">if</text:span><text:span text:style-name="T108_5"><text:s/></text:span><text:span text:style-name="T108_6">user</text:span><text:span text:style-name="T108_7"><text:s/></text:span><text:span text:style-name="T108_8">inputs</text:span><text:span text:style-name="T108_9"><text:s/>9</text:span></text:p>
      <text:p text:style-name="P109"><text:span text:style-name="T109_1"><text:s text:c="12"/></text:span><text:span text:style-name="T109_2">system</text:span><text:span text:style-name="T109_3"><text:s/>("</text:span><text:span text:style-name="T109_4">CLS</text:span><text:span text:style-name="T109_5">");<text:s/>//</text:span><text:span text:style-name="T109_6">clear</text:span><text:span text:style-name="T109_7"><text:s/></text:span><text:span text:style-name="T109_8">screen</text:span></text:p>
      <text:p text:style-name="P110"><text:span text:style-name="T110_1"><text:s text:c="12"/></text:span><text:span text:style-name="T110_2">displayCirclesMenu</text:span><text:span text:style-name="T110_3">();<text:s/>//</text:span><text:span text:style-name="T110_4">function</text:span><text:span text:style-name="T110_5"><text:s/></text:span><text:span text:style-name="T110_6">call</text:span><text:span text:style-name="T110_7"><text:s/></text:span><text:span text:style-name="T110_8">to</text:span><text:span text:style-name="T110_9"><text:s/></text:span><text:span text:style-name="T110_10">displayCirclesMenu</text:span><text:span text:style-name="T110_11">()</text:span></text:p>
      <text:p text:style-name="P111"><text:span text:style-name="T111_1"><text:s text:c="12"/></text:span><text:span text:style-name="T111_2">cout</text:span><text:span text:style-name="T111_3"><text:s/>&lt;&lt;<text:s/>"</text:span><text:span text:style-name="T111_4">What</text:span><text:span text:style-name="T111_5"><text:s/></text:span><text:span text:style-name="T111_6">would</text:span><text:span text:style-name="T111_7"><text:s/></text:span><text:span text:style-name="T111_8">you</text:span><text:span text:style-name="T111_9"><text:s/></text:span><text:span text:style-name="T111_10">like</text:span><text:span text:style-name="T111_11"><text:s/></text:span><text:span text:style-name="T111_12">to</text:span><text:span text:style-name="T111_13"><text:s/></text:span><text:span text:style-name="T111_14">do</text:span><text:span text:style-name="T111_15">?\</text:span><text:span text:style-name="T111_16">t</text:span><text:span text:style-name="T111_17">";<text:s/>//</text:span><text:span text:style-name="T111_18">prompts</text:span><text:span text:style-name="T111_19"><text:s/></text:span><text:span text:style-name="T111_20">user</text:span><text:span text:style-name="T111_21"><text:s/></text:span><text:span text:style-name="T111_22">for</text:span><text:span text:style-name="T111_23"><text:s/></text:span><text:span text:style-name="T111_24">input</text:span></text:p>
      <text:p text:style-name="P112"><text:span text:style-name="T112_1"><text:s text:c="12"/></text:span><text:span text:style-name="T112_2">cin</text:span><text:span text:style-name="T112_3"><text:s/>&gt;&gt;<text:s/></text:span><text:span text:style-name="T112_4">choice</text:span><text:span text:style-name="T112_5">;<text:s/>//</text:span><text:span text:style-name="T112_6">takes</text:span><text:span text:style-name="T112_7"><text:s/></text:span><text:span text:style-name="T112_8">new</text:span><text:span text:style-name="T112_9"><text:s/></text:span><text:span text:style-name="T112_10">user</text:span><text:span text:style-name="T112_11"><text:s/></text:span><text:span text:style-name="T112_12">input</text:span></text:p>
      <text:p text:style-name="P113"><text:span text:style-name="T113_1"><text:s text:c="12"/></text:span><text:span text:style-name="T113_2">cout</text:span><text:span text:style-name="T113_3"><text:s/>&lt;&lt;<text:s/></text:span><text:span text:style-name="T113_4">endl</text:span><text:span text:style-name="T113_5">;<text:s/>//</text:span><text:span text:style-name="T113_6">outputs</text:span><text:span text:style-name="T113_7"><text:s/></text:span><text:span text:style-name="T113_8">endline</text:span><text:span text:style-name="T113_9"><text:s/></text:span><text:span text:style-name="T113_10">for</text:span><text:span text:style-name="T113_11"><text:s/></text:span><text:span text:style-name="T113_12">readability</text:span></text:p>
      <text:p text:style-name="P114"/>
      <text:p text:style-name="P115"><text:span text:style-name="T115_1"><text:s text:c="12"/></text:span><text:span text:style-name="T115_2">switch</text:span><text:span text:style-name="T115_3">(</text:span><text:span text:style-name="T115_4">choice</text:span><text:span text:style-name="T115_5">)</text:span></text:p>
      <text:p text:style-name="P116"><text:span text:style-name="T116_1"><text:s text:c="12"/>{<text:s/>//</text:span><text:span text:style-name="T116_2">start</text:span><text:span text:style-name="T116_3"><text:s/></text:span><text:span text:style-name="T116_4">case</text:span><text:span text:style-name="T116_5"><text:s/></text:span><text:span text:style-name="T116_6">list</text:span></text:p>
      <text:p text:style-name="P117"><text:span text:style-name="T117_1"><text:s text:c="12"/></text:span><text:span text:style-name="T117_2">case</text:span><text:span text:style-name="T117_3"><text:s/>1:<text:s/>//</text:span><text:span text:style-name="T117_4">if</text:span><text:span text:style-name="T117_5"><text:s/></text:span><text:span text:style-name="T117_6">new</text:span><text:span text:style-name="T117_7"><text:s/></text:span><text:span text:style-name="T117_8">user</text:span><text:span text:style-name="T117_9"><text:s/></text:span><text:span text:style-name="T117_10">input</text:span><text:span text:style-name="T117_11"><text:s/></text:span><text:span text:style-name="T117_12">is</text:span><text:span text:style-name="T117_13"><text:s/>1</text:span></text:p>
      <text:p text:style-name="P118"><text:span text:style-name="T118_1"><text:s text:c="16"/></text:span><text:span text:style-name="T118_2">areaCirc</text:span><text:span text:style-name="T118_3">();<text:s/>//</text:span><text:span text:style-name="T118_4">call</text:span><text:span text:style-name="T118_5"><text:s/></text:span><text:span text:style-name="T118_6">to</text:span><text:span text:style-name="T118_7"><text:s/></text:span><text:span text:style-name="T118_8">areaCirc</text:span></text:p>
      <text:p text:style-name="P119"><text:span text:style-name="T119_1"><text:s text:c="12"/></text:span><text:span text:style-name="T119_2">break</text:span><text:span text:style-name="T119_3">;<text:s/>//</text:span><text:span text:style-name="T119_4">break</text:span><text:span text:style-name="T119_5"><text:s/></text:span><text:span text:style-name="T119_6">statement</text:span></text:p>
      <text:p text:style-name="P120"><text:span text:style-name="T120_1"><text:s text:c="12"/></text:span><text:span text:style-name="T120_2">case</text:span><text:span text:style-name="T120_3"><text:s/>2:<text:s/>//</text:span><text:span text:style-name="T120_4">if</text:span><text:span text:style-name="T120_5"><text:s/></text:span><text:span text:style-name="T120_6">new</text:span><text:span text:style-name="T120_7"><text:s/></text:span><text:span text:style-name="T120_8">user</text:span><text:span text:style-name="T120_9"><text:s/></text:span><text:span text:style-name="T120_10">input</text:span><text:span text:style-name="T120_11"><text:s/></text:span><text:span text:style-name="T120_12">is</text:span><text:span text:style-name="T120_13"><text:s/>2</text:span></text:p>
      <text:p text:style-name="P121"><text:span text:style-name="T121_1"><text:s text:c="16"/></text:span><text:span text:style-name="T121_2">circumCirc</text:span><text:span text:style-name="T121_3">();<text:s/>//</text:span><text:span text:style-name="T121_4">call</text:span><text:span text:style-name="T121_5"><text:s/></text:span><text:span text:style-name="T121_6">to</text:span><text:span text:style-name="T121_7"><text:s/></text:span><text:span text:style-name="T121_8">circumCirc</text:span></text:p>
      <text:p text:style-name="P122"><text:span text:style-name="T122_1"><text:s text:c="12"/></text:span><text:span text:style-name="T122_2">break</text:span><text:span text:style-name="T122_3">;<text:s/>//</text:span><text:span text:style-name="T122_4">break</text:span><text:span text:style-name="T122_5"><text:s/></text:span><text:span text:style-name="T122_6">statement</text:span></text:p>
      <text:p text:style-name="P123"><text:span text:style-name="T123_1"><text:s text:c="12"/></text:span><text:span text:style-name="T123_2">default</text:span><text:span text:style-name="T123_3">:<text:s/>//</text:span><text:span text:style-name="T123_4">if</text:span><text:span text:style-name="T123_5"><text:s/></text:span><text:span text:style-name="T123_6">user</text:span><text:span text:style-name="T123_7"><text:s/></text:span><text:span text:style-name="T123_8">input</text:span><text:span text:style-name="T123_9"><text:s/></text:span><text:span text:style-name="T123_10">is</text:span><text:span text:style-name="T123_11"><text:s/></text:span><text:span text:style-name="T123_12">not</text:span><text:span text:style-name="T123_13"><text:s/></text:span><text:span text:style-name="T123_14">found</text:span><text:span text:style-name="T123_15"><text:s/></text:span><text:span text:style-name="T123_16">as</text:span><text:span text:style-name="T123_17"><text:s/></text:span><text:span text:style-name="T123_18">a</text:span><text:span text:style-name="T123_19"><text:s/></text:span><text:span text:style-name="T123_20">case</text:span><text:span text:style-name="T123_21"><text:s/></text:span><text:span text:style-name="T123_22">statement</text:span><text:span text:style-name="T123_23"><text:s/></text:span><text:span text:style-name="T123_24">above</text:span></text:p>
      <text:p text:style-name="P124"><text:span text:style-name="T124_1"><text:s text:c="16"/></text:span><text:span text:style-name="T124_2">cout</text:span><text:span text:style-name="T124_3"><text:s/>&lt;&lt;<text:s/>"</text:span><text:span text:style-name="T124_4">That</text:span><text:span text:style-name="T124_5"><text:s/></text:span><text:span text:style-name="T124_6">is</text:span><text:span text:style-name="T124_7"><text:s/></text:span><text:span text:style-name="T124_8">not</text:span><text:span text:style-name="T124_9"><text:s/></text:span><text:span text:style-name="T124_10">a</text:span><text:span text:style-name="T124_11"><text:s/></text:span><text:span text:style-name="T124_12">valid</text:span><text:span text:style-name="T124_13"><text:s/></text:span><text:span text:style-name="T124_14">option</text:span><text:span text:style-name="T124_15">.\</text:span><text:span text:style-name="T124_16">n</text:span><text:span text:style-name="T124_17">\</text:span><text:span text:style-name="T124_18">n</text:span><text:span text:style-name="T124_19">";<text:s/>//</text:span><text:span text:style-name="T124_20">outputs</text:span><text:span text:style-name="T124_21"><text:s/></text:span><text:span text:style-name="T124_22">text</text:span><text:span text:style-name="T124_23"><text:s/></text:span><text:span text:style-name="T124_24">in</text:span><text:span text:style-name="T124_25"><text:s/>""<text:s/></text:span><text:span text:style-name="T124_26">to</text:span><text:span text:style-name="T124_27"><text:s/></text:span><text:span text:style-name="T124_28">screen</text:span></text:p>
      <text:p text:style-name="P125"><text:span text:style-name="T125_1"><text:s text:c="12"/></text:span><text:span text:style-name="T125_2">break</text:span><text:span text:style-name="T125_3">;<text:s/>//</text:span><text:span text:style-name="T125_4">break</text:span><text:span text:style-name="T125_5"><text:s/></text:span><text:span text:style-name="T125_6">statement</text:span></text:p>
      <text:p text:style-name="P126"><text:span text:style-name="T126_1"><text:s text:c="12"/>}<text:s/>//</text:span><text:span text:style-name="T126_2">end</text:span><text:span text:style-name="T126_3"><text:s/></text:span><text:span text:style-name="T126_4">case</text:span><text:span text:style-name="T126_5"><text:s/></text:span><text:span text:style-name="T126_6">list</text:span></text:p>
      <text:p text:style-name="P127"><text:span text:style-name="T127_1"><text:s text:c="8"/></text:span><text:span text:style-name="T127_2">break</text:span><text:span text:style-name="T127_3">;<text:s/>//</text:span><text:span text:style-name="T127_4">break</text:span><text:span text:style-name="T127_5"><text:s/></text:span><text:span text:style-name="T127_6">statement</text:span><text:span text:style-name="T127_7"><text:s/></text:span><text:span text:style-name="T127_8">after</text:span><text:span text:style-name="T127_9"><text:s/></text:span><text:span text:style-name="T127_10">case</text:span><text:span text:style-name="T127_11"><text:s/>9<text:s/></text:span><text:span text:style-name="T127_12">in</text:span><text:span text:style-name="T127_13"><text:s/></text:span><text:span text:style-name="T127_14">main</text:span><text:span text:style-name="T127_15"><text:s/></text:span><text:span text:style-name="T127_16">menu</text:span></text:p>
      <text:p text:style-name="P128"><text:span text:style-name="T128_1"><text:s text:c="8"/></text:span><text:span text:style-name="T128_2">case</text:span><text:span text:style-name="T128_3"><text:s/>99:<text:s/>//</text:span><text:span text:style-name="T128_4">if</text:span><text:span text:style-name="T128_5"><text:s/></text:span><text:span text:style-name="T128_6">user</text:span><text:span text:style-name="T128_7"><text:s/></text:span><text:span text:style-name="T128_8">input</text:span><text:span text:style-name="T128_9"><text:s/></text:span><text:span text:style-name="T128_10">is</text:span><text:span text:style-name="T128_11"><text:s/>99</text:span></text:p>
      <text:p text:style-name="P129"><text:span text:style-name="T129_1"><text:s text:c="12"/></text:span><text:span text:style-name="T129_2">return</text:span><text:span text:style-name="T129_3"><text:s/>0;<text:s/>//</text:span><text:span text:style-name="T129_4">end</text:span><text:span text:style-name="T129_5"><text:s/></text:span><text:span text:style-name="T129_6">program</text:span></text:p>
      <text:p text:style-name="P130"><text:span text:style-name="T130_1"><text:s text:c="8"/></text:span><text:span text:style-name="T130_2">break</text:span><text:span text:style-name="T130_3">;<text:s/>//</text:span><text:span text:style-name="T130_4">break</text:span><text:span text:style-name="T130_5"><text:s/></text:span><text:span text:style-name="T130_6">statement</text:span></text:p>
      <text:p text:style-name="P131"><text:span text:style-name="T131_1"><text:s text:c="8"/></text:span><text:span text:style-name="T131_2">default</text:span><text:span text:style-name="T131_3">:<text:s/>//</text:span><text:span text:style-name="T131_4">if</text:span><text:span text:style-name="T131_5"><text:s/></text:span><text:span text:style-name="T131_6">user</text:span><text:span text:style-name="T131_7"><text:s/></text:span><text:span text:style-name="T131_8">input</text:span><text:span text:style-name="T131_9"><text:s/></text:span><text:span text:style-name="T131_10">is</text:span><text:span text:style-name="T131_11"><text:s/></text:span><text:span text:style-name="T131_12">not</text:span><text:span text:style-name="T131_13"><text:s/></text:span><text:span text:style-name="T131_14">found</text:span><text:span text:style-name="T131_15"><text:s/></text:span><text:span text:style-name="T131_16">as</text:span><text:span text:style-name="T131_17"><text:s/></text:span><text:span text:style-name="T131_18">case</text:span><text:span text:style-name="T131_19"><text:s/></text:span><text:span text:style-name="T131_20">statement</text:span><text:span text:style-name="T131_21"><text:s/></text:span><text:span text:style-name="T131_22">above</text:span></text:p>
      <text:p text:style-name="P132"><text:span text:style-name="T132_1"><text:s text:c="12"/></text:span><text:span text:style-name="T132_2">cout</text:span><text:span text:style-name="T132_3"><text:s/>&lt;&lt;<text:s/>"</text:span><text:span text:style-name="T132_4">That</text:span><text:span text:style-name="T132_5"><text:s/></text:span><text:span text:style-name="T132_6">is</text:span><text:span text:style-name="T132_7"><text:s/></text:span><text:span text:style-name="T132_8">not</text:span><text:span text:style-name="T132_9"><text:s/></text:span><text:span text:style-name="T132_10">a</text:span><text:span text:style-name="T132_11"><text:s/></text:span><text:span text:style-name="T132_12">valid</text:span><text:span text:style-name="T132_13"><text:s/></text:span><text:span text:style-name="T132_14">option</text:span><text:span text:style-name="T132_15">.\</text:span><text:span text:style-name="T132_16">n</text:span><text:span text:style-name="T132_17">\</text:span><text:span text:style-name="T132_18">n</text:span><text:span text:style-name="T132_19">";<text:s/>//</text:span><text:span text:style-name="T132_20">outputs</text:span><text:span text:style-name="T132_21"><text:s/></text:span><text:span text:style-name="T132_22">text</text:span><text:span text:style-name="T132_23"><text:s/></text:span><text:span text:style-name="T132_24">in</text:span><text:span text:style-name="T132_25"><text:s/>""<text:s/></text:span><text:span text:style-name="T132_26">to</text:span><text:span text:style-name="T132_27"><text:s/></text:span><text:span text:style-name="T132_28">screen</text:span></text:p>
      <text:p text:style-name="P133"><text:span text:style-name="T133_1"><text:s text:c="8"/></text:span><text:span text:style-name="T133_2">break</text:span><text:span text:style-name="T133_3">;<text:s/>//</text:span><text:span text:style-name="T133_4">break</text:span></text:p>
      <text:p text:style-name="P134"><text:span text:style-name="T134_1"><text:s text:c="4"/>}<text:s/>//</text:span><text:span text:style-name="T134_2">end</text:span><text:span text:style-name="T134_3"><text:s/></text:span><text:span text:style-name="T134_4">case</text:span><text:span text:style-name="T134_5"><text:s/></text:span><text:span text:style-name="T134_6">list</text:span></text:p>
      <text:p text:style-name="P135"><text:span text:style-name="T135_1"><text:s text:c="4"/></text:span><text:span text:style-name="T135_2">cout</text:span><text:span text:style-name="T135_3"><text:s/>&lt;&lt;<text:s/>"</text:span><text:span text:style-name="T135_4">Press</text:span><text:span text:style-name="T135_5"><text:s/></text:span><text:span text:style-name="T135_6">M</text:span><text:span text:style-name="T135_7"><text:s/></text:span><text:span text:style-name="T135_8">to</text:span><text:span text:style-name="T135_9"><text:s/></text:span><text:span text:style-name="T135_10">return</text:span><text:span text:style-name="T135_11"><text:s/></text:span><text:span text:style-name="T135_12">to</text:span><text:span text:style-name="T135_13"><text:s/></text:span><text:span text:style-name="T135_14">the</text:span><text:span text:style-name="T135_15"><text:s/></text:span><text:span text:style-name="T135_16">main</text:span><text:span text:style-name="T135_17"><text:s/></text:span><text:span text:style-name="T135_18">menu</text:span><text:span text:style-name="T135_19">.<text:s/></text:span><text:span text:style-name="T135_20">Press</text:span><text:span text:style-name="T135_21"><text:s/></text:span><text:span text:style-name="T135_22">any</text:span><text:span text:style-name="T135_23"><text:s/></text:span><text:span text:style-name="T135_24">key</text:span><text:span text:style-name="T135_25"><text:s/></text:span><text:span text:style-name="T135_26">to</text:span><text:span text:style-name="T135_27"><text:s/></text:span><text:span text:style-name="T135_28">quit</text:span><text:span text:style-name="T135_29">.\</text:span><text:span text:style-name="T135_30">n</text:span><text:span text:style-name="T135_31">";<text:s/>//</text:span><text:span text:style-name="T135_32">prompts</text:span><text:span text:style-name="T135_33"><text:s/></text:span><text:span text:style-name="T135_34">user</text:span></text:p>
      <text:p text:style-name="P136"><text:span text:style-name="T136_1"><text:s text:c="4"/></text:span><text:span text:style-name="T136_2">cin</text:span><text:span text:style-name="T136_3"><text:s/>&gt;&gt;<text:s/></text:span><text:span text:style-name="T136_4">a</text:span><text:span text:style-name="T136_5">;<text:s/>//</text:span><text:span text:style-name="T136_6">gets</text:span><text:span text:style-name="T136_7"><text:s/></text:span><text:span text:style-name="T136_8">input</text:span><text:span text:style-name="T136_9"><text:s/></text:span><text:span text:style-name="T136_10">from</text:span><text:span text:style-name="T136_11"><text:s/></text:span><text:span text:style-name="T136_12">user</text:span></text:p>
      <text:p text:style-name="P137"><text:span text:style-name="T137_1"><text:s text:c="4"/></text:span><text:span text:style-name="T137_2">a</text:span><text:span text:style-name="T137_3"><text:s/>=<text:s/></text:span><text:span text:style-name="T137_4">toupper</text:span><text:span text:style-name="T137_5"><text:s/>(</text:span><text:span text:style-name="T137_6">a</text:span><text:span text:style-name="T137_7">);<text:s/>//</text:span><text:span text:style-name="T137_8">converts</text:span><text:span text:style-name="T137_9"><text:s/></text:span><text:span text:style-name="T137_10">input</text:span><text:span text:style-name="T137_11"><text:s/></text:span><text:span text:style-name="T137_12">to</text:span><text:span text:style-name="T137_13"><text:s/></text:span><text:span text:style-name="T137_14">uppercase</text:span></text:p>
      <text:p text:style-name="P138"><text:span text:style-name="T138_1"><text:s text:c="4"/></text:span><text:span text:style-name="T138_2">cout</text:span><text:span text:style-name="T138_3"><text:s/>&lt;&lt;<text:s/></text:span><text:span text:style-name="T138_4">endl</text:span><text:span text:style-name="T138_5">;<text:s/>//</text:span><text:span text:style-name="T138_6">outputs</text:span><text:span text:style-name="T138_7"><text:s/></text:span><text:span text:style-name="T138_8">endline</text:span><text:span text:style-name="T138_9"><text:s/></text:span><text:span text:style-name="T138_10">for</text:span><text:span text:style-name="T138_11"><text:s/></text:span><text:span text:style-name="T138_12">readability</text:span></text:p>
      <text:p text:style-name="P139"><text:span text:style-name="T139_1"><text:s text:c="4"/></text:span><text:span text:style-name="T139_2">if</text:span><text:span text:style-name="T139_3"><text:s/>(</text:span><text:span text:style-name="T139_4">a</text:span><text:span text:style-name="T139_5"><text:s/>!=<text:s/>'</text:span><text:span text:style-name="T139_6">M</text:span><text:span text:style-name="T139_7">')<text:s/>//</text:span><text:span text:style-name="T139_8">if</text:span><text:span text:style-name="T139_9"><text:s/></text:span><text:span text:style-name="T139_10">input</text:span><text:span text:style-name="T139_11"><text:s/></text:span><text:span text:style-name="T139_12">is</text:span><text:span text:style-name="T139_13"><text:s/></text:span><text:span text:style-name="T139_14">not</text:span><text:span text:style-name="T139_15"><text:s/></text:span><text:span text:style-name="T139_16">M</text:span></text:p>
      <text:p text:style-name="P140"><text:span text:style-name="T140_1"><text:s text:c="8"/></text:span><text:span text:style-name="T140_2">cout</text:span><text:span text:style-name="T140_3"><text:s/>&lt;&lt;<text:s/>"</text:span><text:span text:style-name="T140_4">Goodbye</text:span><text:span text:style-name="T140_5">!\</text:span><text:span text:style-name="T140_6">n</text:span><text:span text:style-name="T140_7">\</text:span><text:span text:style-name="T140_8">n</text:span><text:span text:style-name="T140_9">";<text:s/>//</text:span><text:span text:style-name="T140_10">outputs</text:span><text:span text:style-name="T140_11"><text:s/></text:span><text:span text:style-name="T140_12">text</text:span><text:span text:style-name="T140_13"><text:s/></text:span><text:span text:style-name="T140_14">in</text:span><text:span text:style-name="T140_15"><text:s/>""<text:s/></text:span><text:span text:style-name="T140_16">to</text:span><text:span text:style-name="T140_17"><text:s/></text:span><text:span text:style-name="T140_18">screen</text:span></text:p>
      <text:p text:style-name="P141"><text:span text:style-name="T141_1"><text:s text:c="4"/>}<text:s/></text:span><text:span text:style-name="T141_2">while</text:span><text:span text:style-name="T141_3"><text:s/>(</text:span><text:span text:style-name="T141_4">a</text:span><text:span text:style-name="T141_5"><text:s/>==<text:s/>'</text:span><text:span text:style-name="T141_6">M</text:span><text:span text:style-name="T141_7">');<text:s/>//</text:span><text:span text:style-name="T141_8">starts</text:span><text:span text:style-name="T141_9"><text:s/></text:span><text:span text:style-name="T141_10">loop</text:span><text:span text:style-name="T141_11"><text:s/></text:span><text:span text:style-name="T141_12">over</text:span><text:span text:style-name="T141_13"><text:s/></text:span><text:span text:style-name="T141_14">again</text:span><text:span text:style-name="T141_15"><text:s/></text:span><text:span text:style-name="T141_16">if</text:span><text:span text:style-name="T141_17"><text:s/></text:span><text:span text:style-name="T141_18">input</text:span><text:span text:style-name="T141_19"><text:s/></text:span><text:span text:style-name="T141_20">is</text:span><text:span text:style-name="T141_21"><text:s/></text:span><text:span text:style-name="T141_22">M</text:span></text:p>
      <text:p text:style-name="P142"><text:span text:style-name="T142_1"><text:s text:c="4"/></text:span><text:span text:style-name="T142_2">system</text:span><text:span text:style-name="T142_3">("</text:span><text:span text:style-name="T142_4">PAUSE</text:span><text:span text:style-name="T142_5">");<text:s/>//</text:span><text:span text:style-name="T142_6">pauses</text:span><text:span text:style-name="T142_7"><text:s/></text:span><text:span text:style-name="T142_8">program</text:span><text:span text:style-name="T142_9"><text:s/></text:span><text:span text:style-name="T142_10">until</text:span><text:span text:style-name="T142_11"><text:s/></text:span><text:span text:style-name="T142_12">user</text:span><text:span text:style-name="T142_13"><text:s/></text:span><text:span text:style-name="T142_14">hits</text:span><text:span text:style-name="T142_15"><text:s/></text:span><text:span text:style-name="T142_16">a</text:span><text:span text:style-name="T142_17"><text:s/></text:span><text:span text:style-name="T142_18">key</text:span></text:p>
      <text:p text:style-name="P143"><text:span text:style-name="T143_1"><text:s text:c="4"/></text:span><text:span text:style-name="T143_2">return</text:span><text:span text:style-name="T143_3"><text:s/>0;<text:s/>//</text:span><text:span text:style-name="T143_4">ends</text:span><text:span text:style-name="T143_5"><text:s/></text:span><text:span text:style-name="T143_6">program</text:span></text:p>
      <text:p text:style-name="P144"><text:span text:style-name="T144_1">}<text:s/>//</text:span><text:span text:style-name="T144_2">end</text:span><text:span text:style-name="T144_3"><text:s/></text:span><text:span text:style-name="T144_4">of</text:span><text:span text:style-name="T144_5"><text:s/></text:span><text:span text:style-name="T144_6">int</text:span><text:span text:style-name="T144_7"><text:s/></text:span><text:span text:style-name="T144_8">main</text:span></text:p>
      <text:p text:style-name="P145"/>
      <text:p text:style-name="P146"/>
      <text:p text:style-name="P147"><text:span text:style-name="T147_1">void</text:span><text:span text:style-name="T147_2"><text:s/></text:span><text:span text:style-name="T147_3">displayMenu</text:span><text:span text:style-name="T147_4">()<text:s/>//</text:span><text:span text:style-name="T147_5">function</text:span><text:span text:style-name="T147_6"><text:s/></text:span><text:span text:style-name="T147_7">header</text:span><text:span text:style-name="T147_8">;<text:s/></text:span><text:span text:style-name="T147_9">void</text:span><text:span text:style-name="T147_10">,<text:s/></text:span><text:span text:style-name="T147_11">so</text:span><text:span text:style-name="T147_12"><text:s/></text:span><text:span text:style-name="T147_13">function</text:span><text:span text:style-name="T147_14"><text:s/></text:span><text:span text:style-name="T147_15">has</text:span><text:span text:style-name="T147_16"><text:s/></text:span><text:span text:style-name="T147_17">no</text:span><text:span text:style-name="T147_18"><text:s/></text:span><text:span text:style-name="T147_19">return</text:span><text:span text:style-name="T147_20"><text:s/></text:span><text:span text:style-name="T147_21">type</text:span></text:p>
      <text:p text:style-name="P148"><text:span text:style-name="T148_1">{</text:span></text:p>
      <text:p text:style-name="P149"><text:span text:style-name="T149_1"><text:s text:c="4"/>//</text:span><text:span text:style-name="T149_2">outputs</text:span><text:span text:style-name="T149_3"><text:s/></text:span><text:span text:style-name="T149_4">the</text:span><text:span text:style-name="T149_5"><text:s/></text:span><text:span text:style-name="T149_6">following</text:span><text:span text:style-name="T149_7"><text:s/></text:span><text:span text:style-name="T149_8">lines</text:span><text:span text:style-name="T149_9"><text:s/></text:span><text:span text:style-name="T149_10">to</text:span><text:span text:style-name="T149_11"><text:s/></text:span><text:span text:style-name="T149_12">the</text:span><text:span text:style-name="T149_13"><text:s/></text:span><text:span text:style-name="T149_14">screen</text:span></text:p>
      <text:p text:style-name="P150"><text:span text:style-name="T150_1"><text:s text:c="4"/>//</text:span><text:span text:style-name="T150_2">used</text:span><text:span text:style-name="T150_3"><text:s/></text:span><text:span text:style-name="T150_4">strictly</text:span><text:span text:style-name="T150_5"><text:s/></text:span><text:span text:style-name="T150_6">as</text:span><text:span text:style-name="T150_7"><text:s/></text:span><text:span text:style-name="T150_8">prompts</text:span><text:span text:style-name="T150_9"><text:s/></text:span><text:span text:style-name="T150_10">for</text:span><text:span text:style-name="T150_11"><text:s/></text:span><text:span text:style-name="T150_12">user</text:span></text:p>
      <text:p text:style-name="P151"><text:span text:style-name="T151_1"><text:s text:c="4"/></text:span><text:span text:style-name="T151_2">cout</text:span><text:span text:style-name="T151_3"><text:s/>&lt;&lt;<text:s/>"\</text:span><text:span text:style-name="T151_4">t</text:span><text:span text:style-name="T151_5">\</text:span><text:span text:style-name="T151_6">tCalculator</text:span><text:span text:style-name="T151_7"><text:s/></text:span><text:span text:style-name="T151_8">Main</text:span><text:span text:style-name="T151_9"><text:s/></text:span><text:span text:style-name="T151_10">Menu</text:span><text:span text:style-name="T151_11">\</text:span><text:span text:style-name="T151_12">n</text:span><text:span text:style-name="T151_13">\</text:span><text:span text:style-name="T151_14">n</text:span><text:span text:style-name="T151_15">";</text:span></text:p>
      <text:p text:style-name="P152"><text:span text:style-name="T152_1"><text:s text:c="4"/></text:span><text:span text:style-name="T152_2">cout</text:span><text:span text:style-name="T152_3"><text:s/>&lt;&lt;<text:s/>"&lt;1&gt;\</text:span><text:span text:style-name="T152_4">tAddition</text:span><text:span text:style-name="T152_5">\</text:span><text:span text:style-name="T152_6">n</text:span><text:span text:style-name="T152_7">";</text:span></text:p>
      <text:p text:style-name="P153"><text:span text:style-name="T153_1"><text:s text:c="4"/></text:span><text:span text:style-name="T153_2">cout</text:span><text:span text:style-name="T153_3"><text:s/>&lt;&lt;<text:s/>"&lt;2&gt;\</text:span><text:span text:style-name="T153_4">tSubtration</text:span><text:span text:style-name="T153_5">\</text:span><text:span text:style-name="T153_6">n</text:span><text:span text:style-name="T153_7">";</text:span></text:p>
      <text:p text:style-name="P154"><text:span text:style-name="T154_1"><text:s text:c="4"/></text:span><text:span text:style-name="T154_2">cout</text:span><text:span text:style-name="T154_3"><text:s/>&lt;&lt;<text:s/>"&lt;3&gt;\</text:span><text:span text:style-name="T154_4">tMultiplication</text:span><text:span text:style-name="T154_5">\</text:span><text:span text:style-name="T154_6">n</text:span><text:span text:style-name="T154_7">";</text:span></text:p>
      <text:p text:style-name="P155"><text:span text:style-name="T155_1"><text:s text:c="4"/></text:span><text:span text:style-name="T155_2">cout</text:span><text:span text:style-name="T155_3"><text:s/>&lt;&lt;<text:s/>"&lt;4&gt;\</text:span><text:span text:style-name="T155_4">tDivision</text:span><text:span text:style-name="T155_5">\</text:span><text:span text:style-name="T155_6">n</text:span><text:span text:style-name="T155_7">";</text:span></text:p>
      <text:p text:style-name="P156"><text:span text:style-name="T156_1"><text:s text:c="4"/></text:span><text:span text:style-name="T156_2">cout</text:span><text:span text:style-name="T156_3"><text:s/>&lt;&lt;<text:s/>"&lt;5&gt;\</text:span><text:span text:style-name="T156_4">tSquare</text:span><text:span text:style-name="T156_5">\</text:span><text:span text:style-name="T156_6">n</text:span><text:span text:style-name="T156_7">";</text:span></text:p>
      <text:p text:style-name="P157"><text:span text:style-name="T157_1"><text:s text:c="4"/></text:span><text:span text:style-name="T157_2">cout</text:span><text:span text:style-name="T157_3"><text:s/>&lt;&lt;<text:s/>"&lt;6&gt;\</text:span><text:span text:style-name="T157_4">tSquare</text:span><text:span text:style-name="T157_5"><text:s/></text:span><text:span text:style-name="T157_6">Root</text:span><text:span text:style-name="T157_7">\</text:span><text:span text:style-name="T157_8">n</text:span><text:span text:style-name="T157_9">";</text:span></text:p>
      <text:p text:style-name="P158"><text:span text:style-name="T158_1"><text:s text:c="4"/></text:span><text:span text:style-name="T158_2">cout</text:span><text:span text:style-name="T158_3"><text:s/>&lt;&lt;<text:s/>"&lt;7&gt;\</text:span><text:span text:style-name="T158_4">tRaise</text:span><text:span text:style-name="T158_5"><text:s/></text:span><text:span text:style-name="T158_6">to</text:span><text:span text:style-name="T158_7"><text:s/></text:span><text:span text:style-name="T158_8">nth</text:span><text:span text:style-name="T158_9"><text:s/></text:span><text:span text:style-name="T158_10">power</text:span><text:span text:style-name="T158_11">\</text:span><text:span text:style-name="T158_12">n</text:span><text:span text:style-name="T158_13">";</text:span></text:p>
      <text:p text:style-name="P159"><text:span text:style-name="T159_1"><text:s text:c="4"/></text:span><text:span text:style-name="T159_2">cout</text:span><text:span text:style-name="T159_3"><text:s/>&lt;&lt;<text:s/>"&lt;8&gt;\</text:span><text:span text:style-name="T159_4">tTriangles</text:span><text:span text:style-name="T159_5">\</text:span><text:span text:style-name="T159_6">n</text:span><text:span text:style-name="T159_7">";</text:span></text:p>
      <text:p text:style-name="P160"><text:span text:style-name="T160_1"><text:s text:c="4"/></text:span><text:span text:style-name="T160_2">cout</text:span><text:span text:style-name="T160_3"><text:s/>&lt;&lt;<text:s/>"&lt;9&gt;\</text:span><text:span text:style-name="T160_4">tCircles</text:span><text:span text:style-name="T160_5">\</text:span><text:span text:style-name="T160_6">n</text:span><text:span text:style-name="T160_7">";</text:span></text:p>
      <text:p text:style-name="P161"><text:span text:style-name="T161_1"><text:s text:c="4"/></text:span><text:span text:style-name="T161_2">cout</text:span><text:span text:style-name="T161_3"><text:s/>&lt;&lt;<text:s/>"&lt;99&gt;\</text:span><text:span text:style-name="T161_4">tQuit</text:span><text:span text:style-name="T161_5">\</text:span><text:span text:style-name="T161_6">n</text:span><text:span text:style-name="T161_7">";</text:span></text:p>
      <text:p text:style-name="P162"><text:span text:style-name="T162_1"><text:s text:c="4"/></text:span><text:span text:style-name="T162_2">cout</text:span><text:span text:style-name="T162_3"><text:s/>&lt;&lt;<text:s/>"******************************************\</text:span><text:span text:style-name="T162_4">n</text:span><text:span text:style-name="T162_5">\</text:span><text:span text:style-name="T162_6">n</text:span><text:span text:style-name="T162_7">";</text:span></text:p>
      <text:p text:style-name="P163"><text:span text:style-name="T163_1">}</text:span></text:p>
      <text:p text:style-name="P164"/>
      <text:p text:style-name="P165"><text:span text:style-name="T165_1">void</text:span><text:span text:style-name="T165_2"><text:s/></text:span><text:span text:style-name="T165_3">add</text:span><text:span text:style-name="T165_4">()<text:s/>//</text:span><text:span text:style-name="T165_5">function</text:span><text:span text:style-name="T165_6"><text:s/></text:span><text:span text:style-name="T165_7">header</text:span></text:p>
      <text:p text:style-name="P166"><text:span text:style-name="T166_1">{</text:span></text:p>
      <text:p text:style-name="P167"><text:span text:style-name="T167_1"><text:s text:c="4"/></text:span><text:span text:style-name="T167_2">do</text:span><text:span text:style-name="T167_3"><text:s/>{<text:s/>//</text:span><text:span text:style-name="T167_4">start</text:span><text:span text:style-name="T167_5"><text:s/></text:span><text:span text:style-name="T167_6">of</text:span><text:span text:style-name="T167_7"><text:s/></text:span><text:span text:style-name="T167_8">do</text:span><text:span text:style-name="T167_9"><text:s/></text:span><text:span text:style-name="T167_10">while</text:span><text:span text:style-name="T167_11"><text:s/></text:span><text:span text:style-name="T167_12">loop</text:span></text:p>
      <text:p text:style-name="P168"><text:span text:style-name="T168_1"><text:s text:c="4"/></text:span><text:span text:style-name="T168_2">system</text:span><text:span text:style-name="T168_3">("</text:span><text:span text:style-name="T168_4">CLS</text:span><text:span text:style-name="T168_5">");<text:s/>//</text:span><text:span text:style-name="T168_6">clears</text:span><text:span text:style-name="T168_7"><text:s/></text:span><text:span text:style-name="T168_8">screen</text:span></text:p>
      <text:p text:style-name="P169"/>
      <text:p text:style-name="P170"><text:span text:style-name="T170_1"><text:s text:c="4"/></text:span><text:span text:style-name="T170_2">double</text:span><text:span text:style-name="T170_3"><text:s/></text:span><text:span text:style-name="T170_4">n</text:span><text:span text:style-name="T170_5">1,<text:s/></text:span><text:span text:style-name="T170_6">n</text:span><text:span text:style-name="T170_7">2<text:s/>=<text:s/>0;</text:span></text:p>
      <text:p text:style-name="P171"/>
      <text:p text:style-name="P172"><text:span text:style-name="T172_1"><text:s text:c="4"/></text:span><text:span text:style-name="T172_2">cout</text:span><text:span text:style-name="T172_3"><text:s/>&lt;&lt;<text:s/>"</text:span><text:span text:style-name="T172_4">Enter</text:span><text:span text:style-name="T172_5"><text:s/></text:span><text:span text:style-name="T172_6">numbers</text:span><text:span text:style-name="T172_7"><text:s/></text:span><text:span text:style-name="T172_8">to</text:span><text:span text:style-name="T172_9"><text:s/></text:span><text:span text:style-name="T172_10">add</text:span><text:span text:style-name="T172_11">.<text:s/></text:span><text:span text:style-name="T172_12">Enter</text:span><text:span text:style-name="T172_13"><text:s/>0<text:s/></text:span><text:span text:style-name="T172_14">to</text:span><text:span text:style-name="T172_15"><text:s/></text:span><text:span text:style-name="T172_16">get</text:span><text:span text:style-name="T172_17"><text:s/></text:span><text:span text:style-name="T172_18">total</text:span><text:span text:style-name="T172_19">.\</text:span><text:span text:style-name="T172_20">n</text:span><text:span text:style-name="T172_21">";</text:span></text:p>
      <text:p text:style-name="P173"/>
      <text:p text:style-name="P174"><text:span text:style-name="T174_1"><text:s text:c="4"/></text:span><text:span text:style-name="T174_2">do</text:span><text:span text:style-name="T174_3"><text:s/>{</text:span></text:p>
      <text:p text:style-name="P175"><text:span text:style-name="T175_1"><text:s text:c="8"/></text:span><text:span text:style-name="T175_2">cin</text:span><text:span text:style-name="T175_3"><text:s/>&gt;&gt;<text:s/></text:span><text:span text:style-name="T175_4">n</text:span><text:span text:style-name="T175_5">1;</text:span></text:p>
      <text:p text:style-name="P176"><text:span text:style-name="T176_1"><text:s text:c="8"/></text:span><text:span text:style-name="T176_2">if</text:span><text:span text:style-name="T176_3"><text:s/>(</text:span><text:span text:style-name="T176_4">n</text:span><text:span text:style-name="T176_5">1<text:s/>!=<text:s/>0)</text:span></text:p>
      <text:p text:style-name="P177"><text:span text:style-name="T177_1"><text:s text:c="12"/></text:span><text:span text:style-name="T177_2">n</text:span><text:span text:style-name="T177_3">2<text:s/>=<text:s/></text:span><text:span text:style-name="T177_4">n</text:span><text:span text:style-name="T177_5">2<text:s/>+<text:s/></text:span><text:span text:style-name="T177_6">n</text:span><text:span text:style-name="T177_7">1;</text:span></text:p>
      <text:p text:style-name="P178"><text:span text:style-name="T178_1"><text:s text:c="4"/>}<text:s/></text:span><text:span text:style-name="T178_2">while</text:span><text:span text:style-name="T178_3"><text:s/>(</text:span><text:span text:style-name="T178_4">n</text:span><text:span text:style-name="T178_5">1<text:s/>!=<text:s/>0);</text:span></text:p>
      <text:p text:style-name="P179"/>
      <text:p text:style-name="P180"><text:span text:style-name="T180_1"><text:s text:c="4"/></text:span><text:span text:style-name="T180_2">cout</text:span><text:span text:style-name="T180_3"><text:s/>&lt;&lt;<text:s/>"</text:span><text:span text:style-name="T180_4">The</text:span><text:span text:style-name="T180_5"><text:s/></text:span><text:span text:style-name="T180_6">answer</text:span><text:span text:style-name="T180_7"><text:s/></text:span><text:span text:style-name="T180_8">is</text:span><text:span text:style-name="T180_9"><text:s/>"<text:s/>&lt;&lt;<text:s/></text:span><text:span text:style-name="T180_10">n</text:span><text:span text:style-name="T180_11">2<text:s/>&lt;&lt;<text:s/></text:span><text:span text:style-name="T180_12">endl</text:span><text:span text:style-name="T180_13"><text:s/>&lt;&lt;<text:s/></text:span><text:span text:style-name="T180_14">endl</text:span><text:span text:style-name="T180_15">;</text:span></text:p>
      <text:p text:style-name="P181"/>
      <text:p text:style-name="P182"><text:span text:style-name="T182_1"><text:s text:c="4"/></text:span><text:span text:style-name="T182_2">cout</text:span><text:span text:style-name="T182_3"><text:s/>&lt;&lt;<text:s/>"</text:span><text:span text:style-name="T182_4">Add</text:span><text:span text:style-name="T182_5"><text:s/></text:span><text:span text:style-name="T182_6">again</text:span><text:span text:style-name="T182_7">?<text:s/></text:span><text:span text:style-name="T182_8">Y</text:span><text:span text:style-name="T182_9">/</text:span><text:span text:style-name="T182_10">N</text:span><text:span text:style-name="T182_11">\</text:span><text:span text:style-name="T182_12">t</text:span><text:span text:style-name="T182_13">";</text:span></text:p>
      <text:p text:style-name="P183"><text:span text:style-name="T183_1"><text:s text:c="4"/></text:span><text:span text:style-name="T183_2">cin</text:span><text:span text:style-name="T183_3"><text:s/>&gt;&gt;<text:s/></text:span><text:span text:style-name="T183_4">b</text:span><text:span text:style-name="T183_5">;</text:span></text:p>
      <text:p text:style-name="P184"><text:span text:style-name="T184_1"><text:s text:c="4"/></text:span><text:span text:style-name="T184_2">b</text:span><text:span text:style-name="T184_3"><text:s/>=<text:s/></text:span><text:span text:style-name="T184_4">toupper</text:span><text:span text:style-name="T184_5">(</text:span><text:span text:style-name="T184_6">b</text:span><text:span text:style-name="T184_7">);</text:span></text:p>
      <text:p text:style-name="P185"><text:span text:style-name="T185_1"><text:s text:c="4"/></text:span><text:span text:style-name="T185_2">cout</text:span><text:span text:style-name="T185_3"><text:s/>&lt;&lt;<text:s/></text:span><text:span text:style-name="T185_4">endl</text:span><text:span text:style-name="T185_5">;</text:span></text:p>
      <text:p text:style-name="P186"/>
      <text:p text:style-name="P187"><text:span text:style-name="T187_1"><text:s text:c="4"/>}</text:span><text:span text:style-name="T187_2">while</text:span><text:span text:style-name="T187_3"><text:s/>(</text:span><text:span text:style-name="T187_4">b</text:span><text:span text:style-name="T187_5"><text:s/>==<text:s/>'</text:span><text:span text:style-name="T187_6">Y</text:span><text:span text:style-name="T187_7">');</text:span></text:p>
      <text:p text:style-name="P188"><text:span text:style-name="T188_1">}</text:span></text:p>
      <text:p text:style-name="P189"/>
      <text:p text:style-name="P190"><text:span text:style-name="T190_1">void</text:span><text:span text:style-name="T190_2"><text:s/></text:span><text:span text:style-name="T190_3">subtract</text:span><text:span text:style-name="T190_4">()</text:span></text:p>
      <text:p text:style-name="P191"><text:span text:style-name="T191_1">{</text:span></text:p>
      <text:p text:style-name="P192"><text:span text:style-name="T192_1"><text:s text:c="4"/></text:span><text:span text:style-name="T192_2">do</text:span><text:span text:style-name="T192_3"><text:s/>{</text:span></text:p>
      <text:p text:style-name="P193"><text:span text:style-name="T193_1"><text:s text:c="4"/></text:span><text:span text:style-name="T193_2">system</text:span><text:span text:style-name="T193_3">("</text:span><text:span text:style-name="T193_4">CLS</text:span><text:span text:style-name="T193_5">");</text:span></text:p>
      <text:p text:style-name="P194"/>
      <text:p text:style-name="P195"><text:span text:style-name="T195_1"><text:s text:c="4"/></text:span><text:span text:style-name="T195_2">double</text:span><text:span text:style-name="T195_3"><text:s/></text:span><text:span text:style-name="T195_4">n</text:span><text:span text:style-name="T195_5">1,<text:s/></text:span><text:span text:style-name="T195_6">n</text:span><text:span text:style-name="T195_7">2<text:s/>=<text:s/>0;</text:span></text:p>
      <text:p text:style-name="P196"/>
      <text:p text:style-name="P197"><text:span text:style-name="T197_1"><text:s text:c="4"/></text:span><text:span text:style-name="T197_2">cout</text:span><text:span text:style-name="T197_3"><text:s/>&lt;&lt;<text:s/>"</text:span><text:span text:style-name="T197_4">Enter</text:span><text:span text:style-name="T197_5"><text:s/></text:span><text:span text:style-name="T197_6">the</text:span><text:span text:style-name="T197_7"><text:s/></text:span><text:span text:style-name="T197_8">numbers</text:span><text:span text:style-name="T197_9"><text:s/></text:span><text:span text:style-name="T197_10">to</text:span><text:span text:style-name="T197_11"><text:s/></text:span><text:span text:style-name="T197_12">subtract</text:span><text:span text:style-name="T197_13">.<text:s/></text:span><text:span text:style-name="T197_14">Enter</text:span><text:span text:style-name="T197_15"><text:s/>0<text:s/></text:span><text:span text:style-name="T197_16">to</text:span><text:span text:style-name="T197_17"><text:s/></text:span><text:span text:style-name="T197_18">get</text:span><text:span text:style-name="T197_19"><text:s/></text:span><text:span text:style-name="T197_20">total</text:span><text:span text:style-name="T197_21">.\</text:span><text:span text:style-name="T197_22">n</text:span><text:span text:style-name="T197_23">";</text:span></text:p>
      <text:p text:style-name="P198"><text:span text:style-name="T198_1"><text:s text:c="4"/></text:span><text:span text:style-name="T198_2">cout</text:span><text:span text:style-name="T198_3"><text:s/>&lt;&lt;<text:s/>"(</text:span><text:span text:style-name="T198_4">Note</text:span><text:span text:style-name="T198_5">:<text:s/></text:span><text:span text:style-name="T198_6">The</text:span><text:span text:style-name="T198_7"><text:s/></text:span><text:span text:style-name="T198_8">second</text:span><text:span text:style-name="T198_9"><text:s/></text:span><text:span text:style-name="T198_10">number</text:span><text:span text:style-name="T198_11"><text:s/></text:span><text:span text:style-name="T198_12">is</text:span><text:span text:style-name="T198_13"><text:s/></text:span><text:span text:style-name="T198_14">subtracted</text:span><text:span text:style-name="T198_15"><text:s/></text:span><text:span text:style-name="T198_16">from</text:span><text:span text:style-name="T198_17"><text:s/></text:span><text:span text:style-name="T198_18">the</text:span><text:span text:style-name="T198_19"><text:s/></text:span><text:span text:style-name="T198_20">first</text:span><text:span text:style-name="T198_21">,\</text:span><text:span text:style-name="T198_22">nthe</text:span><text:span text:style-name="T198_23"><text:s/></text:span><text:span text:style-name="T198_24">third</text:span><text:span text:style-name="T198_25"><text:s/></text:span><text:span text:style-name="T198_26">is</text:span><text:span text:style-name="T198_27"><text:s/></text:span><text:span text:style-name="T198_28">subtracted</text:span><text:span text:style-name="T198_29"><text:s/></text:span><text:span text:style-name="T198_30">from</text:span><text:span text:style-name="T198_31"><text:s/></text:span><text:span text:style-name="T198_32">that</text:span><text:span text:style-name="T198_33"><text:s/></text:span><text:span text:style-name="T198_34">result</text:span><text:span text:style-name="T198_35">,<text:s/></text:span><text:span text:style-name="T198_36">etc</text:span><text:span text:style-name="T198_37">)\</text:span><text:span text:style-name="T198_38">n</text:span><text:span text:style-name="T198_39">";</text:span></text:p>
      <text:p text:style-name="P199"/>
      <text:p text:style-name="P200"><text:span text:style-name="T200_1"><text:s text:c="4"/></text:span><text:span text:style-name="T200_2">cin</text:span><text:span text:style-name="T200_3"><text:s/>&gt;&gt;<text:s/></text:span><text:span text:style-name="T200_4">n</text:span><text:span text:style-name="T200_5">2;</text:span></text:p>
      <text:p text:style-name="P201"/>
      <text:p text:style-name="P202"><text:span text:style-name="T202_1"><text:s text:c="4"/></text:span><text:span text:style-name="T202_2">do</text:span><text:span text:style-name="T202_3"><text:s/>{</text:span></text:p>
      <text:p text:style-name="P203"><text:span text:style-name="T203_1"><text:s text:c="8"/></text:span><text:span text:style-name="T203_2">cin</text:span><text:span text:style-name="T203_3"><text:s/>&gt;&gt;<text:s/></text:span><text:span text:style-name="T203_4">n</text:span><text:span text:style-name="T203_5">1;</text:span></text:p>
      <text:p text:style-name="P204"><text:span text:style-name="T204_1"><text:s text:c="8"/></text:span><text:span text:style-name="T204_2">if</text:span><text:span text:style-name="T204_3"><text:s/>(</text:span><text:span text:style-name="T204_4">n</text:span><text:span text:style-name="T204_5">1<text:s/>!=<text:s/>0)</text:span></text:p>
      <text:p text:style-name="P205"><text:span text:style-name="T205_1"><text:s text:c="12"/></text:span><text:span text:style-name="T205_2">n</text:span><text:span text:style-name="T205_3">2<text:s/>=<text:s/></text:span><text:span text:style-name="T205_4">n</text:span><text:span text:style-name="T205_5">2<text:s/>-<text:s/></text:span><text:span text:style-name="T205_6">n</text:span><text:span text:style-name="T205_7">1;</text:span></text:p>
      <text:p text:style-name="P206"><text:span text:style-name="T206_1"><text:s text:c="4"/>}<text:s/></text:span><text:span text:style-name="T206_2">while</text:span><text:span text:style-name="T206_3"><text:s/>(</text:span><text:span text:style-name="T206_4">n</text:span><text:span text:style-name="T206_5">1<text:s/>!=<text:s/>0);</text:span></text:p>
      <text:p text:style-name="P207"/>
      <text:p text:style-name="P208"><text:span text:style-name="T208_1"><text:s text:c="4"/></text:span><text:span text:style-name="T208_2">cout</text:span><text:span text:style-name="T208_3"><text:s/>&lt;&lt;<text:s/>"</text:span><text:span text:style-name="T208_4">The</text:span><text:span text:style-name="T208_5"><text:s/></text:span><text:span text:style-name="T208_6">answer</text:span><text:span text:style-name="T208_7"><text:s/></text:span><text:span text:style-name="T208_8">is</text:span><text:span text:style-name="T208_9"><text:s/>"<text:s/>&lt;&lt;<text:s/></text:span><text:span text:style-name="T208_10">n</text:span><text:span text:style-name="T208_11">2<text:s/>&lt;&lt;<text:s/></text:span><text:span text:style-name="T208_12">endl</text:span><text:span text:style-name="T208_13"><text:s/>&lt;&lt;<text:s/></text:span><text:span text:style-name="T208_14">endl</text:span><text:span text:style-name="T208_15">;</text:span></text:p>
      <text:p text:style-name="P209"/>
      <text:p text:style-name="P210"><text:span text:style-name="T210_1"><text:s text:c="4"/></text:span><text:span text:style-name="T210_2">cout</text:span><text:span text:style-name="T210_3"><text:s/>&lt;&lt;<text:s/>"</text:span><text:span text:style-name="T210_4">Subtract</text:span><text:span text:style-name="T210_5"><text:s/></text:span><text:span text:style-name="T210_6">again</text:span><text:span text:style-name="T210_7">?<text:s/></text:span><text:span text:style-name="T210_8">Y</text:span><text:span text:style-name="T210_9">/</text:span><text:span text:style-name="T210_10">N</text:span><text:span text:style-name="T210_11">\</text:span><text:span text:style-name="T210_12">t</text:span><text:span text:style-name="T210_13">";</text:span></text:p>
      <text:p text:style-name="P211"><text:span text:style-name="T211_1"><text:s text:c="4"/></text:span><text:span text:style-name="T211_2">cin</text:span><text:span text:style-name="T211_3"><text:s/>&gt;&gt;<text:s/></text:span><text:span text:style-name="T211_4">b</text:span><text:span text:style-name="T211_5">;</text:span></text:p>
      <text:p text:style-name="P212"><text:span text:style-name="T212_1"><text:s text:c="4"/></text:span><text:span text:style-name="T212_2">b</text:span><text:span text:style-name="T212_3"><text:s/>=<text:s/></text:span><text:span text:style-name="T212_4">toupper</text:span><text:span text:style-name="T212_5">(</text:span><text:span text:style-name="T212_6">b</text:span><text:span text:style-name="T212_7">);</text:span></text:p>
      <text:p text:style-name="P213"><text:span text:style-name="T213_1"><text:s text:c="4"/></text:span><text:span text:style-name="T213_2">cout</text:span><text:span text:style-name="T213_3"><text:s/>&lt;&lt;<text:s/></text:span><text:span text:style-name="T213_4">endl</text:span><text:span text:style-name="T213_5">;</text:span></text:p>
      <text:p text:style-name="P214"/>
      <text:p text:style-name="P215"><text:span text:style-name="T215_1"><text:s text:c="4"/>}</text:span><text:span text:style-name="T215_2">while</text:span><text:span text:style-name="T215_3"><text:s/>(</text:span><text:span text:style-name="T215_4">b</text:span><text:span text:style-name="T215_5"><text:s/>==<text:s/>'</text:span><text:span text:style-name="T215_6">Y</text:span><text:span text:style-name="T215_7">');</text:span></text:p>
      <text:p text:style-name="P216"><text:span text:style-name="T216_1">}</text:span></text:p>
      <text:p text:style-name="P217"/>
      <text:p text:style-name="P218"><text:span text:style-name="T218_1">void</text:span><text:span text:style-name="T218_2"><text:s/></text:span><text:span text:style-name="T218_3">multipy</text:span><text:span text:style-name="T218_4">()</text:span></text:p>
      <text:p text:style-name="P219"><text:span text:style-name="T219_1">{</text:span></text:p>
      <text:p text:style-name="P220"><text:span text:style-name="T220_1"><text:s text:c="4"/></text:span><text:span text:style-name="T220_2">do</text:span><text:span text:style-name="T220_3"><text:s/>{</text:span></text:p>
      <text:p text:style-name="P221"><text:span text:style-name="T221_1"><text:s text:c="4"/></text:span><text:span text:style-name="T221_2">system</text:span><text:span text:style-name="T221_3">("</text:span><text:span text:style-name="T221_4">CLS</text:span><text:span text:style-name="T221_5">");</text:span></text:p>
      <text:p text:style-name="P222"/>
      <text:p text:style-name="P223"><text:span text:style-name="T223_1"><text:s text:c="4"/></text:span><text:span text:style-name="T223_2">double</text:span><text:span text:style-name="T223_3"><text:s/></text:span><text:span text:style-name="T223_4">n</text:span><text:span text:style-name="T223_5">1<text:s/>=<text:s/>0,<text:s/></text:span><text:span text:style-name="T223_6">n</text:span><text:span text:style-name="T223_7">2<text:s/>=<text:s/>1;</text:span></text:p>
      <text:p text:style-name="P224"/>
      <text:p text:style-name="P225"><text:span text:style-name="T225_1"><text:s text:c="4"/></text:span><text:span text:style-name="T225_2">cout</text:span><text:span text:style-name="T225_3"><text:s/>&lt;&lt;<text:s/>"</text:span><text:span text:style-name="T225_4">Input</text:span><text:span text:style-name="T225_5"><text:s/></text:span><text:span text:style-name="T225_6">the</text:span><text:span text:style-name="T225_7"><text:s/></text:span><text:span text:style-name="T225_8">numbers</text:span><text:span text:style-name="T225_9"><text:s/></text:span><text:span text:style-name="T225_10">you</text:span><text:span text:style-name="T225_11"><text:s/></text:span><text:span text:style-name="T225_12">would</text:span><text:span text:style-name="T225_13"><text:s/></text:span><text:span text:style-name="T225_14">like</text:span><text:span text:style-name="T225_15"><text:s/></text:span><text:span text:style-name="T225_16">to</text:span><text:span text:style-name="T225_17"><text:s/></text:span><text:span text:style-name="T225_18">multiply</text:span><text:span text:style-name="T225_19">.<text:s/></text:span><text:span text:style-name="T225_20">Enter</text:span><text:span text:style-name="T225_21"><text:s/>1<text:s/></text:span><text:span text:style-name="T225_22">to</text:span><text:span text:style-name="T225_23"><text:s/></text:span><text:span text:style-name="T225_24">get</text:span><text:span text:style-name="T225_25"><text:s/></text:span><text:span text:style-name="T225_26">total</text:span><text:span text:style-name="T225_27">.\</text:span><text:span text:style-name="T225_28">n</text:span><text:span text:style-name="T225_29">";</text:span></text:p>
      <text:p text:style-name="P226"/>
      <text:p text:style-name="P227"><text:span text:style-name="T227_1"><text:s text:c="4"/></text:span><text:span text:style-name="T227_2">do</text:span><text:span text:style-name="T227_3"><text:s/>{</text:span></text:p>
      <text:p text:style-name="P228"><text:span text:style-name="T228_1"><text:s text:c="8"/></text:span><text:span text:style-name="T228_2">cin</text:span><text:span text:style-name="T228_3"><text:s/>&gt;&gt;<text:s/></text:span><text:span text:style-name="T228_4">n</text:span><text:span text:style-name="T228_5">1;</text:span></text:p>
      <text:p text:style-name="P229"><text:span text:style-name="T229_1"><text:s text:c="8"/></text:span><text:span text:style-name="T229_2">if</text:span><text:span text:style-name="T229_3"><text:s/>(</text:span><text:span text:style-name="T229_4">n</text:span><text:span text:style-name="T229_5">1<text:s/>!=<text:s/>1)</text:span></text:p>
      <text:p text:style-name="P230"><text:span text:style-name="T230_1"><text:s text:c="12"/></text:span><text:span text:style-name="T230_2">n</text:span><text:span text:style-name="T230_3">2<text:s/>=<text:s/></text:span><text:span text:style-name="T230_4">n</text:span><text:span text:style-name="T230_5">2<text:s/>*<text:s/></text:span><text:span text:style-name="T230_6">n</text:span><text:span text:style-name="T230_7">1;</text:span></text:p>
      <text:p text:style-name="P231"><text:span text:style-name="T231_1"><text:s text:c="4"/>}<text:s/></text:span><text:span text:style-name="T231_2">while</text:span><text:span text:style-name="T231_3"><text:s/>(</text:span><text:span text:style-name="T231_4">n</text:span><text:span text:style-name="T231_5">1<text:s/>!=<text:s/>1);</text:span></text:p>
      <text:p text:style-name="P232"/>
      <text:p text:style-name="P233"><text:span text:style-name="T233_1"><text:s text:c="4"/></text:span><text:span text:style-name="T233_2">cout</text:span><text:span text:style-name="T233_3"><text:s/>&lt;&lt;<text:s/>"</text:span><text:span text:style-name="T233_4">The</text:span><text:span text:style-name="T233_5"><text:s/></text:span><text:span text:style-name="T233_6">answer</text:span><text:span text:style-name="T233_7"><text:s/></text:span><text:span text:style-name="T233_8">is</text:span><text:span text:style-name="T233_9"><text:s/>"<text:s/>&lt;&lt;<text:s/></text:span><text:span text:style-name="T233_10">n</text:span><text:span text:style-name="T233_11">2<text:s/>&lt;&lt;<text:s/></text:span><text:span text:style-name="T233_12">endl</text:span><text:span text:style-name="T233_13"><text:s/>&lt;&lt;<text:s/></text:span><text:span text:style-name="T233_14">endl</text:span><text:span text:style-name="T233_15">;</text:span></text:p>
      <text:p text:style-name="P234"/>
      <text:p text:style-name="P235"><text:span text:style-name="T235_1"><text:s text:c="4"/></text:span><text:span text:style-name="T235_2">cout</text:span><text:span text:style-name="T235_3"><text:s/>&lt;&lt;<text:s/>"</text:span><text:span text:style-name="T235_4">Multiply</text:span><text:span text:style-name="T235_5"><text:s/></text:span><text:span text:style-name="T235_6">again</text:span><text:span text:style-name="T235_7">?<text:s/></text:span><text:span text:style-name="T235_8">Y</text:span><text:span text:style-name="T235_9">/</text:span><text:span text:style-name="T235_10">N</text:span><text:span text:style-name="T235_11">\</text:span><text:span text:style-name="T235_12">t</text:span><text:span text:style-name="T235_13">";</text:span></text:p>
      <text:p text:style-name="P236"><text:span text:style-name="T236_1"><text:s text:c="4"/></text:span><text:span text:style-name="T236_2">cin</text:span><text:span text:style-name="T236_3"><text:s/>&gt;&gt;<text:s/></text:span><text:span text:style-name="T236_4">b</text:span><text:span text:style-name="T236_5">;</text:span></text:p>
      <text:p text:style-name="P237"><text:span text:style-name="T237_1"><text:s text:c="4"/></text:span><text:span text:style-name="T237_2">b</text:span><text:span text:style-name="T237_3"><text:s/>=<text:s/></text:span><text:span text:style-name="T237_4">toupper</text:span><text:span text:style-name="T237_5">(</text:span><text:span text:style-name="T237_6">b</text:span><text:span text:style-name="T237_7">);</text:span></text:p>
      <text:p text:style-name="P238"><text:span text:style-name="T238_1"><text:s text:c="4"/></text:span><text:span text:style-name="T238_2">cout</text:span><text:span text:style-name="T238_3"><text:s/>&lt;&lt;<text:s/></text:span><text:span text:style-name="T238_4">endl</text:span><text:span text:style-name="T238_5">;</text:span></text:p>
      <text:p text:style-name="P239"/>
      <text:p text:style-name="P240"><text:span text:style-name="T240_1"><text:s text:c="4"/>}</text:span><text:span text:style-name="T240_2">while</text:span><text:span text:style-name="T240_3"><text:s/>(</text:span><text:span text:style-name="T240_4">b</text:span><text:span text:style-name="T240_5"><text:s/>==<text:s/>'</text:span><text:span text:style-name="T240_6">Y</text:span><text:span text:style-name="T240_7">');</text:span></text:p>
      <text:p text:style-name="P241"><text:span text:style-name="T241_1">}</text:span></text:p>
      <text:p text:style-name="P242"/>
      <text:p text:style-name="P243"><text:span text:style-name="T243_1">void</text:span><text:span text:style-name="T243_2"><text:s/></text:span><text:span text:style-name="T243_3">division</text:span><text:span text:style-name="T243_4">()</text:span></text:p>
      <text:p text:style-name="P244"><text:span text:style-name="T244_1">{</text:span></text:p>
      <text:p text:style-name="P245"><text:span text:style-name="T245_1"><text:s text:c="4"/></text:span><text:span text:style-name="T245_2">do</text:span><text:span text:style-name="T245_3"><text:s/>{</text:span></text:p>
      <text:p text:style-name="P246"><text:span text:style-name="T246_1"><text:s text:c="4"/></text:span><text:span text:style-name="T246_2">system</text:span><text:span text:style-name="T246_3">("</text:span><text:span text:style-name="T246_4">CLS</text:span><text:span text:style-name="T246_5">");</text:span></text:p>
      <text:p text:style-name="P247"/>
      <text:p text:style-name="P248"><text:span text:style-name="T248_1"><text:s text:c="4"/></text:span><text:span text:style-name="T248_2">double</text:span><text:span text:style-name="T248_3"><text:s/></text:span><text:span text:style-name="T248_4">n</text:span><text:span text:style-name="T248_5">1,<text:s/></text:span><text:span text:style-name="T248_6">n</text:span><text:span text:style-name="T248_7">2<text:s/>=<text:s/>0;</text:span></text:p>
      <text:p text:style-name="P249"/>
      <text:p text:style-name="P250"><text:span text:style-name="T250_1"><text:s text:c="4"/></text:span><text:span text:style-name="T250_2">cout</text:span><text:span text:style-name="T250_3"><text:s/>&lt;&lt;<text:s/>"</text:span><text:span text:style-name="T250_4">Enter</text:span><text:span text:style-name="T250_5"><text:s/></text:span><text:span text:style-name="T250_6">the</text:span><text:span text:style-name="T250_7"><text:s/></text:span><text:span text:style-name="T250_8">numbers</text:span><text:span text:style-name="T250_9"><text:s/></text:span><text:span text:style-name="T250_10">to</text:span><text:span text:style-name="T250_11"><text:s/></text:span><text:span text:style-name="T250_12">divide</text:span><text:span text:style-name="T250_13">.<text:s/></text:span><text:span text:style-name="T250_14">Enter</text:span><text:span text:style-name="T250_15"><text:s/>1<text:s/></text:span><text:span text:style-name="T250_16">to</text:span><text:span text:style-name="T250_17"><text:s/></text:span><text:span text:style-name="T250_18">get</text:span><text:span text:style-name="T250_19"><text:s/></text:span><text:span text:style-name="T250_20">total</text:span><text:span text:style-name="T250_21">.\</text:span><text:span text:style-name="T250_22">n</text:span><text:span text:style-name="T250_23">";</text:span></text:p>
      <text:p text:style-name="P251"><text:span text:style-name="T251_1"><text:s text:c="4"/></text:span><text:span text:style-name="T251_2">cout</text:span><text:span text:style-name="T251_3"><text:s/>&lt;&lt;<text:s/>"(</text:span><text:span text:style-name="T251_4">Note</text:span><text:span text:style-name="T251_5">:<text:s/></text:span><text:span text:style-name="T251_6">The</text:span><text:span text:style-name="T251_7"><text:s/></text:span><text:span text:style-name="T251_8">first</text:span><text:span text:style-name="T251_9"><text:s/></text:span><text:span text:style-name="T251_10">number</text:span><text:span text:style-name="T251_11"><text:s/></text:span><text:span text:style-name="T251_12">is</text:span><text:span text:style-name="T251_13"><text:s/></text:span><text:span text:style-name="T251_14">divided</text:span><text:span text:style-name="T251_15"><text:s/></text:span><text:span text:style-name="T251_16">by</text:span><text:span text:style-name="T251_17"><text:s/></text:span><text:span text:style-name="T251_18">the</text:span><text:span text:style-name="T251_19"><text:s/></text:span><text:span text:style-name="T251_20">second</text:span><text:span text:style-name="T251_21">,\</text:span><text:span text:style-name="T251_22">nthat</text:span><text:span text:style-name="T251_23"><text:s/></text:span><text:span text:style-name="T251_24">result</text:span><text:span text:style-name="T251_25"><text:s/></text:span><text:span text:style-name="T251_26">is</text:span><text:span text:style-name="T251_27"><text:s/></text:span><text:span text:style-name="T251_28">divided</text:span><text:span text:style-name="T251_29"><text:s/></text:span><text:span text:style-name="T251_30">by</text:span><text:span text:style-name="T251_31"><text:s/></text:span><text:span text:style-name="T251_32">the</text:span><text:span text:style-name="T251_33"><text:s/></text:span><text:span text:style-name="T251_34">third</text:span><text:span text:style-name="T251_35">,<text:s/></text:span><text:span text:style-name="T251_36">etc</text:span><text:span text:style-name="T251_37">)\</text:span><text:span text:style-name="T251_38">n</text:span><text:span text:style-name="T251_39">";</text:span></text:p>
      <text:p text:style-name="P252"/>
      <text:p text:style-name="P253"><text:span text:style-name="T253_1"><text:s text:c="4"/></text:span><text:span text:style-name="T253_2">cin</text:span><text:span text:style-name="T253_3"><text:s/>&gt;&gt;<text:s/></text:span><text:span text:style-name="T253_4">n</text:span><text:span text:style-name="T253_5">2;</text:span></text:p>
      <text:p text:style-name="P254"/>
      <text:p text:style-name="P255"><text:span text:style-name="T255_1"><text:s text:c="4"/></text:span><text:span text:style-name="T255_2">do</text:span><text:span text:style-name="T255_3"><text:s/>{</text:span></text:p>
      <text:p text:style-name="P256"><text:span text:style-name="T256_1"><text:s text:c="8"/></text:span><text:span text:style-name="T256_2">cin</text:span><text:span text:style-name="T256_3"><text:s/>&gt;&gt;<text:s/></text:span><text:span text:style-name="T256_4">n</text:span><text:span text:style-name="T256_5">1;</text:span></text:p>
      <text:p text:style-name="P257"><text:span text:style-name="T257_1"><text:s text:c="8"/></text:span><text:span text:style-name="T257_2">if</text:span><text:span text:style-name="T257_3"><text:s/>(</text:span><text:span text:style-name="T257_4">n</text:span><text:span text:style-name="T257_5">1<text:s/>!=<text:s/>1)</text:span></text:p>
      <text:p text:style-name="P258"><text:span text:style-name="T258_1"><text:s text:c="12"/></text:span><text:span text:style-name="T258_2">n</text:span><text:span text:style-name="T258_3">2<text:s/>=<text:s/></text:span><text:span text:style-name="T258_4">n</text:span><text:span text:style-name="T258_5">2/</text:span><text:span text:style-name="T258_6">n</text:span><text:span text:style-name="T258_7">1;</text:span></text:p>
      <text:p text:style-name="P259"><text:span text:style-name="T259_1"><text:s text:c="4"/>}<text:s/></text:span><text:span text:style-name="T259_2">while</text:span><text:span text:style-name="T259_3"><text:s/>(</text:span><text:span text:style-name="T259_4">n</text:span><text:span text:style-name="T259_5">1<text:s/>!=<text:s/>1);</text:span></text:p>
      <text:p text:style-name="P260"/>
      <text:p text:style-name="P261"><text:span text:style-name="T261_1"><text:s text:c="4"/></text:span><text:span text:style-name="T261_2">cout</text:span><text:span text:style-name="T261_3"><text:s/>&lt;&lt;<text:s/>"</text:span><text:span text:style-name="T261_4">The</text:span><text:span text:style-name="T261_5"><text:s/></text:span><text:span text:style-name="T261_6">answer</text:span><text:span text:style-name="T261_7"><text:s/></text:span><text:span text:style-name="T261_8">is</text:span><text:span text:style-name="T261_9"><text:s/>"<text:s/>&lt;&lt;<text:s/></text:span><text:span text:style-name="T261_10">n</text:span><text:span text:style-name="T261_11">2<text:s/>&lt;&lt;<text:s/></text:span><text:span text:style-name="T261_12">endl</text:span><text:span text:style-name="T261_13"><text:s/>&lt;&lt;<text:s/></text:span><text:span text:style-name="T261_14">endl</text:span><text:span text:style-name="T261_15">;</text:span></text:p>
      <text:p text:style-name="P262"/>
      <text:p text:style-name="P263"><text:span text:style-name="T263_1"><text:s text:c="4"/></text:span><text:span text:style-name="T263_2">cout</text:span><text:span text:style-name="T263_3"><text:s/>&lt;&lt;<text:s/>"</text:span><text:span text:style-name="T263_4">Divide</text:span><text:span text:style-name="T263_5"><text:s/></text:span><text:span text:style-name="T263_6">again</text:span><text:span text:style-name="T263_7">?<text:s/></text:span><text:span text:style-name="T263_8">Y</text:span><text:span text:style-name="T263_9">/</text:span><text:span text:style-name="T263_10">N</text:span><text:span text:style-name="T263_11">\</text:span><text:span text:style-name="T263_12">t</text:span><text:span text:style-name="T263_13">";</text:span></text:p>
      <text:p text:style-name="P264"><text:span text:style-name="T264_1"><text:s text:c="4"/></text:span><text:span text:style-name="T264_2">cin</text:span><text:span text:style-name="T264_3"><text:s/>&gt;&gt;<text:s/></text:span><text:span text:style-name="T264_4">b</text:span><text:span text:style-name="T264_5">;</text:span></text:p>
      <text:p text:style-name="P265"><text:span text:style-name="T265_1"><text:s text:c="4"/></text:span><text:span text:style-name="T265_2">b</text:span><text:span text:style-name="T265_3"><text:s/>=<text:s/></text:span><text:span text:style-name="T265_4">toupper</text:span><text:span text:style-name="T265_5">(</text:span><text:span text:style-name="T265_6">b</text:span><text:span text:style-name="T265_7">);</text:span></text:p>
      <text:p text:style-name="P266"><text:span text:style-name="T266_1"><text:s text:c="4"/></text:span><text:span text:style-name="T266_2">cout</text:span><text:span text:style-name="T266_3"><text:s/>&lt;&lt;<text:s/></text:span><text:span text:style-name="T266_4">endl</text:span><text:span text:style-name="T266_5">;</text:span></text:p>
      <text:p text:style-name="P267"/>
      <text:p text:style-name="P268"><text:span text:style-name="T268_1"><text:s text:c="4"/>}</text:span><text:span text:style-name="T268_2">while</text:span><text:span text:style-name="T268_3"><text:s/>(</text:span><text:span text:style-name="T268_4">b</text:span><text:span text:style-name="T268_5"><text:s/>==<text:s/>'</text:span><text:span text:style-name="T268_6">Y</text:span><text:span text:style-name="T268_7">');</text:span></text:p>
      <text:p text:style-name="P269"><text:span text:style-name="T269_1">}</text:span></text:p>
      <text:p text:style-name="P270"/>
      <text:p text:style-name="P271"><text:span text:style-name="T271_1">void</text:span><text:span text:style-name="T271_2"><text:s/></text:span><text:span text:style-name="T271_3">square</text:span><text:span text:style-name="T271_4">()</text:span></text:p>
      <text:p text:style-name="P272"><text:span text:style-name="T272_1">{</text:span></text:p>
      <text:p text:style-name="P273"><text:span text:style-name="T273_1"><text:s text:c="4"/></text:span><text:span text:style-name="T273_2">do</text:span><text:span text:style-name="T273_3"><text:s/>{</text:span></text:p>
      <text:p text:style-name="P274"><text:span text:style-name="T274_1"><text:s text:c="4"/></text:span><text:span text:style-name="T274_2">system</text:span><text:span text:style-name="T274_3">("</text:span><text:span text:style-name="T274_4">CLS</text:span><text:span text:style-name="T274_5">");</text:span></text:p>
      <text:p text:style-name="P275"/>
      <text:p text:style-name="P276"><text:span text:style-name="T276_1"><text:s text:c="4"/></text:span><text:span text:style-name="T276_2">double</text:span><text:span text:style-name="T276_3"><text:s/></text:span><text:span text:style-name="T276_4">n</text:span><text:span text:style-name="T276_5">1<text:s/>=<text:s/>0;</text:span></text:p>
      <text:p text:style-name="P277"><text:span text:style-name="T277_1"><text:s text:c="4"/></text:span><text:span text:style-name="T277_2">cout</text:span><text:span text:style-name="T277_3"><text:s/>&lt;&lt;<text:s/>"</text:span><text:span text:style-name="T277_4">Input</text:span><text:span text:style-name="T277_5"><text:s/></text:span><text:span text:style-name="T277_6">the</text:span><text:span text:style-name="T277_7"><text:s/></text:span><text:span text:style-name="T277_8">number</text:span><text:span text:style-name="T277_9"><text:s/></text:span><text:span text:style-name="T277_10">to</text:span><text:span text:style-name="T277_11"><text:s/></text:span><text:span text:style-name="T277_12">square</text:span><text:span text:style-name="T277_13">:\</text:span><text:span text:style-name="T277_14">t</text:span><text:span text:style-name="T277_15">";</text:span></text:p>
      <text:p text:style-name="P278"><text:span text:style-name="T278_1"><text:s text:c="4"/></text:span><text:span text:style-name="T278_2">cin</text:span><text:span text:style-name="T278_3"><text:s/>&gt;&gt;<text:s/></text:span><text:span text:style-name="T278_4">n</text:span><text:span text:style-name="T278_5">1;</text:span></text:p>
      <text:p text:style-name="P279"><text:span text:style-name="T279_1"><text:s text:c="4"/></text:span><text:span text:style-name="T279_2">cout</text:span><text:span text:style-name="T279_3"><text:s/>&lt;&lt;<text:s/>"</text:span><text:span text:style-name="T279_4">The</text:span><text:span text:style-name="T279_5"><text:s/></text:span><text:span text:style-name="T279_6">answer</text:span><text:span text:style-name="T279_7"><text:s/></text:span><text:span text:style-name="T279_8">is</text:span><text:span text:style-name="T279_9"><text:s/>"<text:s/>&lt;&lt;<text:s/></text:span><text:span text:style-name="T279_10">n</text:span><text:span text:style-name="T279_11">1*</text:span><text:span text:style-name="T279_12">n</text:span><text:span text:style-name="T279_13">1<text:s/>&lt;&lt;<text:s/></text:span><text:span text:style-name="T279_14">endl</text:span><text:span text:style-name="T279_15"><text:s/>&lt;&lt;<text:s/></text:span><text:span text:style-name="T279_16">endl</text:span><text:span text:style-name="T279_17">;</text:span></text:p>
      <text:p text:style-name="P280"/>
      <text:p text:style-name="P281"><text:span text:style-name="T281_1"><text:s text:c="4"/></text:span><text:span text:style-name="T281_2">cout</text:span><text:span text:style-name="T281_3"><text:s/>&lt;&lt;<text:s/>"</text:span><text:span text:style-name="T281_4">Square</text:span><text:span text:style-name="T281_5"><text:s/></text:span><text:span text:style-name="T281_6">again</text:span><text:span text:style-name="T281_7">?<text:s/></text:span><text:span text:style-name="T281_8">Y</text:span><text:span text:style-name="T281_9">/</text:span><text:span text:style-name="T281_10">N</text:span><text:span text:style-name="T281_11">\</text:span><text:span text:style-name="T281_12">t</text:span><text:span text:style-name="T281_13">";</text:span></text:p>
      <text:p text:style-name="P282"><text:span text:style-name="T282_1"><text:s text:c="4"/></text:span><text:span text:style-name="T282_2">cin</text:span><text:span text:style-name="T282_3"><text:s/>&gt;&gt;<text:s/></text:span><text:span text:style-name="T282_4">b</text:span><text:span text:style-name="T282_5">;</text:span></text:p>
      <text:p text:style-name="P283"><text:span text:style-name="T283_1"><text:s text:c="4"/></text:span><text:span text:style-name="T283_2">b</text:span><text:span text:style-name="T283_3"><text:s/>=<text:s/></text:span><text:span text:style-name="T283_4">toupper</text:span><text:span text:style-name="T283_5">(</text:span><text:span text:style-name="T283_6">b</text:span><text:span text:style-name="T283_7">);</text:span></text:p>
      <text:p text:style-name="P284"><text:span text:style-name="T284_1"><text:s text:c="4"/></text:span><text:span text:style-name="T284_2">cout</text:span><text:span text:style-name="T284_3"><text:s/>&lt;&lt;<text:s/></text:span><text:span text:style-name="T284_4">endl</text:span><text:span text:style-name="T284_5">;</text:span></text:p>
      <text:p text:style-name="P285"/>
      <text:p text:style-name="P286"><text:span text:style-name="T286_1"><text:s text:c="4"/>}</text:span><text:span text:style-name="T286_2">while</text:span><text:span text:style-name="T286_3"><text:s/>(</text:span><text:span text:style-name="T286_4">b</text:span><text:span text:style-name="T286_5"><text:s/>==<text:s/>'</text:span><text:span text:style-name="T286_6">Y</text:span><text:span text:style-name="T286_7">');</text:span></text:p>
      <text:p text:style-name="P287"><text:span text:style-name="T287_1">}</text:span></text:p>
      <text:p text:style-name="P288"/>
      <text:p text:style-name="P289"><text:span text:style-name="T289_1">void</text:span><text:span text:style-name="T289_2"><text:s/></text:span><text:span text:style-name="T289_3">squareRoot</text:span><text:span text:style-name="T289_4">()</text:span></text:p>
      <text:p text:style-name="P290"><text:span text:style-name="T290_1">{</text:span></text:p>
      <text:p text:style-name="P291"><text:span text:style-name="T291_1"><text:s text:c="4"/></text:span><text:span text:style-name="T291_2">do</text:span><text:span text:style-name="T291_3"><text:s/>{</text:span></text:p>
      <text:p text:style-name="P292"><text:span text:style-name="T292_1"><text:s text:c="4"/></text:span><text:span text:style-name="T292_2">system</text:span><text:span text:style-name="T292_3">("</text:span><text:span text:style-name="T292_4">CLS</text:span><text:span text:style-name="T292_5">");</text:span></text:p>
      <text:p text:style-name="P293"/>
      <text:p text:style-name="P294"><text:span text:style-name="T294_1"><text:s text:c="4"/></text:span><text:span text:style-name="T294_2">double</text:span><text:span text:style-name="T294_3"><text:s/></text:span><text:span text:style-name="T294_4">n</text:span><text:span text:style-name="T294_5">1<text:s/>=<text:s/>0;</text:span></text:p>
      <text:p text:style-name="P295"/>
      <text:p text:style-name="P296"><text:span text:style-name="T296_1"><text:s text:c="4"/></text:span><text:span text:style-name="T296_2">cout</text:span><text:span text:style-name="T296_3"><text:s/>&lt;&lt;<text:s/>"</text:span><text:span text:style-name="T296_4">Input</text:span><text:span text:style-name="T296_5"><text:s/></text:span><text:span text:style-name="T296_6">the</text:span><text:span text:style-name="T296_7"><text:s/></text:span><text:span text:style-name="T296_8">number</text:span><text:span text:style-name="T296_9"><text:s/></text:span><text:span text:style-name="T296_10">you</text:span><text:span text:style-name="T296_11">'</text:span><text:span text:style-name="T296_12">d</text:span><text:span text:style-name="T296_13"><text:s/></text:span><text:span text:style-name="T296_14">like</text:span><text:span text:style-name="T296_15"><text:s/></text:span><text:span text:style-name="T296_16">the</text:span><text:span text:style-name="T296_17"><text:s/></text:span><text:span text:style-name="T296_18">square</text:span><text:span text:style-name="T296_19"><text:s/></text:span><text:span text:style-name="T296_20">root</text:span><text:span text:style-name="T296_21"><text:s/></text:span><text:span text:style-name="T296_22">of</text:span><text:span text:style-name="T296_23">:\</text:span><text:span text:style-name="T296_24">t</text:span><text:span text:style-name="T296_25">";</text:span></text:p>
      <text:p text:style-name="P297"><text:span text:style-name="T297_1"><text:s text:c="4"/></text:span><text:span text:style-name="T297_2">cin</text:span><text:span text:style-name="T297_3"><text:s/>&gt;&gt;<text:s/></text:span><text:span text:style-name="T297_4">n</text:span><text:span text:style-name="T297_5">1;</text:span></text:p>
      <text:p text:style-name="P298"/>
      <text:p text:style-name="P299"><text:span text:style-name="T299_1"><text:s text:c="4"/></text:span><text:span text:style-name="T299_2">cout</text:span><text:span text:style-name="T299_3"><text:s/>&lt;&lt;<text:s/>"</text:span><text:span text:style-name="T299_4">The</text:span><text:span text:style-name="T299_5"><text:s/></text:span><text:span text:style-name="T299_6">answer</text:span><text:span text:style-name="T299_7"><text:s/></text:span><text:span text:style-name="T299_8">is</text:span><text:span text:style-name="T299_9"><text:s/>"<text:s/>&lt;&lt;<text:s/></text:span><text:span text:style-name="T299_10">sqrt</text:span><text:span text:style-name="T299_11"><text:s/>(</text:span><text:span text:style-name="T299_12">n</text:span><text:span text:style-name="T299_13">1)<text:s/>&lt;&lt;<text:s/></text:span><text:span text:style-name="T299_14">endl</text:span><text:span text:style-name="T299_15"><text:s/>&lt;&lt;<text:s/></text:span><text:span text:style-name="T299_16">endl</text:span><text:span text:style-name="T299_17">;</text:span></text:p>
      <text:p text:style-name="P300"/>
      <text:p text:style-name="P301"><text:span text:style-name="T301_1"><text:s text:c="4"/></text:span><text:span text:style-name="T301_2">cout</text:span><text:span text:style-name="T301_3"><text:s/>&lt;&lt;<text:s/>"</text:span><text:span text:style-name="T301_4">Find</text:span><text:span text:style-name="T301_5"><text:s/></text:span><text:span text:style-name="T301_6">square</text:span><text:span text:style-name="T301_7"><text:s/></text:span><text:span text:style-name="T301_8">root</text:span><text:span text:style-name="T301_9"><text:s/></text:span><text:span text:style-name="T301_10">again</text:span><text:span text:style-name="T301_11">?<text:s/></text:span><text:span text:style-name="T301_12">Y</text:span><text:span text:style-name="T301_13">/</text:span><text:span text:style-name="T301_14">N</text:span><text:span text:style-name="T301_15">\</text:span><text:span text:style-name="T301_16">t</text:span><text:span text:style-name="T301_17">";</text:span></text:p>
      <text:p text:style-name="P302"><text:span text:style-name="T302_1"><text:s text:c="4"/></text:span><text:span text:style-name="T302_2">cin</text:span><text:span text:style-name="T302_3"><text:s/>&gt;&gt;<text:s/></text:span><text:span text:style-name="T302_4">b</text:span><text:span text:style-name="T302_5">;</text:span></text:p>
      <text:p text:style-name="P303"><text:span text:style-name="T303_1"><text:s text:c="4"/></text:span><text:span text:style-name="T303_2">b</text:span><text:span text:style-name="T303_3"><text:s/>=<text:s/></text:span><text:span text:style-name="T303_4">toupper</text:span><text:span text:style-name="T303_5">(</text:span><text:span text:style-name="T303_6">b</text:span><text:span text:style-name="T303_7">);</text:span></text:p>
      <text:p text:style-name="P304"><text:span text:style-name="T304_1"><text:s text:c="4"/></text:span><text:span text:style-name="T304_2">cout</text:span><text:span text:style-name="T304_3"><text:s/>&lt;&lt;<text:s/></text:span><text:span text:style-name="T304_4">endl</text:span><text:span text:style-name="T304_5">;</text:span></text:p>
      <text:p text:style-name="P305"/>
      <text:p text:style-name="P306"><text:span text:style-name="T306_1"><text:s text:c="4"/>}</text:span><text:span text:style-name="T306_2">while</text:span><text:span text:style-name="T306_3"><text:s/>(</text:span><text:span text:style-name="T306_4">b</text:span><text:span text:style-name="T306_5"><text:s/>==<text:s/>'</text:span><text:span text:style-name="T306_6">Y</text:span><text:span text:style-name="T306_7">');</text:span></text:p>
      <text:p text:style-name="P307"><text:span text:style-name="T307_1">}</text:span></text:p>
      <text:p text:style-name="P308"/>
      <text:p text:style-name="P309"><text:span text:style-name="T309_1">void</text:span><text:span text:style-name="T309_2"><text:s/></text:span><text:span text:style-name="T309_3">power</text:span><text:span text:style-name="T309_4">()</text:span></text:p>
      <text:p text:style-name="P310"><text:span text:style-name="T310_1">{</text:span></text:p>
      <text:p text:style-name="P311"><text:span text:style-name="T311_1"><text:s text:c="4"/></text:span><text:span text:style-name="T311_2">do</text:span><text:span text:style-name="T311_3"><text:s/>{</text:span></text:p>
      <text:p text:style-name="P312"><text:span text:style-name="T312_1"><text:s text:c="4"/></text:span><text:span text:style-name="T312_2">system</text:span><text:span text:style-name="T312_3">("</text:span><text:span text:style-name="T312_4">CLS</text:span><text:span text:style-name="T312_5">");</text:span></text:p>
      <text:p text:style-name="P313"/>
      <text:p text:style-name="P314"><text:span text:style-name="T314_1"><text:s text:c="4"/></text:span><text:span text:style-name="T314_2">double</text:span><text:span text:style-name="T314_3"><text:s/></text:span><text:span text:style-name="T314_4">n</text:span><text:span text:style-name="T314_5">1,<text:s/></text:span><text:span text:style-name="T314_6">n</text:span><text:span text:style-name="T314_7">2<text:s/>=<text:s/>0;</text:span></text:p>
      <text:p text:style-name="P315"><text:span text:style-name="T315_1"><text:s text:c="4"/></text:span><text:span text:style-name="T315_2">cout</text:span><text:span text:style-name="T315_3"><text:s/>&lt;&lt;<text:s/>"</text:span><text:span text:style-name="T315_4">Input</text:span><text:span text:style-name="T315_5"><text:s/></text:span><text:span text:style-name="T315_6">the</text:span><text:span text:style-name="T315_7"><text:s/></text:span><text:span text:style-name="T315_8">base</text:span><text:span text:style-name="T315_9"><text:s/></text:span><text:span text:style-name="T315_10">number</text:span><text:span text:style-name="T315_11">.<text:s/>";</text:span></text:p>
      <text:p text:style-name="P316"><text:span text:style-name="T316_1"><text:s text:c="4"/></text:span><text:span text:style-name="T316_2">cin</text:span><text:span text:style-name="T316_3"><text:s/>&gt;&gt;<text:s/></text:span><text:span text:style-name="T316_4">n</text:span><text:span text:style-name="T316_5">1;</text:span></text:p>
      <text:p text:style-name="P317"/>
      <text:p text:style-name="P318"><text:span text:style-name="T318_1"><text:s text:c="4"/></text:span><text:span text:style-name="T318_2">cout</text:span><text:span text:style-name="T318_3"><text:s/>&lt;&lt;<text:s/>"</text:span><text:span text:style-name="T318_4">Input</text:span><text:span text:style-name="T318_5"><text:s/></text:span><text:span text:style-name="T318_6">the</text:span><text:span text:style-name="T318_7"><text:s/></text:span><text:span text:style-name="T318_8">exponent</text:span><text:span text:style-name="T318_9">.<text:s/>";</text:span></text:p>
      <text:p text:style-name="P319"><text:span text:style-name="T319_1"><text:s text:c="4"/></text:span><text:span text:style-name="T319_2">cin</text:span><text:span text:style-name="T319_3"><text:s/>&gt;&gt;<text:s/></text:span><text:span text:style-name="T319_4">n</text:span><text:span text:style-name="T319_5">2;</text:span></text:p>
      <text:p text:style-name="P320"/>
      <text:p text:style-name="P321"><text:span text:style-name="T321_1"><text:s text:c="4"/></text:span><text:span text:style-name="T321_2">cout</text:span><text:span text:style-name="T321_3"><text:s/>&lt;&lt;<text:s/>"</text:span><text:span text:style-name="T321_4">The</text:span><text:span text:style-name="T321_5"><text:s/></text:span><text:span text:style-name="T321_6">answer</text:span><text:span text:style-name="T321_7"><text:s/></text:span><text:span text:style-name="T321_8">is</text:span><text:span text:style-name="T321_9"><text:s/>"<text:s/>&lt;&lt;<text:s/></text:span><text:span text:style-name="T321_10">pow</text:span><text:span text:style-name="T321_11"><text:s/>(</text:span><text:span text:style-name="T321_12">n</text:span><text:span text:style-name="T321_13">1,<text:s/></text:span><text:span text:style-name="T321_14">n</text:span><text:span text:style-name="T321_15">2)<text:s/>&lt;&lt;<text:s/></text:span><text:span text:style-name="T321_16">endl</text:span><text:span text:style-name="T321_17"><text:s/>&lt;&lt;<text:s/></text:span><text:span text:style-name="T321_18">endl</text:span><text:span text:style-name="T321_19">;</text:span></text:p>
      <text:p text:style-name="P322"/>
      <text:p text:style-name="P323"><text:span text:style-name="T323_1"><text:s text:c="4"/></text:span><text:span text:style-name="T323_2">cout</text:span><text:span text:style-name="T323_3"><text:s/>&lt;&lt;<text:s/>"</text:span><text:span text:style-name="T323_4">Raise</text:span><text:span text:style-name="T323_5"><text:s/></text:span><text:span text:style-name="T323_6">to</text:span><text:span text:style-name="T323_7"><text:s/></text:span><text:span text:style-name="T323_8">power</text:span><text:span text:style-name="T323_9"><text:s/></text:span><text:span text:style-name="T323_10">again</text:span><text:span text:style-name="T323_11">?<text:s/></text:span><text:span text:style-name="T323_12">Y</text:span><text:span text:style-name="T323_13">/</text:span><text:span text:style-name="T323_14">N</text:span><text:span text:style-name="T323_15">\</text:span><text:span text:style-name="T323_16">t</text:span><text:span text:style-name="T323_17">";</text:span></text:p>
      <text:p text:style-name="P324"><text:span text:style-name="T324_1"><text:s text:c="4"/></text:span><text:span text:style-name="T324_2">cin</text:span><text:span text:style-name="T324_3"><text:s/>&gt;&gt;<text:s/></text:span><text:span text:style-name="T324_4">b</text:span><text:span text:style-name="T324_5">;</text:span></text:p>
      <text:p text:style-name="P325"><text:span text:style-name="T325_1"><text:s text:c="4"/></text:span><text:span text:style-name="T325_2">b</text:span><text:span text:style-name="T325_3"><text:s/>=<text:s/></text:span><text:span text:style-name="T325_4">toupper</text:span><text:span text:style-name="T325_5">(</text:span><text:span text:style-name="T325_6">b</text:span><text:span text:style-name="T325_7">);</text:span></text:p>
      <text:p text:style-name="P326"><text:span text:style-name="T326_1"><text:s text:c="4"/></text:span><text:span text:style-name="T326_2">cout</text:span><text:span text:style-name="T326_3"><text:s/>&lt;&lt;<text:s/></text:span><text:span text:style-name="T326_4">endl</text:span><text:span text:style-name="T326_5">;</text:span></text:p>
      <text:p text:style-name="P327"/>
      <text:p text:style-name="P328"><text:span text:style-name="T328_1"><text:s text:c="4"/>}</text:span><text:span text:style-name="T328_2">while</text:span><text:span text:style-name="T328_3"><text:s/>(</text:span><text:span text:style-name="T328_4">b</text:span><text:span text:style-name="T328_5"><text:s/>==<text:s/>'</text:span><text:span text:style-name="T328_6">Y</text:span><text:span text:style-name="T328_7">');</text:span></text:p>
      <text:p text:style-name="P329"><text:span text:style-name="T329_1">}</text:span></text:p>
      <text:p text:style-name="P330"/>
      <text:p text:style-name="P331"><text:span text:style-name="T331_1">void</text:span><text:span text:style-name="T331_2"><text:s/></text:span><text:span text:style-name="T331_3">displayTrianglesMenu</text:span><text:span text:style-name="T331_4">()</text:span></text:p>
      <text:p text:style-name="P332"><text:span text:style-name="T332_1">{</text:span></text:p>
      <text:p text:style-name="P333"><text:span text:style-name="T333_1"><text:s text:c="4"/></text:span><text:span text:style-name="T333_2">cout</text:span><text:span text:style-name="T333_3"><text:s/>&lt;&lt;<text:s/>"\</text:span><text:span text:style-name="T333_4">t</text:span><text:span text:style-name="T333_5">\</text:span><text:span text:style-name="T333_6">tTriangles</text:span><text:span text:style-name="T333_7">\</text:span><text:span text:style-name="T333_8">n</text:span><text:span text:style-name="T333_9">\</text:span><text:span text:style-name="T333_10">n</text:span><text:span text:style-name="T333_11">";</text:span></text:p>
      <text:p text:style-name="P334"><text:span text:style-name="T334_1"><text:s text:c="4"/></text:span><text:span text:style-name="T334_2">cout</text:span><text:span text:style-name="T334_3"><text:s/>&lt;&lt;<text:s/>"&lt;1&gt;\</text:span><text:span text:style-name="T334_4">tFind</text:span><text:span text:style-name="T334_5"><text:s/></text:span><text:span text:style-name="T334_6">area</text:span><text:span text:style-name="T334_7"><text:s/></text:span><text:span text:style-name="T334_8">of</text:span><text:span text:style-name="T334_9"><text:s/></text:span><text:span text:style-name="T334_10">triangle</text:span><text:span text:style-name="T334_11">\</text:span><text:span text:style-name="T334_12">n</text:span><text:span text:style-name="T334_13">";</text:span></text:p>
      <text:p text:style-name="P335"><text:span text:style-name="T335_1"><text:s text:c="4"/></text:span><text:span text:style-name="T335_2">cout</text:span><text:span text:style-name="T335_3"><text:s/>&lt;&lt;<text:s/>"&lt;2&gt;\</text:span><text:span text:style-name="T335_4">tFind</text:span><text:span text:style-name="T335_5"><text:s/></text:span><text:span text:style-name="T335_6">perimeter</text:span><text:span text:style-name="T335_7"><text:s/></text:span><text:span text:style-name="T335_8">of</text:span><text:span text:style-name="T335_9"><text:s/></text:span><text:span text:style-name="T335_10">triangle</text:span><text:span text:style-name="T335_11">\</text:span><text:span text:style-name="T335_12">n</text:span><text:span text:style-name="T335_13">";</text:span></text:p>
      <text:p text:style-name="P336"><text:span text:style-name="T336_1"><text:s text:c="4"/></text:span><text:span text:style-name="T336_2">cout</text:span><text:span text:style-name="T336_3"><text:s/>&lt;&lt;<text:s/>"&lt;3&gt;\</text:span><text:span text:style-name="T336_4">tRight</text:span><text:span text:style-name="T336_5"><text:s/></text:span><text:span text:style-name="T336_6">triangle</text:span><text:span text:style-name="T336_7"><text:s/></text:span><text:span text:style-name="T336_8">check</text:span><text:span text:style-name="T336_9">\</text:span><text:span text:style-name="T336_10">n</text:span><text:span text:style-name="T336_11">\</text:span><text:span text:style-name="T336_12">n</text:span><text:span text:style-name="T336_13">";</text:span></text:p>
      <text:p text:style-name="P337"><text:span text:style-name="T337_1"><text:s text:c="4"/></text:span><text:span text:style-name="T337_2">cout</text:span><text:span text:style-name="T337_3"><text:s/>&lt;&lt;<text:s/>"******************************************\</text:span><text:span text:style-name="T337_4">n</text:span><text:span text:style-name="T337_5">\</text:span><text:span text:style-name="T337_6">n</text:span><text:span text:style-name="T337_7">";</text:span></text:p>
      <text:p text:style-name="P338"><text:span text:style-name="T338_1">}</text:span></text:p>
      <text:p text:style-name="P339"/>
      <text:p text:style-name="P340"><text:span text:style-name="T340_1">void</text:span><text:span text:style-name="T340_2"><text:s/></text:span><text:span text:style-name="T340_3">triArea</text:span><text:span text:style-name="T340_4">()</text:span></text:p>
      <text:p text:style-name="P341"><text:span text:style-name="T341_1">{</text:span></text:p>
      <text:p text:style-name="P342"><text:span text:style-name="T342_1"><text:s text:c="4"/></text:span><text:span text:style-name="T342_2">do</text:span><text:span text:style-name="T342_3"><text:s/>{</text:span></text:p>
      <text:p text:style-name="P343"><text:span text:style-name="T343_1"><text:s text:c="4"/></text:span><text:span text:style-name="T343_2">system</text:span><text:span text:style-name="T343_3">("</text:span><text:span text:style-name="T343_4">CLS</text:span><text:span text:style-name="T343_5">");</text:span></text:p>
      <text:p text:style-name="P344"/>
      <text:p text:style-name="P345"><text:span text:style-name="T345_1"><text:s text:c="4"/></text:span><text:span text:style-name="T345_2">double</text:span><text:span text:style-name="T345_3"><text:s/></text:span><text:span text:style-name="T345_4">n</text:span><text:span text:style-name="T345_5">1,<text:s/></text:span><text:span text:style-name="T345_6">n</text:span><text:span text:style-name="T345_7">2<text:s/>=<text:s/>0;</text:span></text:p>
      <text:p text:style-name="P346"/>
      <text:p text:style-name="P347"><text:span text:style-name="T347_1"><text:s text:c="4"/></text:span><text:span text:style-name="T347_2">cout</text:span><text:span text:style-name="T347_3"><text:s/>&lt;&lt;<text:s/>"</text:span><text:span text:style-name="T347_4">Enter</text:span><text:span text:style-name="T347_5"><text:s/></text:span><text:span text:style-name="T347_6">the</text:span><text:span text:style-name="T347_7"><text:s/></text:span><text:span text:style-name="T347_8">length</text:span><text:span text:style-name="T347_9"><text:s/></text:span><text:span text:style-name="T347_10">of</text:span><text:span text:style-name="T347_11"><text:s/></text:span><text:span text:style-name="T347_12">the</text:span><text:span text:style-name="T347_13"><text:s/></text:span><text:span text:style-name="T347_14">base</text:span><text:span text:style-name="T347_15"><text:s/></text:span><text:span text:style-name="T347_16">of</text:span><text:span text:style-name="T347_17"><text:s/></text:span><text:span text:style-name="T347_18">the</text:span><text:span text:style-name="T347_19"><text:s/></text:span><text:span text:style-name="T347_20">triangle</text:span><text:span text:style-name="T347_21">:<text:s/>";</text:span></text:p>
      <text:p text:style-name="P348"><text:span text:style-name="T348_1"><text:s text:c="4"/></text:span><text:span text:style-name="T348_2">cin</text:span><text:span text:style-name="T348_3"><text:s/>&gt;&gt;<text:s/></text:span><text:span text:style-name="T348_4">n</text:span><text:span text:style-name="T348_5">1;</text:span></text:p>
      <text:p text:style-name="P349"/>
      <text:p text:style-name="P350"><text:span text:style-name="T350_1"><text:s text:c="4"/></text:span><text:span text:style-name="T350_2">cout</text:span><text:span text:style-name="T350_3"><text:s/>&lt;&lt;<text:s/>"</text:span><text:span text:style-name="T350_4">Enter</text:span><text:span text:style-name="T350_5"><text:s/></text:span><text:span text:style-name="T350_6">the</text:span><text:span text:style-name="T350_7"><text:s/></text:span><text:span text:style-name="T350_8">height</text:span><text:span text:style-name="T350_9"><text:s/></text:span><text:span text:style-name="T350_10">of</text:span><text:span text:style-name="T350_11"><text:s/></text:span><text:span text:style-name="T350_12">the</text:span><text:span text:style-name="T350_13"><text:s/></text:span><text:span text:style-name="T350_14">triangle</text:span><text:span text:style-name="T350_15">:<text:s/>";</text:span></text:p>
      <text:p text:style-name="P351"><text:span text:style-name="T351_1"><text:s text:c="4"/></text:span><text:span text:style-name="T351_2">cin</text:span><text:span text:style-name="T351_3"><text:s/>&gt;&gt;<text:s/></text:span><text:span text:style-name="T351_4">n</text:span><text:span text:style-name="T351_5">2;</text:span></text:p>
      <text:p text:style-name="P352"/>
      <text:p text:style-name="P353"><text:span text:style-name="T353_1"><text:s text:c="4"/></text:span><text:span text:style-name="T353_2">cout</text:span><text:span text:style-name="T353_3"><text:s/>&lt;&lt;<text:s/></text:span><text:span text:style-name="T353_4">endl</text:span><text:span text:style-name="T353_5"><text:s/>&lt;&lt;<text:s/>"</text:span><text:span text:style-name="T353_6">The</text:span><text:span text:style-name="T353_7"><text:s/></text:span><text:span text:style-name="T353_8">area</text:span><text:span text:style-name="T353_9"><text:s/></text:span><text:span text:style-name="T353_10">of</text:span><text:span text:style-name="T353_11"><text:s/></text:span><text:span text:style-name="T353_12">the</text:span><text:span text:style-name="T353_13"><text:s/></text:span><text:span text:style-name="T353_14">triangle</text:span><text:span text:style-name="T353_15"><text:s/></text:span><text:span text:style-name="T353_16">is</text:span><text:span text:style-name="T353_17"><text:s/>"<text:s/>&lt;&lt;<text:s/>(</text:span><text:span text:style-name="T353_18">n</text:span><text:span text:style-name="T353_19">1*</text:span><text:span text:style-name="T353_20">n</text:span><text:span text:style-name="T353_21">2)/2<text:s/>&lt;&lt;<text:s/></text:span><text:span text:style-name="T353_22">endl</text:span><text:span text:style-name="T353_23"><text:s/>&lt;&lt;<text:s/></text:span><text:span text:style-name="T353_24">endl</text:span><text:span text:style-name="T353_25">;</text:span></text:p>
      <text:p text:style-name="P354"/>
      <text:p text:style-name="P355"><text:span text:style-name="T355_1"><text:s text:c="4"/></text:span><text:span text:style-name="T355_2">cout</text:span><text:span text:style-name="T355_3"><text:s/>&lt;&lt;<text:s/>"</text:span><text:span text:style-name="T355_4">Find</text:span><text:span text:style-name="T355_5"><text:s/></text:span><text:span text:style-name="T355_6">area</text:span><text:span text:style-name="T355_7"><text:s/></text:span><text:span text:style-name="T355_8">of</text:span><text:span text:style-name="T355_9"><text:s/></text:span><text:span text:style-name="T355_10">triangle</text:span><text:span text:style-name="T355_11"><text:s/></text:span><text:span text:style-name="T355_12">again</text:span><text:span text:style-name="T355_13">?<text:s/></text:span><text:span text:style-name="T355_14">Y</text:span><text:span text:style-name="T355_15">/</text:span><text:span text:style-name="T355_16">N</text:span><text:span text:style-name="T355_17">\</text:span><text:span text:style-name="T355_18">t</text:span><text:span text:style-name="T355_19">";</text:span></text:p>
      <text:p text:style-name="P356"><text:span text:style-name="T356_1"><text:s text:c="4"/></text:span><text:span text:style-name="T356_2">cin</text:span><text:span text:style-name="T356_3"><text:s/>&gt;&gt;<text:s/></text:span><text:span text:style-name="T356_4">b</text:span><text:span text:style-name="T356_5">;</text:span></text:p>
      <text:p text:style-name="P357"><text:span text:style-name="T357_1"><text:s text:c="4"/></text:span><text:span text:style-name="T357_2">b</text:span><text:span text:style-name="T357_3"><text:s/>=<text:s/></text:span><text:span text:style-name="T357_4">toupper</text:span><text:span text:style-name="T357_5">(</text:span><text:span text:style-name="T357_6">b</text:span><text:span text:style-name="T357_7">);</text:span></text:p>
      <text:p text:style-name="P358"><text:span text:style-name="T358_1"><text:s text:c="4"/></text:span><text:span text:style-name="T358_2">cout</text:span><text:span text:style-name="T358_3"><text:s/>&lt;&lt;<text:s/></text:span><text:span text:style-name="T358_4">endl</text:span><text:span text:style-name="T358_5">;</text:span></text:p>
      <text:p text:style-name="P359"/>
      <text:p text:style-name="P360"><text:span text:style-name="T360_1"><text:s text:c="4"/>}</text:span><text:span text:style-name="T360_2">while</text:span><text:span text:style-name="T360_3"><text:s/>(</text:span><text:span text:style-name="T360_4">b</text:span><text:span text:style-name="T360_5"><text:s/>==<text:s/>'</text:span><text:span text:style-name="T360_6">Y</text:span><text:span text:style-name="T360_7">');</text:span></text:p>
      <text:p text:style-name="P361"><text:span text:style-name="T361_1">}</text:span></text:p>
      <text:p text:style-name="P362"/>
      <text:p text:style-name="P363"><text:span text:style-name="T363_1">void</text:span><text:span text:style-name="T363_2"><text:s/></text:span><text:span text:style-name="T363_3">triPerim</text:span><text:span text:style-name="T363_4">()</text:span></text:p>
      <text:p text:style-name="P364"><text:span text:style-name="T364_1">{</text:span></text:p>
      <text:p text:style-name="P365"><text:span text:style-name="T365_1"><text:s text:c="4"/></text:span><text:span text:style-name="T365_2">do</text:span><text:span text:style-name="T365_3"><text:s/>{</text:span></text:p>
      <text:p text:style-name="P366"><text:span text:style-name="T366_1"><text:s text:c="4"/></text:span><text:span text:style-name="T366_2">system</text:span><text:span text:style-name="T366_3">("</text:span><text:span text:style-name="T366_4">CLS</text:span><text:span text:style-name="T366_5">");</text:span></text:p>
      <text:p text:style-name="P367"/>
      <text:p text:style-name="P368"><text:span text:style-name="T368_1"><text:s text:c="4"/></text:span><text:span text:style-name="T368_2">double</text:span><text:span text:style-name="T368_3"><text:s/></text:span><text:span text:style-name="T368_4">n</text:span><text:span text:style-name="T368_5">1,<text:s/></text:span><text:span text:style-name="T368_6">n</text:span><text:span text:style-name="T368_7">2,<text:s/></text:span><text:span text:style-name="T368_8">n</text:span><text:span text:style-name="T368_9">3;</text:span></text:p>
      <text:p text:style-name="P369"/>
      <text:p text:style-name="P370"><text:span text:style-name="T370_1"><text:s text:c="4"/></text:span><text:span text:style-name="T370_2">cout</text:span><text:span text:style-name="T370_3"><text:s/>&lt;&lt;<text:s/>"</text:span><text:span text:style-name="T370_4">Enter</text:span><text:span text:style-name="T370_5"><text:s/></text:span><text:span text:style-name="T370_6">the</text:span><text:span text:style-name="T370_7"><text:s/></text:span><text:span text:style-name="T370_8">length</text:span><text:span text:style-name="T370_9"><text:s/></text:span><text:span text:style-name="T370_10">of</text:span><text:span text:style-name="T370_11"><text:s/></text:span><text:span text:style-name="T370_12">side</text:span><text:span text:style-name="T370_13"><text:s/></text:span><text:span text:style-name="T370_14">one</text:span><text:span text:style-name="T370_15">:<text:s/>";</text:span></text:p>
      <text:p text:style-name="P371"><text:span text:style-name="T371_1"><text:s text:c="4"/></text:span><text:span text:style-name="T371_2">cin</text:span><text:span text:style-name="T371_3"><text:s/>&gt;&gt;<text:s/></text:span><text:span text:style-name="T371_4">n</text:span><text:span text:style-name="T371_5">1;</text:span></text:p>
      <text:p text:style-name="P372"/>
      <text:p text:style-name="P373"><text:span text:style-name="T373_1"><text:s text:c="4"/></text:span><text:span text:style-name="T373_2">cout</text:span><text:span text:style-name="T373_3"><text:s/>&lt;&lt;<text:s/>"</text:span><text:span text:style-name="T373_4">Enter</text:span><text:span text:style-name="T373_5"><text:s/></text:span><text:span text:style-name="T373_6">the</text:span><text:span text:style-name="T373_7"><text:s/></text:span><text:span text:style-name="T373_8">length</text:span><text:span text:style-name="T373_9"><text:s/></text:span><text:span text:style-name="T373_10">of</text:span><text:span text:style-name="T373_11"><text:s/></text:span><text:span text:style-name="T373_12">side</text:span><text:span text:style-name="T373_13"><text:s/></text:span><text:span text:style-name="T373_14">two</text:span><text:span text:style-name="T373_15">:<text:s/>";</text:span></text:p>
      <text:p text:style-name="P374"><text:span text:style-name="T374_1"><text:s text:c="4"/></text:span><text:span text:style-name="T374_2">cin</text:span><text:span text:style-name="T374_3"><text:s/>&gt;&gt;<text:s/></text:span><text:span text:style-name="T374_4">n</text:span><text:span text:style-name="T374_5">2;</text:span></text:p>
      <text:p text:style-name="P375"/>
      <text:p text:style-name="P376"><text:span text:style-name="T376_1"><text:s text:c="4"/></text:span><text:span text:style-name="T376_2">cout</text:span><text:span text:style-name="T376_3"><text:s/>&lt;&lt;<text:s/>"</text:span><text:span text:style-name="T376_4">Enter</text:span><text:span text:style-name="T376_5"><text:s/></text:span><text:span text:style-name="T376_6">the</text:span><text:span text:style-name="T376_7"><text:s/></text:span><text:span text:style-name="T376_8">length</text:span><text:span text:style-name="T376_9"><text:s/></text:span><text:span text:style-name="T376_10">of</text:span><text:span text:style-name="T376_11"><text:s/></text:span><text:span text:style-name="T376_12">side</text:span><text:span text:style-name="T376_13"><text:s/></text:span><text:span text:style-name="T376_14">three</text:span><text:span text:style-name="T376_15">:<text:s/>";</text:span></text:p>
      <text:p text:style-name="P377"><text:span text:style-name="T377_1"><text:s text:c="4"/></text:span><text:span text:style-name="T377_2">cin</text:span><text:span text:style-name="T377_3"><text:s/>&gt;&gt;<text:s/></text:span><text:span text:style-name="T377_4">n</text:span><text:span text:style-name="T377_5">3;</text:span></text:p>
      <text:p text:style-name="P378"/>
      <text:p text:style-name="P379"><text:span text:style-name="T379_1"><text:s text:c="4"/></text:span><text:span text:style-name="T379_2">cout</text:span><text:span text:style-name="T379_3"><text:s/>&lt;&lt;<text:s/></text:span><text:span text:style-name="T379_4">endl</text:span><text:span text:style-name="T379_5"><text:s/>&lt;&lt;<text:s/>"</text:span><text:span text:style-name="T379_6">The</text:span><text:span text:style-name="T379_7"><text:s/></text:span><text:span text:style-name="T379_8">perimeter</text:span><text:span text:style-name="T379_9"><text:s/></text:span><text:span text:style-name="T379_10">of</text:span><text:span text:style-name="T379_11"><text:s/></text:span><text:span text:style-name="T379_12">the</text:span><text:span text:style-name="T379_13"><text:s/></text:span><text:span text:style-name="T379_14">triangle</text:span><text:span text:style-name="T379_15"><text:s/></text:span><text:span text:style-name="T379_16">is</text:span><text:span text:style-name="T379_17"><text:s/>"<text:s/>&lt;&lt;<text:s/></text:span><text:span text:style-name="T379_18">n</text:span><text:span text:style-name="T379_19">1<text:s/>+<text:s/></text:span><text:span text:style-name="T379_20">n</text:span><text:span text:style-name="T379_21">2<text:s/>+<text:s/></text:span><text:span text:style-name="T379_22">n</text:span><text:span text:style-name="T379_23">3<text:s/>&lt;&lt;<text:s/></text:span><text:span text:style-name="T379_24">endl</text:span><text:span text:style-name="T379_25"><text:s/>&lt;&lt;<text:s/></text:span><text:span text:style-name="T379_26">endl</text:span><text:span text:style-name="T379_27">;</text:span></text:p>
      <text:p text:style-name="P380"/>
      <text:p text:style-name="P381"><text:span text:style-name="T381_1"><text:s text:c="4"/></text:span><text:span text:style-name="T381_2">cout</text:span><text:span text:style-name="T381_3"><text:s/>&lt;&lt;<text:s/>"</text:span><text:span text:style-name="T381_4">Find</text:span><text:span text:style-name="T381_5"><text:s/></text:span><text:span text:style-name="T381_6">perimeter</text:span><text:span text:style-name="T381_7"><text:s/></text:span><text:span text:style-name="T381_8">again</text:span><text:span text:style-name="T381_9">?<text:s/></text:span><text:span text:style-name="T381_10">Y</text:span><text:span text:style-name="T381_11">/</text:span><text:span text:style-name="T381_12">N</text:span><text:span text:style-name="T381_13">\</text:span><text:span text:style-name="T381_14">t</text:span><text:span text:style-name="T381_15">";</text:span></text:p>
      <text:p text:style-name="P382"><text:span text:style-name="T382_1"><text:s text:c="4"/></text:span><text:span text:style-name="T382_2">cin</text:span><text:span text:style-name="T382_3"><text:s/>&gt;&gt;<text:s/></text:span><text:span text:style-name="T382_4">b</text:span><text:span text:style-name="T382_5">;</text:span></text:p>
      <text:p text:style-name="P383"><text:span text:style-name="T383_1"><text:s text:c="4"/></text:span><text:span text:style-name="T383_2">b</text:span><text:span text:style-name="T383_3"><text:s/>=<text:s/></text:span><text:span text:style-name="T383_4">toupper</text:span><text:span text:style-name="T383_5">(</text:span><text:span text:style-name="T383_6">b</text:span><text:span text:style-name="T383_7">);</text:span></text:p>
      <text:p text:style-name="P384"><text:span text:style-name="T384_1"><text:s text:c="4"/></text:span><text:span text:style-name="T384_2">cout</text:span><text:span text:style-name="T384_3"><text:s/>&lt;&lt;<text:s/></text:span><text:span text:style-name="T384_4">endl</text:span><text:span text:style-name="T384_5">;</text:span></text:p>
      <text:p text:style-name="P385"/>
      <text:p text:style-name="P386"><text:span text:style-name="T386_1"><text:s text:c="4"/>}</text:span><text:span text:style-name="T386_2">while</text:span><text:span text:style-name="T386_3"><text:s/>(</text:span><text:span text:style-name="T386_4">b</text:span><text:span text:style-name="T386_5"><text:s/>==<text:s/>'</text:span><text:span text:style-name="T386_6">Y</text:span><text:span text:style-name="T386_7">');</text:span></text:p>
      <text:p text:style-name="P387"><text:span text:style-name="T387_1">}</text:span></text:p>
      <text:p text:style-name="P388"/>
      <text:p text:style-name="P389"><text:span text:style-name="T389_1">void</text:span><text:span text:style-name="T389_2"><text:s/></text:span><text:span text:style-name="T389_3">right</text:span><text:span text:style-name="T389_4">()</text:span></text:p>
      <text:p text:style-name="P390"><text:span text:style-name="T390_1">{</text:span></text:p>
      <text:p text:style-name="P391"><text:span text:style-name="T391_1"><text:s text:c="4"/></text:span><text:span text:style-name="T391_2">do</text:span><text:span text:style-name="T391_3"><text:s/>{</text:span></text:p>
      <text:p text:style-name="P392"><text:span text:style-name="T392_1"><text:s text:c="4"/></text:span><text:span text:style-name="T392_2">system</text:span><text:span text:style-name="T392_3">("</text:span><text:span text:style-name="T392_4">CLS</text:span><text:span text:style-name="T392_5">");</text:span></text:p>
      <text:p text:style-name="P393"/>
      <text:p text:style-name="P394"><text:span text:style-name="T394_1"><text:s text:c="4"/></text:span><text:span text:style-name="T394_2">double</text:span><text:span text:style-name="T394_3"><text:s/></text:span><text:span text:style-name="T394_4">n</text:span><text:span text:style-name="T394_5">1,<text:s/></text:span><text:span text:style-name="T394_6">n</text:span><text:span text:style-name="T394_7">2,<text:s/></text:span><text:span text:style-name="T394_8">n</text:span><text:span text:style-name="T394_9">3<text:s/>=<text:s/>0;</text:span></text:p>
      <text:p text:style-name="P395"/>
      <text:p text:style-name="P396"><text:span text:style-name="T396_1"><text:s text:c="4"/></text:span><text:span text:style-name="T396_2">cout</text:span><text:span text:style-name="T396_3"><text:s/>&lt;&lt;<text:s/>"</text:span><text:span text:style-name="T396_4">Enter</text:span><text:span text:style-name="T396_5"><text:s/></text:span><text:span text:style-name="T396_6">the</text:span><text:span text:style-name="T396_7"><text:s/></text:span><text:span text:style-name="T396_8">lengths</text:span><text:span text:style-name="T396_9"><text:s/></text:span><text:span text:style-name="T396_10">of</text:span><text:span text:style-name="T396_11"><text:s/></text:span><text:span text:style-name="T396_12">the</text:span><text:span text:style-name="T396_13"><text:s/></text:span><text:span text:style-name="T396_14">sides</text:span><text:span text:style-name="T396_15">:<text:s/>";</text:span></text:p>
      <text:p text:style-name="P397"><text:span text:style-name="T397_1"><text:s text:c="4"/></text:span><text:span text:style-name="T397_2">cin</text:span><text:span text:style-name="T397_3"><text:s/>&gt;&gt;<text:s/></text:span><text:span text:style-name="T397_4">n</text:span><text:span text:style-name="T397_5">1;</text:span></text:p>
      <text:p text:style-name="P398"><text:span text:style-name="T398_1"><text:s text:c="4"/></text:span><text:span text:style-name="T398_2">cin</text:span><text:span text:style-name="T398_3"><text:s/>&gt;&gt;<text:s/></text:span><text:span text:style-name="T398_4">n</text:span><text:span text:style-name="T398_5">2;</text:span></text:p>
      <text:p text:style-name="P399"><text:span text:style-name="T399_1"><text:s text:c="4"/></text:span><text:span text:style-name="T399_2">cin</text:span><text:span text:style-name="T399_3"><text:s/>&gt;&gt;<text:s/></text:span><text:span text:style-name="T399_4">n</text:span><text:span text:style-name="T399_5">3;</text:span></text:p>
      <text:p text:style-name="P400"/>
      <text:p text:style-name="P401"><text:span text:style-name="T401_1"><text:s text:c="4"/></text:span><text:span text:style-name="T401_2">if</text:span><text:span text:style-name="T401_3"><text:s/>(</text:span><text:span text:style-name="T401_4">n</text:span><text:span text:style-name="T401_5">1<text:s/>&gt;<text:s/></text:span><text:span text:style-name="T401_6">n</text:span><text:span text:style-name="T401_7">2<text:s/>&amp;&amp;<text:s/></text:span><text:span text:style-name="T401_8">n</text:span><text:span text:style-name="T401_9">1<text:s/>&gt;<text:s/></text:span><text:span text:style-name="T401_10">n</text:span><text:span text:style-name="T401_11">3)</text:span></text:p>
      <text:p text:style-name="P402"><text:span text:style-name="T402_1"><text:s text:c="4"/>{</text:span></text:p>
      <text:p text:style-name="P403"><text:span text:style-name="T403_1"><text:s text:c="8"/></text:span><text:span text:style-name="T403_2">if</text:span><text:span text:style-name="T403_3"><text:s/>(</text:span><text:span text:style-name="T403_4">n</text:span><text:span text:style-name="T403_5">1*</text:span><text:span text:style-name="T403_6">n</text:span><text:span text:style-name="T403_7">1<text:s/>==<text:s/></text:span><text:span text:style-name="T403_8">n</text:span><text:span text:style-name="T403_9">2*</text:span><text:span text:style-name="T403_10">n</text:span><text:span text:style-name="T403_11">2<text:s/>+<text:s/></text:span><text:span text:style-name="T403_12">n</text:span><text:span text:style-name="T403_13">3<text:s/>*<text:s/></text:span><text:span text:style-name="T403_14">n</text:span><text:span text:style-name="T403_15">3)</text:span></text:p>
      <text:p text:style-name="P404"><text:span text:style-name="T404_1"><text:s text:c="12"/></text:span><text:span text:style-name="T404_2">cout</text:span><text:span text:style-name="T404_3"><text:s/>&lt;&lt;<text:s/>"</text:span><text:span text:style-name="T404_4">This</text:span><text:span text:style-name="T404_5"><text:s/></text:span><text:span text:style-name="T404_6">is</text:span><text:span text:style-name="T404_7"><text:s/></text:span><text:span text:style-name="T404_8">a</text:span><text:span text:style-name="T404_9"><text:s/></text:span><text:span text:style-name="T404_10">RIGHT</text:span><text:span text:style-name="T404_11"><text:s/></text:span><text:span text:style-name="T404_12">TRIANGLE</text:span><text:span text:style-name="T404_13">.\</text:span><text:span text:style-name="T404_14">n</text:span><text:span text:style-name="T404_15">\</text:span><text:span text:style-name="T404_16">n</text:span><text:span text:style-name="T404_17">";</text:span></text:p>
      <text:p text:style-name="P405"><text:span text:style-name="T405_1"><text:s text:c="8"/></text:span><text:span text:style-name="T405_2">else</text:span><text:span text:style-name="T405_3"><text:s/>//<text:s/></text:span><text:span text:style-name="T405_4">n</text:span><text:span text:style-name="T405_5">1<text:s/></text:span><text:span text:style-name="T405_6">squared</text:span><text:span text:style-name="T405_7"><text:s/></text:span><text:span text:style-name="T405_8">does</text:span><text:span text:style-name="T405_9"><text:s/></text:span><text:span text:style-name="T405_10">not</text:span><text:span text:style-name="T405_11"><text:s/></text:span><text:span text:style-name="T405_12">equal</text:span><text:span text:style-name="T405_13"><text:s/></text:span><text:span text:style-name="T405_14">n</text:span><text:span text:style-name="T405_15">2<text:s/></text:span><text:span text:style-name="T405_16">squared</text:span><text:span text:style-name="T405_17"><text:s/></text:span><text:span text:style-name="T405_18">plus</text:span><text:span text:style-name="T405_19"><text:s/></text:span><text:span text:style-name="T405_20">n</text:span><text:span text:style-name="T405_21">3<text:s/></text:span><text:span text:style-name="T405_22">squared</text:span></text:p>
      <text:p text:style-name="P406"><text:span text:style-name="T406_1"><text:s text:c="12"/></text:span><text:span text:style-name="T406_2">cout</text:span><text:span text:style-name="T406_3"><text:s/>&lt;&lt;<text:s/>"</text:span><text:span text:style-name="T406_4">This</text:span><text:span text:style-name="T406_5"><text:s/></text:span><text:span text:style-name="T406_6">is</text:span><text:span text:style-name="T406_7"><text:s/></text:span><text:span text:style-name="T406_8">NOT</text:span><text:span text:style-name="T406_9"><text:s/></text:span><text:span text:style-name="T406_10">a</text:span><text:span text:style-name="T406_11"><text:s/></text:span><text:span text:style-name="T406_12">right</text:span><text:span text:style-name="T406_13"><text:s/></text:span><text:span text:style-name="T406_14">triangle</text:span><text:span text:style-name="T406_15">.\</text:span><text:span text:style-name="T406_16">n</text:span><text:span text:style-name="T406_17">\</text:span><text:span text:style-name="T406_18">n</text:span><text:span text:style-name="T406_19">";</text:span></text:p>
      <text:p text:style-name="P407"><text:span text:style-name="T407_1"><text:s text:c="4"/>}</text:span></text:p>
      <text:p text:style-name="P408"><text:span text:style-name="T408_1"><text:s text:c="4"/></text:span><text:span text:style-name="T408_2">else</text:span><text:span text:style-name="T408_3"><text:s/></text:span><text:span text:style-name="T408_4">if</text:span><text:span text:style-name="T408_5"><text:s/>(</text:span><text:span text:style-name="T408_6">n</text:span><text:span text:style-name="T408_7">2<text:s/>&gt;<text:s/></text:span><text:span text:style-name="T408_8">n</text:span><text:span text:style-name="T408_9">1<text:s/>&amp;&amp;<text:s/></text:span><text:span text:style-name="T408_10">n</text:span><text:span text:style-name="T408_11">2<text:s/>&gt;<text:s/></text:span><text:span text:style-name="T408_12">n</text:span><text:span text:style-name="T408_13">3)</text:span></text:p>
      <text:p text:style-name="P409"><text:span text:style-name="T409_1"><text:s text:c="4"/>{</text:span></text:p>
      <text:p text:style-name="P410"><text:span text:style-name="T410_1"><text:s text:c="8"/></text:span><text:span text:style-name="T410_2">if</text:span><text:span text:style-name="T410_3"><text:s/>(</text:span><text:span text:style-name="T410_4">n</text:span><text:span text:style-name="T410_5">2*</text:span><text:span text:style-name="T410_6">n</text:span><text:span text:style-name="T410_7">2<text:s/>==<text:s/></text:span><text:span text:style-name="T410_8">n</text:span><text:span text:style-name="T410_9">1*</text:span><text:span text:style-name="T410_10">n</text:span><text:span text:style-name="T410_11">1<text:s/>+<text:s/></text:span><text:span text:style-name="T410_12">n</text:span><text:span text:style-name="T410_13">3<text:s/>*<text:s/></text:span><text:span text:style-name="T410_14">n</text:span><text:span text:style-name="T410_15">3)</text:span></text:p>
      <text:p text:style-name="P411"><text:span text:style-name="T411_1"><text:s text:c="12"/></text:span><text:span text:style-name="T411_2">cout</text:span><text:span text:style-name="T411_3"><text:s/>&lt;&lt;<text:s/>"</text:span><text:span text:style-name="T411_4">This</text:span><text:span text:style-name="T411_5"><text:s/></text:span><text:span text:style-name="T411_6">is</text:span><text:span text:style-name="T411_7"><text:s/></text:span><text:span text:style-name="T411_8">a</text:span><text:span text:style-name="T411_9"><text:s/></text:span><text:span text:style-name="T411_10">RIGHT</text:span><text:span text:style-name="T411_11"><text:s/></text:span><text:span text:style-name="T411_12">TRIANGLE</text:span><text:span text:style-name="T411_13">.\</text:span><text:span text:style-name="T411_14">n</text:span><text:span text:style-name="T411_15">\</text:span><text:span text:style-name="T411_16">n</text:span><text:span text:style-name="T411_17">";</text:span></text:p>
      <text:p text:style-name="P412"><text:span text:style-name="T412_1"><text:s text:c="8"/></text:span><text:span text:style-name="T412_2">else</text:span><text:span text:style-name="T412_3"><text:s/>//<text:s/></text:span><text:span text:style-name="T412_4">n</text:span><text:span text:style-name="T412_5">2<text:s/></text:span><text:span text:style-name="T412_6">squared</text:span><text:span text:style-name="T412_7"><text:s/></text:span><text:span text:style-name="T412_8">does</text:span><text:span text:style-name="T412_9"><text:s/></text:span><text:span text:style-name="T412_10">not</text:span><text:span text:style-name="T412_11"><text:s/></text:span><text:span text:style-name="T412_12">equal</text:span><text:span text:style-name="T412_13"><text:s/></text:span><text:span text:style-name="T412_14">n</text:span><text:span text:style-name="T412_15">1<text:s/></text:span><text:span text:style-name="T412_16">squared</text:span><text:span text:style-name="T412_17"><text:s/></text:span><text:span text:style-name="T412_18">plus</text:span><text:span text:style-name="T412_19"><text:s/></text:span><text:span text:style-name="T412_20">n</text:span><text:span text:style-name="T412_21">3<text:s/></text:span><text:span text:style-name="T412_22">squared</text:span></text:p>
      <text:p text:style-name="P413"><text:span text:style-name="T413_1"><text:s text:c="12"/></text:span><text:span text:style-name="T413_2">cout</text:span><text:span text:style-name="T413_3"><text:s/>&lt;&lt;<text:s/>"</text:span><text:span text:style-name="T413_4">This</text:span><text:span text:style-name="T413_5"><text:s/></text:span><text:span text:style-name="T413_6">is</text:span><text:span text:style-name="T413_7"><text:s/></text:span><text:span text:style-name="T413_8">NOT</text:span><text:span text:style-name="T413_9"><text:s/></text:span><text:span text:style-name="T413_10">a</text:span><text:span text:style-name="T413_11"><text:s/></text:span><text:span text:style-name="T413_12">right</text:span><text:span text:style-name="T413_13"><text:s/></text:span><text:span text:style-name="T413_14">triangle</text:span><text:span text:style-name="T413_15">.\</text:span><text:span text:style-name="T413_16">n</text:span><text:span text:style-name="T413_17">\</text:span><text:span text:style-name="T413_18">n</text:span><text:span text:style-name="T413_19">";</text:span></text:p>
      <text:p text:style-name="P414"><text:span text:style-name="T414_1"><text:s text:c="4"/>}</text:span></text:p>
      <text:p text:style-name="P415"><text:span text:style-name="T415_1"><text:s text:c="4"/></text:span><text:span text:style-name="T415_2">else</text:span><text:span text:style-name="T415_3"><text:s/>//<text:s/></text:span><text:span text:style-name="T415_4">n</text:span><text:span text:style-name="T415_5">3<text:s/>&gt;<text:s/></text:span><text:span text:style-name="T415_6">n</text:span><text:span text:style-name="T415_7">1<text:s/>&amp;<text:s/></text:span><text:span text:style-name="T415_8">n</text:span><text:span text:style-name="T415_9">1</text:span></text:p>
      <text:p text:style-name="P416"><text:span text:style-name="T416_1"><text:s text:c="4"/>{</text:span></text:p>
      <text:p text:style-name="P417"><text:span text:style-name="T417_1"><text:s text:c="8"/></text:span><text:span text:style-name="T417_2">if</text:span><text:span text:style-name="T417_3"><text:s/>(</text:span><text:span text:style-name="T417_4">n</text:span><text:span text:style-name="T417_5">3*</text:span><text:span text:style-name="T417_6">n</text:span><text:span text:style-name="T417_7">3<text:s/>==<text:s/></text:span><text:span text:style-name="T417_8">n</text:span><text:span text:style-name="T417_9">1*</text:span><text:span text:style-name="T417_10">n</text:span><text:span text:style-name="T417_11">1<text:s/>+<text:s/></text:span><text:span text:style-name="T417_12">n</text:span><text:span text:style-name="T417_13">2<text:s/>*<text:s/></text:span><text:span text:style-name="T417_14">n</text:span><text:span text:style-name="T417_15">2)</text:span></text:p>
      <text:p text:style-name="P418"><text:span text:style-name="T418_1"><text:s text:c="12"/></text:span><text:span text:style-name="T418_2">cout</text:span><text:span text:style-name="T418_3"><text:s/>&lt;&lt;<text:s/>"</text:span><text:span text:style-name="T418_4">This</text:span><text:span text:style-name="T418_5"><text:s/></text:span><text:span text:style-name="T418_6">is</text:span><text:span text:style-name="T418_7"><text:s/></text:span><text:span text:style-name="T418_8">a</text:span><text:span text:style-name="T418_9"><text:s/></text:span><text:span text:style-name="T418_10">RIGHT</text:span><text:span text:style-name="T418_11"><text:s/></text:span><text:span text:style-name="T418_12">TRIANGLE</text:span><text:span text:style-name="T418_13">.\</text:span><text:span text:style-name="T418_14">n</text:span><text:span text:style-name="T418_15">\</text:span><text:span text:style-name="T418_16">n</text:span><text:span text:style-name="T418_17">";</text:span></text:p>
      <text:p text:style-name="P419"><text:span text:style-name="T419_1"><text:s text:c="8"/></text:span><text:span text:style-name="T419_2">else</text:span><text:span text:style-name="T419_3"><text:s/>//<text:s/></text:span><text:span text:style-name="T419_4">n</text:span><text:span text:style-name="T419_5">3<text:s/></text:span><text:span text:style-name="T419_6">squared</text:span><text:span text:style-name="T419_7"><text:s/></text:span><text:span text:style-name="T419_8">does</text:span><text:span text:style-name="T419_9"><text:s/></text:span><text:span text:style-name="T419_10">not</text:span><text:span text:style-name="T419_11"><text:s/></text:span><text:span text:style-name="T419_12">equal</text:span><text:span text:style-name="T419_13"><text:s/></text:span><text:span text:style-name="T419_14">n</text:span><text:span text:style-name="T419_15">1<text:s/></text:span><text:span text:style-name="T419_16">squared</text:span><text:span text:style-name="T419_17"><text:s/></text:span><text:span text:style-name="T419_18">plus</text:span><text:span text:style-name="T419_19"><text:s/></text:span><text:span text:style-name="T419_20">n</text:span><text:span text:style-name="T419_21">2<text:s/></text:span><text:span text:style-name="T419_22">squared</text:span></text:p>
      <text:p text:style-name="P420"><text:span text:style-name="T420_1"><text:s text:c="12"/></text:span><text:span text:style-name="T420_2">cout</text:span><text:span text:style-name="T420_3"><text:s/>&lt;&lt;<text:s/>"</text:span><text:span text:style-name="T420_4">This</text:span><text:span text:style-name="T420_5"><text:s/></text:span><text:span text:style-name="T420_6">is</text:span><text:span text:style-name="T420_7"><text:s/></text:span><text:span text:style-name="T420_8">NOT</text:span><text:span text:style-name="T420_9"><text:s/></text:span><text:span text:style-name="T420_10">a</text:span><text:span text:style-name="T420_11"><text:s/></text:span><text:span text:style-name="T420_12">right</text:span><text:span text:style-name="T420_13"><text:s/></text:span><text:span text:style-name="T420_14">triangle</text:span><text:span text:style-name="T420_15">.\</text:span><text:span text:style-name="T420_16">n</text:span><text:span text:style-name="T420_17">\</text:span><text:span text:style-name="T420_18">n</text:span><text:span text:style-name="T420_19">";</text:span></text:p>
      <text:p text:style-name="P421"><text:span text:style-name="T421_1"><text:s text:c="4"/>}</text:span></text:p>
      <text:p text:style-name="P422"/>
      <text:p text:style-name="P423"><text:span text:style-name="T423_1"><text:s text:c="4"/></text:span><text:span text:style-name="T423_2">cout</text:span><text:span text:style-name="T423_3"><text:s/>&lt;&lt;<text:s/>"</text:span><text:span text:style-name="T423_4">Perform</text:span><text:span text:style-name="T423_5"><text:s/></text:span><text:span text:style-name="T423_6">check</text:span><text:span text:style-name="T423_7"><text:s/></text:span><text:span text:style-name="T423_8">again</text:span><text:span text:style-name="T423_9">?<text:s/></text:span><text:span text:style-name="T423_10">Y</text:span><text:span text:style-name="T423_11">/</text:span><text:span text:style-name="T423_12">N</text:span><text:span text:style-name="T423_13">\</text:span><text:span text:style-name="T423_14">t</text:span><text:span text:style-name="T423_15">";</text:span></text:p>
      <text:p text:style-name="P424"><text:span text:style-name="T424_1"><text:s text:c="4"/></text:span><text:span text:style-name="T424_2">cin</text:span><text:span text:style-name="T424_3"><text:s/>&gt;&gt;<text:s/></text:span><text:span text:style-name="T424_4">b</text:span><text:span text:style-name="T424_5">;</text:span></text:p>
      <text:p text:style-name="P425"><text:span text:style-name="T425_1"><text:s text:c="4"/></text:span><text:span text:style-name="T425_2">b</text:span><text:span text:style-name="T425_3"><text:s/>=<text:s/></text:span><text:span text:style-name="T425_4">toupper</text:span><text:span text:style-name="T425_5">(</text:span><text:span text:style-name="T425_6">b</text:span><text:span text:style-name="T425_7">);</text:span></text:p>
      <text:p text:style-name="P426"><text:span text:style-name="T426_1"><text:s text:c="4"/></text:span><text:span text:style-name="T426_2">cout</text:span><text:span text:style-name="T426_3"><text:s/>&lt;&lt;<text:s/></text:span><text:span text:style-name="T426_4">endl</text:span><text:span text:style-name="T426_5">;</text:span></text:p>
      <text:p text:style-name="P427"/>
      <text:p text:style-name="P428"><text:span text:style-name="T428_1"><text:s text:c="4"/>}</text:span><text:span text:style-name="T428_2">while</text:span><text:span text:style-name="T428_3"><text:s/>(</text:span><text:span text:style-name="T428_4">b</text:span><text:span text:style-name="T428_5"><text:s/>==<text:s/>'</text:span><text:span text:style-name="T428_6">Y</text:span><text:span text:style-name="T428_7">');</text:span></text:p>
      <text:p text:style-name="P429"><text:span text:style-name="T429_1">}</text:span></text:p>
      <text:p text:style-name="P430"/>
      <text:p text:style-name="P431"><text:span text:style-name="T431_1">void</text:span><text:span text:style-name="T431_2"><text:s/></text:span><text:span text:style-name="T431_3">displayCircles</text:span><text:span text:style-name="T431_4">()</text:span></text:p>
      <text:p text:style-name="P432"><text:span text:style-name="T432_1">{</text:span></text:p>
      <text:p text:style-name="P433"><text:span text:style-name="T433_1"><text:s text:c="4"/></text:span><text:span text:style-name="T433_2">cout</text:span><text:span text:style-name="T433_3"><text:s/>&lt;&lt;<text:s/>"\</text:span><text:span text:style-name="T433_4">t</text:span><text:span text:style-name="T433_5">\</text:span><text:span text:style-name="T433_6">tCircles</text:span><text:span text:style-name="T433_7">\</text:span><text:span text:style-name="T433_8">n</text:span><text:span text:style-name="T433_9">\</text:span><text:span text:style-name="T433_10">n</text:span><text:span text:style-name="T433_11">";</text:span></text:p>
      <text:p text:style-name="P434"><text:span text:style-name="T434_1"><text:s text:c="4"/></text:span><text:span text:style-name="T434_2">cout</text:span><text:span text:style-name="T434_3"><text:s/>&lt;&lt;<text:s/>"&lt;1&gt;\</text:span><text:span text:style-name="T434_4">tArea</text:span><text:span text:style-name="T434_5"><text:s/></text:span><text:span text:style-name="T434_6">of</text:span><text:span text:style-name="T434_7"><text:s/></text:span><text:span text:style-name="T434_8">circle</text:span><text:span text:style-name="T434_9">\</text:span><text:span text:style-name="T434_10">n</text:span><text:span text:style-name="T434_11">";</text:span></text:p>
      <text:p text:style-name="P435"><text:span text:style-name="T435_1"><text:s text:c="4"/></text:span><text:span text:style-name="T435_2">cout</text:span><text:span text:style-name="T435_3"><text:s/>&lt;&lt;<text:s/>"&lt;2&gt;\</text:span><text:span text:style-name="T435_4">tCircumference</text:span><text:span text:style-name="T435_5"><text:s/></text:span><text:span text:style-name="T435_6">of</text:span><text:span text:style-name="T435_7"><text:s/></text:span><text:span text:style-name="T435_8">circle</text:span><text:span text:style-name="T435_9">\</text:span><text:span text:style-name="T435_10">n</text:span><text:span text:style-name="T435_11">";</text:span></text:p>
      <text:p text:style-name="P436"><text:span text:style-name="T436_1"><text:s text:c="4"/></text:span><text:span text:style-name="T436_2">cout</text:span><text:span text:style-name="T436_3"><text:s/>&lt;&lt;<text:s/>"******************************************\</text:span><text:span text:style-name="T436_4">n</text:span><text:span text:style-name="T436_5">\</text:span><text:span text:style-name="T436_6">n</text:span><text:span text:style-name="T436_7">";</text:span></text:p>
      <text:p text:style-name="P437"><text:span text:style-name="T437_1">}</text:span></text:p>
      <text:p text:style-name="P438"/>
      <text:p text:style-name="P439"><text:span text:style-name="T439_1">void</text:span><text:span text:style-name="T439_2"><text:s/></text:span><text:span text:style-name="T439_3">areaCirc</text:span><text:span text:style-name="T439_4">()</text:span></text:p>
      <text:p text:style-name="P440"><text:span text:style-name="T440_1">{</text:span></text:p>
      <text:p text:style-name="P441"><text:span text:style-name="T441_1"><text:s text:c="4"/></text:span><text:span text:style-name="T441_2">do</text:span><text:span text:style-name="T441_3"><text:s/>{</text:span></text:p>
      <text:p text:style-name="P442"><text:span text:style-name="T442_1"><text:s text:c="4"/></text:span><text:span text:style-name="T442_2">system</text:span><text:span text:style-name="T442_3">("</text:span><text:span text:style-name="T442_4">CLS</text:span><text:span text:style-name="T442_5">");</text:span></text:p>
      <text:p text:style-name="P443"/>
      <text:p text:style-name="P444"><text:span text:style-name="T444_1"><text:s text:c="4"/></text:span><text:span text:style-name="T444_2">char</text:span><text:span text:style-name="T444_3"><text:s/></text:span><text:span text:style-name="T444_4">op</text:span><text:span text:style-name="T444_5">;</text:span></text:p>
      <text:p text:style-name="P445"><text:span text:style-name="T445_1"><text:s text:c="4"/></text:span><text:span text:style-name="T445_2">double</text:span><text:span text:style-name="T445_3"><text:s/></text:span><text:span text:style-name="T445_4">n</text:span><text:span text:style-name="T445_5">1,<text:s/></text:span><text:span text:style-name="T445_6">n</text:span><text:span text:style-name="T445_7">2<text:s/>=<text:s/>0;</text:span></text:p>
      <text:p text:style-name="P446"/>
      <text:p text:style-name="P447"><text:span text:style-name="T447_1"><text:s text:c="4"/></text:span><text:span text:style-name="T447_2">cout</text:span><text:span text:style-name="T447_3"><text:s/>&lt;&lt;<text:s/>"</text:span><text:span text:style-name="T447_4">Would</text:span><text:span text:style-name="T447_5"><text:s/></text:span><text:span text:style-name="T447_6">you</text:span><text:span text:style-name="T447_7"><text:s/></text:span><text:span text:style-name="T447_8">like</text:span><text:span text:style-name="T447_9"><text:s/></text:span><text:span text:style-name="T447_10">to</text:span><text:span text:style-name="T447_11"><text:s/></text:span><text:span text:style-name="T447_12">calculate</text:span><text:span text:style-name="T447_13"><text:s/></text:span><text:span text:style-name="T447_14">using</text:span><text:span text:style-name="T447_15"><text:s/>&lt;</text:span><text:span text:style-name="T447_16">r</text:span><text:span text:style-name="T447_17">&gt;<text:s/></text:span><text:span text:style-name="T447_18">radius</text:span><text:span text:style-name="T447_19"><text:s/></text:span><text:span text:style-name="T447_20">or</text:span><text:span text:style-name="T447_21"><text:s/>&lt;</text:span><text:span text:style-name="T447_22">d</text:span><text:span text:style-name="T447_23">&gt;<text:s/></text:span><text:span text:style-name="T447_24">diameter</text:span><text:span text:style-name="T447_25">?\</text:span><text:span text:style-name="T447_26">t</text:span><text:span text:style-name="T447_27">";</text:span></text:p>
      <text:p text:style-name="P448"><text:span text:style-name="T448_1"><text:s text:c="4"/></text:span><text:span text:style-name="T448_2">cin</text:span><text:span text:style-name="T448_3"><text:s/>&gt;&gt;<text:s/></text:span><text:span text:style-name="T448_4">op</text:span><text:span text:style-name="T448_5">;</text:span></text:p>
      <text:p text:style-name="P449"><text:span text:style-name="T449_1"><text:s text:c="4"/></text:span><text:span text:style-name="T449_2">op</text:span><text:span text:style-name="T449_3"><text:s/>=<text:s/></text:span><text:span text:style-name="T449_4">tolower</text:span><text:span text:style-name="T449_5">(</text:span><text:span text:style-name="T449_6">op</text:span><text:span text:style-name="T449_7">);</text:span></text:p>
      <text:p text:style-name="P450"/>
      <text:p text:style-name="P451"><text:span text:style-name="T451_1"><text:s text:c="4"/></text:span><text:span text:style-name="T451_2">if</text:span><text:span text:style-name="T451_3"><text:s/>(</text:span><text:span text:style-name="T451_4">op</text:span><text:span text:style-name="T451_5"><text:s/>==<text:s/>'</text:span><text:span text:style-name="T451_6">r</text:span><text:span text:style-name="T451_7">')</text:span></text:p>
      <text:p text:style-name="P452"><text:span text:style-name="T452_1"><text:s text:c="4"/>{</text:span></text:p>
      <text:p text:style-name="P453"><text:span text:style-name="T453_1"><text:s text:c="8"/></text:span><text:span text:style-name="T453_2">cout</text:span><text:span text:style-name="T453_3"><text:s/>&lt;&lt;<text:s/>"</text:span><text:span text:style-name="T453_4">Enter</text:span><text:span text:style-name="T453_5"><text:s/></text:span><text:span text:style-name="T453_6">the</text:span><text:span text:style-name="T453_7"><text:s/></text:span><text:span text:style-name="T453_8">radius</text:span><text:span text:style-name="T453_9">:\</text:span><text:span text:style-name="T453_10">t</text:span><text:span text:style-name="T453_11">";</text:span></text:p>
      <text:p text:style-name="P454"><text:span text:style-name="T454_1"><text:s text:c="8"/></text:span><text:span text:style-name="T454_2">cin</text:span><text:span text:style-name="T454_3"><text:s/>&gt;&gt;<text:s/></text:span><text:span text:style-name="T454_4">n</text:span><text:span text:style-name="T454_5">1;</text:span></text:p>
      <text:p text:style-name="P455"/>
      <text:p text:style-name="P456"><text:span text:style-name="T456_1"><text:s text:c="8"/></text:span><text:span text:style-name="T456_2">n</text:span><text:span text:style-name="T456_3">2<text:s/>=<text:s/></text:span><text:span text:style-name="T456_4">pi</text:span><text:span text:style-name="T456_5"><text:s/>*<text:s/>(</text:span><text:span text:style-name="T456_6">n</text:span><text:span text:style-name="T456_7">1<text:s/>*<text:s/></text:span><text:span text:style-name="T456_8">n</text:span><text:span text:style-name="T456_9">1);</text:span></text:p>
      <text:p text:style-name="P457"><text:span text:style-name="T457_1"><text:s text:c="4"/>}</text:span></text:p>
      <text:p text:style-name="P458"><text:span text:style-name="T458_1"><text:s text:c="4"/></text:span><text:span text:style-name="T458_2">else</text:span><text:span text:style-name="T458_3"><text:s/></text:span><text:span text:style-name="T458_4">if</text:span><text:span text:style-name="T458_5"><text:s/>(</text:span><text:span text:style-name="T458_6">op</text:span><text:span text:style-name="T458_7"><text:s/>==<text:s/>'</text:span><text:span text:style-name="T458_8">d</text:span><text:span text:style-name="T458_9">')</text:span></text:p>
      <text:p text:style-name="P459"><text:span text:style-name="T459_1"><text:s text:c="4"/>{</text:span></text:p>
      <text:p text:style-name="P460"><text:span text:style-name="T460_1"><text:s text:c="8"/></text:span><text:span text:style-name="T460_2">cout</text:span><text:span text:style-name="T460_3"><text:s/>&lt;&lt;<text:s/>"</text:span><text:span text:style-name="T460_4">Enter</text:span><text:span text:style-name="T460_5"><text:s/></text:span><text:span text:style-name="T460_6">the</text:span><text:span text:style-name="T460_7"><text:s/></text:span><text:span text:style-name="T460_8">diameter</text:span><text:span text:style-name="T460_9">:\</text:span><text:span text:style-name="T460_10">t</text:span><text:span text:style-name="T460_11">";</text:span></text:p>
      <text:p text:style-name="P461"><text:span text:style-name="T461_1"><text:s text:c="8"/></text:span><text:span text:style-name="T461_2">cin</text:span><text:span text:style-name="T461_3"><text:s/>&gt;&gt;<text:s/></text:span><text:span text:style-name="T461_4">n</text:span><text:span text:style-name="T461_5">1;</text:span></text:p>
      <text:p text:style-name="P462"/>
      <text:p text:style-name="P463"><text:span text:style-name="T463_1"><text:s text:c="8"/></text:span><text:span text:style-name="T463_2">n</text:span><text:span text:style-name="T463_3">1<text:s/>=<text:s/></text:span><text:span text:style-name="T463_4">n</text:span><text:span text:style-name="T463_5">1/2;</text:span></text:p>
      <text:p text:style-name="P464"/>
      <text:p text:style-name="P465"><text:span text:style-name="T465_1"><text:s text:c="8"/></text:span><text:span text:style-name="T465_2">n</text:span><text:span text:style-name="T465_3">2<text:s/>=<text:s/></text:span><text:span text:style-name="T465_4">pi</text:span><text:span text:style-name="T465_5"><text:s/>*<text:s/>(</text:span><text:span text:style-name="T465_6">n</text:span><text:span text:style-name="T465_7">1<text:s/>*<text:s/></text:span><text:span text:style-name="T465_8">n</text:span><text:span text:style-name="T465_9">1);</text:span></text:p>
      <text:p text:style-name="P466"><text:span text:style-name="T466_1"><text:s text:c="4"/>}</text:span></text:p>
      <text:p text:style-name="P467"><text:span text:style-name="T467_1"><text:s text:c="4"/></text:span><text:span text:style-name="T467_2">else</text:span></text:p>
      <text:p text:style-name="P468"><text:span text:style-name="T468_1"><text:s text:c="8"/></text:span><text:span text:style-name="T468_2">cout</text:span><text:span text:style-name="T468_3"><text:s/>&lt;&lt;<text:s/>"</text:span><text:span text:style-name="T468_4">Invalid</text:span><text:span text:style-name="T468_5"><text:s/></text:span><text:span text:style-name="T468_6">option</text:span><text:span text:style-name="T468_7">.\</text:span><text:span text:style-name="T468_8">n</text:span><text:span text:style-name="T468_9">";</text:span></text:p>
      <text:p text:style-name="P469"/>
      <text:p text:style-name="P470"><text:span text:style-name="T470_1"><text:s text:c="4"/></text:span><text:span text:style-name="T470_2">cout</text:span><text:span text:style-name="T470_3"><text:s/>&lt;&lt;<text:s/></text:span><text:span text:style-name="T470_4">endl</text:span><text:span text:style-name="T470_5"><text:s/>&lt;&lt;<text:s/>"</text:span><text:span text:style-name="T470_6">The</text:span><text:span text:style-name="T470_7"><text:s/></text:span><text:span text:style-name="T470_8">area</text:span><text:span text:style-name="T470_9"><text:s/></text:span><text:span text:style-name="T470_10">of</text:span><text:span text:style-name="T470_11"><text:s/></text:span><text:span text:style-name="T470_12">the</text:span><text:span text:style-name="T470_13"><text:s/></text:span><text:span text:style-name="T470_14">circle</text:span><text:span text:style-name="T470_15"><text:s/></text:span><text:span text:style-name="T470_16">is</text:span><text:span text:style-name="T470_17"><text:s/>"<text:s/>&lt;&lt;<text:s/></text:span><text:span text:style-name="T470_18">n</text:span><text:span text:style-name="T470_19">2<text:s/>&lt;&lt;<text:s/></text:span><text:span text:style-name="T470_20">endl</text:span><text:span text:style-name="T470_21"><text:s/>&lt;&lt;<text:s/></text:span><text:span text:style-name="T470_22">endl</text:span><text:span text:style-name="T470_23">;</text:span></text:p>
      <text:p text:style-name="P471"/>
      <text:p text:style-name="P472"><text:span text:style-name="T472_1"><text:s text:c="4"/></text:span><text:span text:style-name="T472_2">cout</text:span><text:span text:style-name="T472_3"><text:s/>&lt;&lt;<text:s/>"</text:span><text:span text:style-name="T472_4">Find</text:span><text:span text:style-name="T472_5"><text:s/></text:span><text:span text:style-name="T472_6">area</text:span><text:span text:style-name="T472_7"><text:s/></text:span><text:span text:style-name="T472_8">of</text:span><text:span text:style-name="T472_9"><text:s/></text:span><text:span text:style-name="T472_10">circle</text:span><text:span text:style-name="T472_11"><text:s/></text:span><text:span text:style-name="T472_12">again</text:span><text:span text:style-name="T472_13">?<text:s/></text:span><text:span text:style-name="T472_14">Y</text:span><text:span text:style-name="T472_15">/</text:span><text:span text:style-name="T472_16">N</text:span><text:span text:style-name="T472_17">\</text:span><text:span text:style-name="T472_18">t</text:span><text:span text:style-name="T472_19">";</text:span></text:p>
      <text:p text:style-name="P473"><text:span text:style-name="T473_1"><text:s text:c="4"/></text:span><text:span text:style-name="T473_2">cin</text:span><text:span text:style-name="T473_3"><text:s/>&gt;&gt;<text:s/></text:span><text:span text:style-name="T473_4">b</text:span><text:span text:style-name="T473_5">;</text:span></text:p>
      <text:p text:style-name="P474"><text:span text:style-name="T474_1"><text:s text:c="4"/></text:span><text:span text:style-name="T474_2">b</text:span><text:span text:style-name="T474_3"><text:s/>=<text:s/></text:span><text:span text:style-name="T474_4">toupper</text:span><text:span text:style-name="T474_5">(</text:span><text:span text:style-name="T474_6">b</text:span><text:span text:style-name="T474_7">);</text:span></text:p>
      <text:p text:style-name="P475"><text:span text:style-name="T475_1"><text:s text:c="4"/></text:span><text:span text:style-name="T475_2">cout</text:span><text:span text:style-name="T475_3"><text:s/>&lt;&lt;<text:s/></text:span><text:span text:style-name="T475_4">endl</text:span><text:span text:style-name="T475_5">;</text:span></text:p>
      <text:p text:style-name="P476"/>
      <text:p text:style-name="P477"><text:span text:style-name="T477_1"><text:s text:c="4"/>}</text:span><text:span text:style-name="T477_2">while</text:span><text:span text:style-name="T477_3"><text:s/>(</text:span><text:span text:style-name="T477_4">b</text:span><text:span text:style-name="T477_5"><text:s/>==<text:s/>'</text:span><text:span text:style-name="T477_6">Y</text:span><text:span text:style-name="T477_7">');</text:span></text:p>
      <text:p text:style-name="P478"><text:span text:style-name="T478_1">}</text:span></text:p>
      <text:p text:style-name="P479"/>
      <text:p text:style-name="P480"><text:span text:style-name="T480_1">void</text:span><text:span text:style-name="T480_2"><text:s/></text:span><text:span text:style-name="T480_3">circumCirc</text:span><text:span text:style-name="T480_4">()</text:span></text:p>
      <text:p text:style-name="P481"><text:span text:style-name="T481_1">{</text:span></text:p>
      <text:p text:style-name="P482"><text:span text:style-name="T482_1"><text:s text:c="4"/></text:span><text:span text:style-name="T482_2">do</text:span><text:span text:style-name="T482_3"><text:s/>{</text:span></text:p>
      <text:p text:style-name="P483"><text:span text:style-name="T483_1"><text:s text:c="4"/></text:span><text:span text:style-name="T483_2">system</text:span><text:span text:style-name="T483_3">("</text:span><text:span text:style-name="T483_4">CLS</text:span><text:span text:style-name="T483_5">");</text:span></text:p>
      <text:p text:style-name="P484"/>
      <text:p text:style-name="P485"><text:span text:style-name="T485_1"><text:s text:c="4"/></text:span><text:span text:style-name="T485_2">char</text:span><text:span text:style-name="T485_3"><text:s/></text:span><text:span text:style-name="T485_4">op</text:span><text:span text:style-name="T485_5">;</text:span></text:p>
      <text:p text:style-name="P486"><text:span text:style-name="T486_1"><text:s text:c="4"/></text:span><text:span text:style-name="T486_2">double</text:span><text:span text:style-name="T486_3"><text:s/></text:span><text:span text:style-name="T486_4">n</text:span><text:span text:style-name="T486_5">1,<text:s/></text:span><text:span text:style-name="T486_6">n</text:span><text:span text:style-name="T486_7">2<text:s/>=<text:s/>0;</text:span></text:p>
      <text:p text:style-name="P487"/>
      <text:p text:style-name="P488"><text:span text:style-name="T488_1"><text:s text:c="4"/></text:span><text:span text:style-name="T488_2">cout</text:span><text:span text:style-name="T488_3"><text:s/>&lt;&lt;<text:s/>"</text:span><text:span text:style-name="T488_4">Would</text:span><text:span text:style-name="T488_5"><text:s/></text:span><text:span text:style-name="T488_6">you</text:span><text:span text:style-name="T488_7"><text:s/></text:span><text:span text:style-name="T488_8">like</text:span><text:span text:style-name="T488_9"><text:s/></text:span><text:span text:style-name="T488_10">to</text:span><text:span text:style-name="T488_11"><text:s/></text:span><text:span text:style-name="T488_12">calculate</text:span><text:span text:style-name="T488_13"><text:s/></text:span><text:span text:style-name="T488_14">using</text:span><text:span text:style-name="T488_15"><text:s/>&lt;</text:span><text:span text:style-name="T488_16">r</text:span><text:span text:style-name="T488_17">&gt;<text:s/></text:span><text:span text:style-name="T488_18">radius</text:span><text:span text:style-name="T488_19"><text:s/></text:span><text:span text:style-name="T488_20">or</text:span><text:span text:style-name="T488_21"><text:s/>&lt;</text:span><text:span text:style-name="T488_22">d</text:span><text:span text:style-name="T488_23">&gt;<text:s/></text:span><text:span text:style-name="T488_24">diameter</text:span><text:span text:style-name="T488_25">?\</text:span><text:span text:style-name="T488_26">t</text:span><text:span text:style-name="T488_27">";</text:span></text:p>
      <text:p text:style-name="P489"><text:span text:style-name="T489_1"><text:s text:c="4"/></text:span><text:span text:style-name="T489_2">cin</text:span><text:span text:style-name="T489_3"><text:s/>&gt;&gt;<text:s/></text:span><text:span text:style-name="T489_4">op</text:span><text:span text:style-name="T489_5">;</text:span></text:p>
      <text:p text:style-name="P490"><text:span text:style-name="T490_1"><text:s text:c="4"/></text:span><text:span text:style-name="T490_2">op</text:span><text:span text:style-name="T490_3"><text:s/>=<text:s/></text:span><text:span text:style-name="T490_4">tolower</text:span><text:span text:style-name="T490_5">(</text:span><text:span text:style-name="T490_6">op</text:span><text:span text:style-name="T490_7">);</text:span></text:p>
      <text:p text:style-name="P491"/>
      <text:p text:style-name="P492"><text:span text:style-name="T492_1"><text:s text:c="4"/></text:span><text:span text:style-name="T492_2">if</text:span><text:span text:style-name="T492_3"><text:s/>(</text:span><text:span text:style-name="T492_4">op</text:span><text:span text:style-name="T492_5"><text:s/>==<text:s/>'</text:span><text:span text:style-name="T492_6">r</text:span><text:span text:style-name="T492_7">')</text:span></text:p>
      <text:p text:style-name="P493"><text:span text:style-name="T493_1"><text:s text:c="4"/>{</text:span></text:p>
      <text:p text:style-name="P494"><text:span text:style-name="T494_1"><text:s text:c="8"/></text:span><text:span text:style-name="T494_2">cout</text:span><text:span text:style-name="T494_3"><text:s/>&lt;&lt;<text:s/>"</text:span><text:span text:style-name="T494_4">Enter</text:span><text:span text:style-name="T494_5"><text:s/></text:span><text:span text:style-name="T494_6">the</text:span><text:span text:style-name="T494_7"><text:s/></text:span><text:span text:style-name="T494_8">radius</text:span><text:span text:style-name="T494_9">:\</text:span><text:span text:style-name="T494_10">t</text:span><text:span text:style-name="T494_11">";</text:span></text:p>
      <text:p text:style-name="P495"><text:span text:style-name="T495_1"><text:s text:c="8"/></text:span><text:span text:style-name="T495_2">cin</text:span><text:span text:style-name="T495_3"><text:s/>&gt;&gt;<text:s/></text:span><text:span text:style-name="T495_4">n</text:span><text:span text:style-name="T495_5">1;</text:span></text:p>
      <text:p text:style-name="P496"/>
      <text:p text:style-name="P497"><text:span text:style-name="T497_1"><text:s text:c="8"/></text:span><text:span text:style-name="T497_2">n</text:span><text:span text:style-name="T497_3">2<text:s/>=<text:s/>2<text:s/>*<text:s/></text:span><text:span text:style-name="T497_4">pi</text:span><text:span text:style-name="T497_5"><text:s/>*<text:s/></text:span><text:span text:style-name="T497_6">n</text:span><text:span text:style-name="T497_7">1;</text:span></text:p>
      <text:p text:style-name="P498"><text:span text:style-name="T498_1"><text:s text:c="4"/>}</text:span></text:p>
      <text:p text:style-name="P499"><text:span text:style-name="T499_1"><text:s text:c="4"/></text:span><text:span text:style-name="T499_2">else</text:span><text:span text:style-name="T499_3"><text:s/></text:span><text:span text:style-name="T499_4">if</text:span><text:span text:style-name="T499_5"><text:s/>(</text:span><text:span text:style-name="T499_6">op</text:span><text:span text:style-name="T499_7"><text:s/>==<text:s/>'</text:span><text:span text:style-name="T499_8">d</text:span><text:span text:style-name="T499_9">')</text:span></text:p>
      <text:p text:style-name="P500"><text:span text:style-name="T500_1"><text:s text:c="4"/>{</text:span></text:p>
      <text:p text:style-name="P501"><text:span text:style-name="T501_1"><text:s text:c="8"/></text:span><text:span text:style-name="T501_2">cout</text:span><text:span text:style-name="T501_3"><text:s/>&lt;&lt;<text:s/>"</text:span><text:span text:style-name="T501_4">Enter</text:span><text:span text:style-name="T501_5"><text:s/></text:span><text:span text:style-name="T501_6">the</text:span><text:span text:style-name="T501_7"><text:s/></text:span><text:span text:style-name="T501_8">diameter</text:span><text:span text:style-name="T501_9">:\</text:span><text:span text:style-name="T501_10">t</text:span><text:span text:style-name="T501_11">";</text:span></text:p>
      <text:p text:style-name="P502"><text:span text:style-name="T502_1"><text:s text:c="8"/></text:span><text:span text:style-name="T502_2">cin</text:span><text:span text:style-name="T502_3"><text:s/>&gt;&gt;<text:s/></text:span><text:span text:style-name="T502_4">n</text:span><text:span text:style-name="T502_5">1;</text:span></text:p>
      <text:p text:style-name="P503"/>
      <text:p text:style-name="P504"><text:span text:style-name="T504_1"><text:s text:c="8"/></text:span><text:span text:style-name="T504_2">n</text:span><text:span text:style-name="T504_3">2<text:s/>=<text:s/></text:span><text:span text:style-name="T504_4">pi</text:span><text:span text:style-name="T504_5"><text:s/>*<text:s/></text:span><text:span text:style-name="T504_6">n</text:span><text:span text:style-name="T504_7">1;</text:span></text:p>
      <text:p text:style-name="P505"><text:span text:style-name="T505_1"><text:s text:c="4"/>}</text:span></text:p>
      <text:p text:style-name="P506"><text:span text:style-name="T506_1"><text:s text:c="4"/></text:span><text:span text:style-name="T506_2">else</text:span></text:p>
      <text:p text:style-name="P507"><text:span text:style-name="T507_1"><text:s text:c="8"/></text:span><text:span text:style-name="T507_2">cout</text:span><text:span text:style-name="T507_3"><text:s/>&lt;&lt;<text:s/>"</text:span><text:span text:style-name="T507_4">Invalid</text:span><text:span text:style-name="T507_5"><text:s/></text:span><text:span text:style-name="T507_6">option</text:span><text:span text:style-name="T507_7">.\</text:span><text:span text:style-name="T507_8">n</text:span><text:span text:style-name="T507_9">";</text:span></text:p>
      <text:p text:style-name="P508"/>
      <text:p text:style-name="P509"><text:span text:style-name="T509_1"><text:s text:c="4"/></text:span><text:span text:style-name="T509_2">cout</text:span><text:span text:style-name="T509_3"><text:s/>&lt;&lt;<text:s/></text:span><text:span text:style-name="T509_4">endl</text:span><text:span text:style-name="T509_5"><text:s/>&lt;&lt;<text:s/>"</text:span><text:span text:style-name="T509_6">The</text:span><text:span text:style-name="T509_7"><text:s/></text:span><text:span text:style-name="T509_8">circumference</text:span><text:span text:style-name="T509_9"><text:s/></text:span><text:span text:style-name="T509_10">of</text:span><text:span text:style-name="T509_11"><text:s/></text:span><text:span text:style-name="T509_12">the</text:span><text:span text:style-name="T509_13"><text:s/></text:span><text:span text:style-name="T509_14">circle</text:span><text:span text:style-name="T509_15"><text:s/></text:span><text:span text:style-name="T509_16">is</text:span><text:span text:style-name="T509_17"><text:s/>"<text:s/>&lt;&lt;<text:s/></text:span><text:span text:style-name="T509_18">n</text:span><text:span text:style-name="T509_19">2<text:s/>&lt;&lt;<text:s/></text:span><text:span text:style-name="T509_20">endl</text:span><text:span text:style-name="T509_21"><text:s/>&lt;&lt;<text:s/></text:span><text:span text:style-name="T509_22">endl</text:span><text:span text:style-name="T509_23">;</text:span></text:p>
      <text:p text:style-name="P510"/>
      <text:p text:style-name="P511"><text:span text:style-name="T511_1"><text:s text:c="4"/></text:span><text:span text:style-name="T511_2">cout</text:span><text:span text:style-name="T511_3"><text:s/>&lt;&lt;<text:s/>"</text:span><text:span text:style-name="T511_4">Find</text:span><text:span text:style-name="T511_5"><text:s/></text:span><text:span text:style-name="T511_6">circumference</text:span><text:span text:style-name="T511_7"><text:s/></text:span><text:span text:style-name="T511_8">again</text:span><text:span text:style-name="T511_9">?<text:s/></text:span><text:span text:style-name="T511_10">Y</text:span><text:span text:style-name="T511_11">/</text:span><text:span text:style-name="T511_12">N</text:span><text:span text:style-name="T511_13">\</text:span><text:span text:style-name="T511_14">t</text:span><text:span text:style-name="T511_15">";</text:span></text:p>
      <text:p text:style-name="P512"><text:span text:style-name="T512_1"><text:s text:c="4"/></text:span><text:span text:style-name="T512_2">cin</text:span><text:span text:style-name="T512_3"><text:s/>&gt;&gt;<text:s/></text:span><text:span text:style-name="T512_4">b</text:span><text:span text:style-name="T512_5">;</text:span></text:p>
      <text:p text:style-name="P513"><text:span text:style-name="T513_1"><text:s text:c="4"/></text:span><text:span text:style-name="T513_2">b</text:span><text:span text:style-name="T513_3"><text:s/>=<text:s/></text:span><text:span text:style-name="T513_4">toupper</text:span><text:span text:style-name="T513_5">(</text:span><text:span text:style-name="T513_6">b</text:span><text:span text:style-name="T513_7">);</text:span></text:p>
      <text:p text:style-name="P514"><text:span text:style-name="T514_1"><text:s text:c="4"/></text:span><text:span text:style-name="T514_2">cout</text:span><text:span text:style-name="T514_3"><text:s/>&lt;&lt;<text:s/></text:span><text:span text:style-name="T514_4">endl</text:span><text:span text:style-name="T514_5">;</text:span></text:p>
      <text:p text:style-name="P515"/>
      <text:p text:style-name="P516"><text:span text:style-name="T516_1"><text:s text:c="4"/>}</text:span><text:span text:style-name="T516_2">while</text:span><text:span text:style-name="T516_3"><text:s/>(</text:span><text:span text:style-name="T516_4">b</text:span><text:span text:style-name="T516_5"><text:s/>==<text:s/>'</text:span><text:span text:style-name="T516_6">Y</text:span><text:span text:style-name="T516_7">');</text:span></text:p>
      <text:p text:style-name="P517"><text:span text:style-name="T517_1">}</text:span></text:p>
      <text:p text:style-name="P518"/>
      <text:p text:style-name="P5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